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453000002318ABBF22D.png" manifest:media-type="image/png"/>
  <manifest:file-entry manifest:full-path="Pictures/1000000100000311000000F9426DB007.png" manifest:media-type="image/png"/>
  <manifest:file-entry manifest:full-path="Pictures/100000010000017C0000025DC52B7E68.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17.59cm" table:align="margins"/>
    </style:style>
    <style:style style:name="Table1.A" style:family="table-column">
      <style:table-column-properties style:column-width="17.59cm" style:rel-column-width="65535*"/>
    </style:style>
    <style:style style:name="Table1.A1" style:family="table-cell">
      <style:table-cell-properties fo:padding="0.097cm" fo:border="0.5pt solid #000000"/>
    </style:style>
    <style:style style:name="Table2" style:family="table">
      <style:table-properties style:width="17.59cm" table:align="margins"/>
    </style:style>
    <style:style style:name="Table2.A" style:family="table-column">
      <style:table-column-properties style:column-width="17.59cm" style:rel-column-width="65535*"/>
    </style:style>
    <style:style style:name="Table2.A1" style:family="table-cell">
      <style:table-cell-properties fo:padding="0.097cm" fo:border="0.5pt solid #000000"/>
    </style:style>
    <style:style style:name="Table3" style:family="table">
      <style:table-properties style:width="17.59cm" table:align="margins"/>
    </style:style>
    <style:style style:name="Table3.A" style:family="table-column">
      <style:table-column-properties style:column-width="17.59cm" style:rel-column-width="65535*"/>
    </style:style>
    <style:style style:name="Table3.A1" style:family="table-cell">
      <style:table-cell-properties fo:padding="0.097cm" fo:border="0.5pt solid #000000"/>
    </style:style>
    <style:style style:name="Table4" style:family="table">
      <style:table-properties style:width="17.59cm" table:align="margins"/>
    </style:style>
    <style:style style:name="Table4.A" style:family="table-column">
      <style:table-column-properties style:column-width="17.59cm" style:rel-column-width="65535*"/>
    </style:style>
    <style:style style:name="Table4.A1" style:family="table-cell">
      <style:table-cell-properties fo:padding="0.097cm" fo:border="0.5pt solid #000000"/>
    </style:style>
    <style:style style:name="Table6" style:family="table">
      <style:table-properties style:width="17.59cm" table:align="margins"/>
    </style:style>
    <style:style style:name="Table6.A" style:family="table-column">
      <style:table-column-properties style:column-width="17.59cm" style:rel-column-width="65535*"/>
    </style:style>
    <style:style style:name="Table6.A1" style:family="table-cell">
      <style:table-cell-properties fo:padding="0.097cm" fo:border="0.5pt solid #000000"/>
    </style:style>
    <style:style style:name="Table7" style:family="table">
      <style:table-properties style:width="17.59cm" table:align="margins"/>
    </style:style>
    <style:style style:name="Table7.A" style:family="table-column">
      <style:table-column-properties style:column-width="17.59cm" style:rel-column-width="65535*"/>
    </style:style>
    <style:style style:name="Table7.A1" style:family="table-cell">
      <style:table-cell-properties fo:padding="0.097cm" fo:border="0.5pt solid #000000"/>
    </style:style>
    <style:style style:name="Table8" style:family="table">
      <style:table-properties style:width="17.59cm" table:align="margins"/>
    </style:style>
    <style:style style:name="Table8.A" style:family="table-column">
      <style:table-column-properties style:column-width="17.59cm" style:rel-column-width="65535*"/>
    </style:style>
    <style:style style:name="Table8.A1" style:family="table-cell">
      <style:table-cell-properties fo:padding="0.097cm" fo:border="0.5pt solid #000000"/>
    </style:style>
    <style:style style:name="Table5" style:family="table">
      <style:table-properties style:width="17.59cm" table:align="margins"/>
    </style:style>
    <style:style style:name="Table5.A" style:family="table-column">
      <style:table-column-properties style:column-width="17.59cm" style:rel-column-width="65535*"/>
    </style:style>
    <style:style style:name="Table5.A1" style:family="table-cell">
      <style:table-cell-properties fo:padding="0.097cm" fo:border="0.5pt solid #000000"/>
    </style:style>
    <style:style style:name="Table9" style:family="table">
      <style:table-properties style:width="17.59cm" table:align="margins"/>
    </style:style>
    <style:style style:name="Table9.A" style:family="table-column">
      <style:table-column-properties style:column-width="17.59cm" style:rel-column-width="65535*"/>
    </style:style>
    <style:style style:name="Table9.A1" style:family="table-cell">
      <style:table-cell-properties fo:padding="0.097cm" fo:border="0.5pt solid #000000"/>
    </style:style>
    <style:style style:name="Table11" style:family="table">
      <style:table-properties style:width="17.59cm" table:align="margins"/>
    </style:style>
    <style:style style:name="Table11.A" style:family="table-column">
      <style:table-column-properties style:column-width="17.59cm" style:rel-column-width="65535*"/>
    </style:style>
    <style:style style:name="Table11.A1" style:family="table-cell">
      <style:table-cell-properties fo:padding="0.097cm" fo:border="0.5pt solid #000000"/>
    </style:style>
    <style:style style:name="Table10" style:family="table">
      <style:table-properties style:width="17.59cm" table:align="margins"/>
    </style:style>
    <style:style style:name="Table10.A" style:family="table-column">
      <style:table-column-properties style:column-width="17.59cm" style:rel-column-width="65535*"/>
    </style:style>
    <style:style style:name="Table10.A1" style:family="table-cell">
      <style:table-cell-properties fo:padding="0.097cm" fo:border="0.5pt solid #000000"/>
    </style:style>
    <style:style style:name="Table12" style:family="table">
      <style:table-properties style:width="17.59cm" table:align="margins"/>
    </style:style>
    <style:style style:name="Table12.A" style:family="table-column">
      <style:table-column-properties style:column-width="17.59cm" style:rel-column-width="65535*"/>
    </style:style>
    <style:style style:name="Table12.A1" style:family="table-cell">
      <style:table-cell-properties fo:padding="0.097cm" fo:border="0.5pt solid #000000"/>
    </style:style>
    <style:style style:name="Table13" style:family="table">
      <style:table-properties style:width="17.59cm" table:align="margins"/>
    </style:style>
    <style:style style:name="Table13.A" style:family="table-column">
      <style:table-column-properties style:column-width="17.59cm" style:rel-column-width="65535*"/>
    </style:style>
    <style:style style:name="Table13.1" style:family="table-row">
      <style:table-row-properties style:min-row-height="3.995cm"/>
    </style:style>
    <style:style style:name="Table13.A1" style:family="table-cell">
      <style:table-cell-properties fo:padding="0.097cm" fo:border="0.5pt solid #000000"/>
    </style:style>
    <style:style style:name="Table14" style:family="table">
      <style:table-properties style:width="17.59cm" table:align="margins"/>
    </style:style>
    <style:style style:name="Table14.A" style:family="table-column">
      <style:table-column-properties style:column-width="17.59cm" style:rel-column-width="65535*"/>
    </style:style>
    <style:style style:name="Table14.A1" style:family="table-cell">
      <style:table-cell-properties fo:padding="0.097cm" fo:border="0.5pt solid #000000"/>
    </style:style>
    <style:style style:name="Table15" style:family="table">
      <style:table-properties style:width="17.59cm" table:align="margins"/>
    </style:style>
    <style:style style:name="Table15.A" style:family="table-column">
      <style:table-column-properties style:column-width="17.59cm" style:rel-column-width="65535*"/>
    </style:style>
    <style:style style:name="Table15.A1" style:family="table-cell">
      <style:table-cell-properties fo:padding="0.097cm" fo:border="0.5pt solid #000000"/>
    </style:style>
    <style:style style:name="Table16" style:family="table">
      <style:table-properties style:width="17.59cm" table:align="margins"/>
    </style:style>
    <style:style style:name="Table16.A" style:family="table-column">
      <style:table-column-properties style:column-width="17.59cm" style:rel-column-width="65535*"/>
    </style:style>
    <style:style style:name="Table16.A1" style:family="table-cell">
      <style:table-cell-properties fo:padding="0.097cm" fo:border="0.5pt solid #000000"/>
    </style:style>
    <style:style style:name="Table18" style:family="table">
      <style:table-properties style:width="17.59cm" table:align="margins"/>
    </style:style>
    <style:style style:name="Table18.A" style:family="table-column">
      <style:table-column-properties style:column-width="17.59cm" style:rel-column-width="65535*"/>
    </style:style>
    <style:style style:name="Table18.A1" style:family="table-cell">
      <style:table-cell-properties fo:padding="0.097cm" fo:border="0.5pt solid #000000"/>
    </style:style>
    <style:style style:name="Table17" style:family="table">
      <style:table-properties style:width="17.59cm" table:align="margins"/>
    </style:style>
    <style:style style:name="Table17.A" style:family="table-column">
      <style:table-column-properties style:column-width="17.59cm" style:rel-column-width="65535*"/>
    </style:style>
    <style:style style:name="Table17.A1" style:family="table-cell">
      <style:table-cell-properties fo:padding="0.097cm" fo:border="0.5pt solid #000000"/>
    </style:style>
    <style:style style:name="Table19" style:family="table">
      <style:table-properties style:width="17.59cm" table:align="margins"/>
    </style:style>
    <style:style style:name="Table19.A" style:family="table-column">
      <style:table-column-properties style:column-width="17.59cm" style:rel-column-width="65535*"/>
    </style:style>
    <style:style style:name="Table19.1" style:family="table-row">
      <style:table-row-properties style:min-row-height="0.794cm"/>
    </style:style>
    <style:style style:name="Table19.A1" style:family="table-cell">
      <style:table-cell-properties fo:padding="0.097cm" fo:border="0.5pt solid #000000"/>
    </style:style>
    <style:style style:name="Table20" style:family="table">
      <style:table-properties style:width="17.59cm" table:align="margins"/>
    </style:style>
    <style:style style:name="Table20.A" style:family="table-column">
      <style:table-column-properties style:column-width="17.59cm" style:rel-column-width="65535*"/>
    </style:style>
    <style:style style:name="Table20.A1" style:family="table-cell">
      <style:table-cell-properties fo:padding="0.097cm" fo:border="0.5pt solid #000000"/>
    </style:style>
    <style:style style:name="Table21" style:family="table">
      <style:table-properties style:width="17.59cm" table:align="margins"/>
    </style:style>
    <style:style style:name="Table21.A" style:family="table-column">
      <style:table-column-properties style:column-width="17.59cm" style:rel-column-width="65535*"/>
    </style:style>
    <style:style style:name="Table21.A1" style:family="table-cell">
      <style:table-cell-properties fo:padding="0.097cm" fo:border="0.5pt solid #000000"/>
    </style:style>
    <style:style style:name="Table22" style:family="table">
      <style:table-properties style:width="17.59cm" table:align="margins"/>
    </style:style>
    <style:style style:name="Table22.A" style:family="table-column">
      <style:table-column-properties style:column-width="17.59cm" style:rel-column-width="65535*"/>
    </style:style>
    <style:style style:name="Table22.A1" style:family="table-cell">
      <style:table-cell-properties fo:padding="0.097cm" fo:border="0.5pt solid #000000"/>
    </style:style>
    <style:style style:name="Table23" style:family="table">
      <style:table-properties style:width="17.59cm" table:align="margins"/>
    </style:style>
    <style:style style:name="Table23.A" style:family="table-column">
      <style:table-column-properties style:column-width="17.59cm" style:rel-column-width="65535*"/>
    </style:style>
    <style:style style:name="Table23.A1" style:family="table-cell">
      <style:table-cell-properties fo:padding="0.097cm" fo:border="0.5pt solid #000000"/>
    </style:style>
    <style:style style:name="Table24" style:family="table">
      <style:table-properties style:width="17.59cm" table:align="margins"/>
    </style:style>
    <style:style style:name="Table24.A" style:family="table-column">
      <style:table-column-properties style:column-width="17.59cm" style:rel-column-width="65535*"/>
    </style:style>
    <style:style style:name="Table24.A1" style:family="table-cell">
      <style:table-cell-properties fo:padding="0.097cm" fo:border="0.5pt solid #000000"/>
    </style:style>
    <style:style style:name="Table25" style:family="table">
      <style:table-properties style:width="17.59cm" table:align="margins"/>
    </style:style>
    <style:style style:name="Table25.A" style:family="table-column">
      <style:table-column-properties style:column-width="17.59cm" style:rel-column-width="9972*"/>
    </style:style>
    <style:style style:name="Table25.A1" style:family="table-cell">
      <style:table-cell-properties fo:padding="0.097cm" fo:border="0.5pt solid #000000"/>
    </style:style>
    <style:style style:name="Table26" style:family="table">
      <style:table-properties style:width="17.59cm" table:align="margins"/>
    </style:style>
    <style:style style:name="Table26.A" style:family="table-column">
      <style:table-column-properties style:column-width="17.59cm" style:rel-column-width="65535*"/>
    </style:style>
    <style:style style:name="Table26.A1" style:family="table-cell">
      <style:table-cell-properties fo:padding="0.097cm" fo:border="0.5pt solid #000000"/>
    </style:style>
    <style:style style:name="Table27" style:family="table">
      <style:table-properties style:width="17.59cm" table:align="margins"/>
    </style:style>
    <style:style style:name="Table27.A" style:family="table-column">
      <style:table-column-properties style:column-width="17.59cm" style:rel-column-width="65535*"/>
    </style:style>
    <style:style style:name="Table27.A1" style:family="table-cell">
      <style:table-cell-properties fo:padding="0.097cm" fo:border="0.5pt solid #000000"/>
    </style:style>
    <style:style style:name="Table28" style:family="table">
      <style:table-properties style:width="17.59cm" table:align="margins"/>
    </style:style>
    <style:style style:name="Table28.A" style:family="table-column">
      <style:table-column-properties style:column-width="17.59cm" style:rel-column-width="65535*"/>
    </style:style>
    <style:style style:name="Table28.A1" style:family="table-cell">
      <style:table-cell-properties fo:padding="0.097cm" fo:border="0.5pt solid #000000"/>
    </style:style>
    <style:style style:name="Table29" style:family="table">
      <style:table-properties style:width="17.59cm" table:align="margins"/>
    </style:style>
    <style:style style:name="Table29.A" style:family="table-column">
      <style:table-column-properties style:column-width="17.59cm" style:rel-column-width="65535*"/>
    </style:style>
    <style:style style:name="Table29.1" style:family="table-row">
      <style:table-row-properties style:min-row-height="9.208cm"/>
    </style:style>
    <style:style style:name="Table29.A1" style:family="table-cell">
      <style:table-cell-properties fo:padding="0.097cm" fo:border="0.5pt solid #000000"/>
    </style:style>
    <style:style style:name="Table30" style:family="table">
      <style:table-properties style:width="17.59cm" table:align="margins"/>
    </style:style>
    <style:style style:name="Table30.A" style:family="table-column">
      <style:table-column-properties style:column-width="17.59cm" style:rel-column-width="65535*"/>
    </style:style>
    <style:style style:name="Table30.A1" style:family="table-cell">
      <style:table-cell-properties fo:padding="0.097cm" fo:border="0.5pt solid #000000"/>
    </style:style>
    <style:style style:name="Table31" style:family="table">
      <style:table-properties style:width="17.59cm" table:align="margins"/>
    </style:style>
    <style:style style:name="Table31.A" style:family="table-column">
      <style:table-column-properties style:column-width="17.59cm" style:rel-column-width="65535*"/>
    </style:style>
    <style:style style:name="Table31.A1" style:family="table-cell">
      <style:table-cell-properties fo:padding="0.097cm" fo:border="0.5pt solid #000000"/>
    </style:style>
    <style:style style:name="Table32" style:family="table">
      <style:table-properties style:width="17.59cm" table:align="margins"/>
    </style:style>
    <style:style style:name="Table32.A" style:family="table-column">
      <style:table-column-properties style:column-width="17.59cm" style:rel-column-width="65535*"/>
    </style:style>
    <style:style style:name="Table32.A1" style:family="table-cell">
      <style:table-cell-properties fo:padding="0.097cm" fo:border="0.5pt solid #000000"/>
    </style:style>
    <style:style style:name="Table33" style:family="table">
      <style:table-properties style:width="17.59cm" table:align="margins"/>
    </style:style>
    <style:style style:name="Table33.A" style:family="table-column">
      <style:table-column-properties style:column-width="17.59cm" style:rel-column-width="65535*"/>
    </style:style>
    <style:style style:name="Table33.A1" style:family="table-cell">
      <style:table-cell-properties fo:padding="0.097cm" fo:border="0.5pt solid #000000"/>
    </style:style>
    <style:style style:name="Table34" style:family="table">
      <style:table-properties style:width="17.59cm" table:align="margins"/>
    </style:style>
    <style:style style:name="Table34.A" style:family="table-column">
      <style:table-column-properties style:column-width="17.59cm" style:rel-column-width="65535*"/>
    </style:style>
    <style:style style:name="Table34.A1" style:family="table-cell">
      <style:table-cell-properties fo:padding="0.097cm" fo:border="0.5pt solid #000000"/>
    </style:style>
    <style:style style:name="Table35" style:family="table">
      <style:table-properties style:width="17.59cm" table:align="margins"/>
    </style:style>
    <style:style style:name="Table35.A" style:family="table-column">
      <style:table-column-properties style:column-width="17.59cm" style:rel-column-width="65535*"/>
    </style:style>
    <style:style style:name="Table35.A1" style:family="table-cell">
      <style:table-cell-properties fo:padding="0.097cm" fo:border="0.5pt solid #000000"/>
    </style:style>
    <style:style style:name="Table36" style:family="table">
      <style:table-properties style:width="17.59cm" table:align="margins"/>
    </style:style>
    <style:style style:name="Table36.A" style:family="table-column">
      <style:table-column-properties style:column-width="17.59cm" style:rel-column-width="65535*"/>
    </style:style>
    <style:style style:name="Table36.A1" style:family="table-cell">
      <style:table-cell-properties fo:padding="0.097cm" fo:border="0.5pt solid #000000"/>
    </style:style>
    <style:style style:name="Table37" style:family="table">
      <style:table-properties style:width="17.59cm" table:align="margins"/>
    </style:style>
    <style:style style:name="Table37.A" style:family="table-column">
      <style:table-column-properties style:column-width="17.59cm" style:rel-column-width="65535*"/>
    </style:style>
    <style:style style:name="Table37.A1" style:family="table-cell">
      <style:table-cell-properties fo:padding="0.097cm" fo:border="0.5pt solid #000000"/>
    </style:style>
    <style:style style:name="Table38" style:family="table">
      <style:table-properties style:width="17.59cm" table:align="margins"/>
    </style:style>
    <style:style style:name="Table38.A" style:family="table-column">
      <style:table-column-properties style:column-width="17.59cm" style:rel-column-width="65535*"/>
    </style:style>
    <style:style style:name="Table38.A1" style:family="table-cell">
      <style:table-cell-properties fo:padding="0.097cm" fo:border="0.5pt solid #000000"/>
    </style:style>
    <style:style style:name="Table39" style:family="table">
      <style:table-properties style:width="17.59cm" table:align="margins"/>
    </style:style>
    <style:style style:name="Table39.A" style:family="table-column">
      <style:table-column-properties style:column-width="17.59cm" style:rel-column-width="65535*"/>
    </style:style>
    <style:style style:name="Table39.A1" style:family="table-cell">
      <style:table-cell-properties fo:padding="0.097cm" fo:border="0.5pt solid #000000"/>
    </style:style>
    <style:style style:name="Table40" style:family="table">
      <style:table-properties style:width="17.59cm" table:align="margins"/>
    </style:style>
    <style:style style:name="Table40.A" style:family="table-column">
      <style:table-column-properties style:column-width="17.59cm" style:rel-column-width="65535*"/>
    </style:style>
    <style:style style:name="Table40.A1" style:family="table-cell">
      <style:table-cell-properties fo:padding="0.097cm" fo:border="0.5pt solid #000000"/>
    </style:style>
    <style:style style:name="Table41" style:family="table">
      <style:table-properties style:width="17.59cm" table:align="margins"/>
    </style:style>
    <style:style style:name="Table41.A" style:family="table-column">
      <style:table-column-properties style:column-width="17.59cm" style:rel-column-width="65535*"/>
    </style:style>
    <style:style style:name="Table41.A1" style:family="table-cell">
      <style:table-cell-properties fo:padding="0.097cm" fo:border="0.5pt solid #000000"/>
    </style:style>
    <style:style style:name="Table42" style:family="table">
      <style:table-properties style:width="17.59cm" table:align="margins"/>
    </style:style>
    <style:style style:name="Table42.A" style:family="table-column">
      <style:table-column-properties style:column-width="17.59cm" style:rel-column-width="65535*"/>
    </style:style>
    <style:style style:name="Table42.A1" style:family="table-cell">
      <style:table-cell-properties fo:padding="0.097cm" fo:border="0.5pt solid #000000"/>
    </style:style>
    <style:style style:name="Table43" style:family="table">
      <style:table-properties style:width="17.59cm" table:align="margins"/>
    </style:style>
    <style:style style:name="Table43.A" style:family="table-column">
      <style:table-column-properties style:column-width="17.59cm" style:rel-column-width="65535*"/>
    </style:style>
    <style:style style:name="Table43.A1" style:family="table-cell">
      <style:table-cell-properties fo:padding="0.097cm" fo:border="0.5pt solid #000000"/>
    </style:style>
    <style:style style:name="Table44" style:family="table">
      <style:table-properties style:width="17.59cm" table:align="margins"/>
    </style:style>
    <style:style style:name="Table44.A" style:family="table-column">
      <style:table-column-properties style:column-width="17.59cm" style:rel-column-width="65535*"/>
    </style:style>
    <style:style style:name="Table44.A1" style:family="table-cell">
      <style:table-cell-properties fo:padding="0.097cm" fo:border="0.5pt solid #000000"/>
    </style:style>
    <style:style style:name="Table45" style:family="table">
      <style:table-properties style:width="17.59cm" table:align="margins"/>
    </style:style>
    <style:style style:name="Table45.A" style:family="table-column">
      <style:table-column-properties style:column-width="17.59cm" style:rel-column-width="65535*"/>
    </style:style>
    <style:style style:name="Table45.1" style:family="table-row">
      <style:table-row-properties style:min-row-height="0.609cm"/>
    </style:style>
    <style:style style:name="Table45.A1" style:family="table-cell">
      <style:table-cell-properties fo:padding="0.097cm" fo:border="0.5pt solid #000000"/>
    </style:style>
    <style:style style:name="Table46" style:family="table">
      <style:table-properties style:width="17.59cm" table:align="margins"/>
    </style:style>
    <style:style style:name="Table46.A" style:family="table-column">
      <style:table-column-properties style:column-width="17.59cm" style:rel-column-width="65535*"/>
    </style:style>
    <style:style style:name="Table46.A1" style:family="table-cell">
      <style:table-cell-properties fo:padding="0.097cm" fo:border="0.5pt solid #000000"/>
    </style:style>
    <style:style style:name="Table47" style:family="table">
      <style:table-properties style:width="17.59cm" table:align="margins"/>
    </style:style>
    <style:style style:name="Table47.A" style:family="table-column">
      <style:table-column-properties style:column-width="17.59cm" style:rel-column-width="65535*"/>
    </style:style>
    <style:style style:name="Table47.A1" style:family="table-cell">
      <style:table-cell-properties fo:padding="0.097cm" fo:border="0.5pt solid #000000"/>
    </style:style>
    <style:style style:name="Table48" style:family="table">
      <style:table-properties style:width="17.59cm" table:align="margins"/>
    </style:style>
    <style:style style:name="Table48.A" style:family="table-column">
      <style:table-column-properties style:column-width="17.59cm" style:rel-column-width="65535*"/>
    </style:style>
    <style:style style:name="Table48.A1" style:family="table-cell">
      <style:table-cell-properties fo:padding="0.097cm" fo:border="0.5pt solid #000000"/>
    </style:style>
    <style:style style:name="Table49" style:family="table">
      <style:table-properties style:width="17.59cm" table:align="margins"/>
    </style:style>
    <style:style style:name="Table49.A" style:family="table-column">
      <style:table-column-properties style:column-width="17.59cm" style:rel-column-width="65535*"/>
    </style:style>
    <style:style style:name="Table49.A1" style:family="table-cell">
      <style:table-cell-properties fo:padding="0.097cm" fo:border="0.5pt solid #000000"/>
    </style:style>
    <style:style style:name="Table50" style:family="table">
      <style:table-properties style:width="17.59cm" table:align="margins"/>
    </style:style>
    <style:style style:name="Table50.A" style:family="table-column">
      <style:table-column-properties style:column-width="17.59cm" style:rel-column-width="65535*"/>
    </style:style>
    <style:style style:name="Table50.A1" style:family="table-cell">
      <style:table-cell-properties fo:padding="0.097cm" fo:border="0.5pt solid #000000"/>
    </style:style>
    <style:style style:name="Table51" style:family="table">
      <style:table-properties style:width="17.59cm" table:align="margins"/>
    </style:style>
    <style:style style:name="Table51.A" style:family="table-column">
      <style:table-column-properties style:column-width="17.59cm" style:rel-column-width="65535*"/>
    </style:style>
    <style:style style:name="Table51.A1" style:family="table-cell">
      <style:table-cell-properties fo:padding="0.097cm" fo:border="0.5pt solid #000000"/>
    </style:style>
    <style:style style:name="Table52" style:family="table">
      <style:table-properties style:width="17.59cm" table:align="margins"/>
    </style:style>
    <style:style style:name="Table52.A" style:family="table-column">
      <style:table-column-properties style:column-width="17.59cm" style:rel-column-width="65535*"/>
    </style:style>
    <style:style style:name="Table52.A1" style:family="table-cell">
      <style:table-cell-properties fo:padding="0.097cm" fo:border="0.5pt solid #000000"/>
    </style:style>
    <style:style style:name="Table53" style:family="table">
      <style:table-properties style:width="17.59cm" table:align="margins"/>
    </style:style>
    <style:style style:name="Table53.A" style:family="table-column">
      <style:table-column-properties style:column-width="17.59cm" style:rel-column-width="65535*"/>
    </style:style>
    <style:style style:name="Table53.A1" style:family="table-cell">
      <style:table-cell-properties fo:padding="0.097cm" fo:border="0.5pt solid #000000"/>
    </style:style>
    <style:style style:name="Table54" style:family="table">
      <style:table-properties style:width="17.59cm" table:align="margins"/>
    </style:style>
    <style:style style:name="Table54.A" style:family="table-column">
      <style:table-column-properties style:column-width="17.59cm" style:rel-column-width="65535*"/>
    </style:style>
    <style:style style:name="Table54.A1" style:family="table-cell">
      <style:table-cell-properties fo:padding="0.097cm" fo:border="0.5pt solid #000000"/>
    </style:style>
    <style:style style:name="Table55" style:family="table">
      <style:table-properties style:width="17.59cm" table:align="margins"/>
    </style:style>
    <style:style style:name="Table55.A" style:family="table-column">
      <style:table-column-properties style:column-width="17.59cm" style:rel-column-width="65535*"/>
    </style:style>
    <style:style style:name="Table55.A1" style:family="table-cell">
      <style:table-cell-properties fo:padding="0.097cm" fo:border="0.5pt solid #000000"/>
    </style:style>
    <style:style style:name="Table56" style:family="table">
      <style:table-properties style:width="17.59cm" table:align="margins"/>
    </style:style>
    <style:style style:name="Table56.A" style:family="table-column">
      <style:table-column-properties style:column-width="17.59cm" style:rel-column-width="65535*"/>
    </style:style>
    <style:style style:name="Table56.A1" style:family="table-cell">
      <style:table-cell-properties fo:padding="0.097cm" fo:border="0.5pt solid #000000"/>
    </style:style>
    <style:style style:name="Table57" style:family="table">
      <style:table-properties style:width="17.59cm" table:align="margins"/>
    </style:style>
    <style:style style:name="Table57.A" style:family="table-column">
      <style:table-column-properties style:column-width="17.59cm" style:rel-column-width="65535*"/>
    </style:style>
    <style:style style:name="Table57.A1" style:family="table-cell">
      <style:table-cell-properties fo:padding="0.097cm" fo:border="0.5pt solid #000000"/>
    </style:style>
    <style:style style:name="P1" style:family="paragraph" style:parent-style-name="Title">
      <style:text-properties fo:language="en" fo:country="US" officeooo:rsid="000ca5aa" officeooo:paragraph-rsid="000ca5aa"/>
    </style:style>
    <style:style style:name="P2" style:family="paragraph" style:parent-style-name="Text_20_body">
      <style:text-properties fo:language="en" fo:country="US" officeooo:rsid="000ca5aa" officeooo:paragraph-rsid="000ca5aa"/>
    </style:style>
    <style:style style:name="P3" style:family="paragraph" style:parent-style-name="Contents_20_Heading">
      <style:paragraph-properties fo:break-before="page"/>
    </style:style>
    <style:style style:name="P4" style:family="paragraph" style:parent-style-name="Contents_20_2">
      <style:paragraph-properties>
        <style:tab-stops>
          <style:tab-stop style:position="17.089cm" style:type="right" style:leader-style="dotted" style:leader-text="."/>
        </style:tab-stops>
      </style:paragraph-properties>
    </style:style>
    <style:style style:name="P5" style:family="paragraph" style:parent-style-name="Heading_20_1">
      <style:text-properties fo:language="en" fo:country="US" officeooo:rsid="000ca5aa" officeooo:paragraph-rsid="000ca5aa"/>
    </style:style>
    <style:style style:name="P6" style:family="paragraph" style:parent-style-name="Heading_20_2">
      <style:paragraph-properties fo:break-before="page"/>
      <style:text-properties fo:language="en" fo:country="US" officeooo:rsid="000ca5aa" officeooo:paragraph-rsid="000ca5aa"/>
    </style:style>
    <style:style style:name="P7" style:family="paragraph" style:parent-style-name="Text_20_body">
      <style:text-properties fo:language="en" fo:country="US" officeooo:rsid="000f7c0d" officeooo:paragraph-rsid="000f7c0d"/>
    </style:style>
    <style:style style:name="P8" style:family="paragraph" style:parent-style-name="Text_20_body">
      <style:text-properties fo:language="en" fo:country="US" officeooo:rsid="00125979" officeooo:paragraph-rsid="00125979"/>
    </style:style>
    <style:style style:name="P9" style:family="paragraph" style:parent-style-name="Text_20_body">
      <style:text-properties fo:language="en" fo:country="US" officeooo:rsid="000ca5aa" officeooo:paragraph-rsid="001846b6"/>
    </style:style>
    <style:style style:name="P10" style:family="paragraph" style:parent-style-name="Text_20_body">
      <style:text-properties fo:language="en" fo:country="US" officeooo:rsid="00175c15" officeooo:paragraph-rsid="00175c15"/>
    </style:style>
    <style:style style:name="P11" style:family="paragraph" style:parent-style-name="Text_20_body">
      <style:paragraph-properties fo:break-before="page"/>
      <style:text-properties fo:language="en" fo:country="US" officeooo:rsid="001846b6" officeooo:paragraph-rsid="001846b6"/>
    </style:style>
    <style:style style:name="P12" style:family="paragraph" style:parent-style-name="Standard">
      <loext:graphic-properties draw:fill="solid" draw:fill-color="#1e1f22"/>
      <style:paragraph-properties fo:background-color="#1e1f22" fo:padding="0cm" fo:border="none" style:shadow="none"/>
    </style:style>
    <style:style style:name="P13" style:family="paragraph" style:parent-style-name="Text_20_body">
      <style:text-properties fo:language="en" fo:country="US" officeooo:rsid="0019951a" officeooo:paragraph-rsid="0019951a"/>
    </style:style>
    <style:style style:name="P14" style:family="paragraph" style:parent-style-name="Text_20_body">
      <style:text-properties fo:language="en" fo:country="US" officeooo:rsid="001a3490" officeooo:paragraph-rsid="001a3490"/>
    </style:style>
    <style:style style:name="P15" style:family="paragraph" style:parent-style-name="Text_20_body">
      <style:text-properties fo:language="en" fo:country="US" fo:font-weight="bold" officeooo:rsid="001a3490" officeooo:paragraph-rsid="001a3490" style:font-weight-asian="bold" style:font-weight-complex="bold"/>
    </style:style>
    <style:style style:name="P16" style:family="paragraph" style:parent-style-name="Text_20_body">
      <style:text-properties fo:language="en" fo:country="US" fo:font-weight="bold" officeooo:rsid="001a75e4" officeooo:paragraph-rsid="001a75e4" style:font-weight-asian="bold" style:font-weight-complex="bold"/>
    </style:style>
    <style:style style:name="P17" style:family="paragraph" style:parent-style-name="Text_20_body">
      <style:text-properties fo:language="en" fo:country="US" officeooo:rsid="001a75e4" officeooo:paragraph-rsid="001a75e4"/>
    </style:style>
    <style:style style:name="P18" style:family="paragraph" style:parent-style-name="Text_20_body">
      <style:text-properties fo:language="en" fo:country="US" officeooo:rsid="001c3dec" officeooo:paragraph-rsid="001c3dec"/>
    </style:style>
    <style:style style:name="P19" style:family="paragraph" style:parent-style-name="Heading_20_2" style:list-style-name="">
      <style:text-properties officeooo:rsid="001c3dec" officeooo:paragraph-rsid="001c3dec"/>
    </style:style>
    <style:style style:name="P20" style:family="paragraph" style:parent-style-name="Heading_20_2">
      <style:paragraph-properties fo:break-before="page"/>
      <style:text-properties officeooo:rsid="001c3dec" officeooo:paragraph-rsid="001c3dec"/>
    </style:style>
    <style:style style:name="P21" style:family="paragraph" style:parent-style-name="Text_20_body">
      <style:text-properties officeooo:rsid="001c3dec" officeooo:paragraph-rsid="001c3dec"/>
    </style:style>
    <style:style style:name="P22" style:family="paragraph" style:parent-style-name="Text_20_body">
      <style:text-properties officeooo:rsid="001e1b9c" officeooo:paragraph-rsid="001e1b9c"/>
    </style:style>
    <style:style style:name="P23" style:family="paragraph" style:parent-style-name="Heading_20_2" style:list-style-name="">
      <style:text-properties officeooo:rsid="001f6008" officeooo:paragraph-rsid="001f6008"/>
    </style:style>
    <style:style style:name="P24" style:family="paragraph" style:parent-style-name="Heading_20_2">
      <style:paragraph-properties fo:break-before="page"/>
      <style:text-properties officeooo:rsid="001f6008" officeooo:paragraph-rsid="001f6008"/>
    </style:style>
    <style:style style:name="P25" style:family="paragraph" style:parent-style-name="Text_20_body">
      <style:text-properties officeooo:rsid="001f6008" officeooo:paragraph-rsid="001f6008"/>
    </style:style>
    <style:style style:name="P26" style:family="paragraph" style:parent-style-name="Text_20_body">
      <style:text-properties officeooo:rsid="00213867" officeooo:paragraph-rsid="00213867"/>
    </style:style>
    <style:style style:name="P27" style:family="paragraph" style:parent-style-name="Text_20_body">
      <style:text-properties officeooo:rsid="0022ca49" officeooo:paragraph-rsid="0022ca49"/>
    </style:style>
    <style:style style:name="P28" style:family="paragraph" style:parent-style-name="Text_20_body">
      <style:paragraph-properties fo:text-align="center" style:justify-single-word="false"/>
      <style:text-properties officeooo:rsid="0022ca49" officeooo:paragraph-rsid="0022ca49"/>
    </style:style>
    <style:style style:name="P29" style:family="paragraph" style:parent-style-name="Text_20_body">
      <style:text-properties officeooo:rsid="0026d3f1" officeooo:paragraph-rsid="0026d3f1"/>
    </style:style>
    <style:style style:name="P30" style:family="paragraph" style:parent-style-name="Text_20_body">
      <style:text-properties style:text-underline-style="solid" style:text-underline-width="auto" style:text-underline-color="font-color" officeooo:rsid="0026d3f1" officeooo:paragraph-rsid="0026d3f1"/>
    </style:style>
    <style:style style:name="P31" style:family="paragraph" style:parent-style-name="Text_20_body">
      <style:text-properties officeooo:rsid="0025c913" officeooo:paragraph-rsid="0025c913"/>
    </style:style>
    <style:style style:name="P32" style:family="paragraph" style:parent-style-name="Text_20_body">
      <style:paragraph-properties fo:text-align="center" style:justify-single-word="false"/>
      <style:text-properties officeooo:rsid="0025c913" officeooo:paragraph-rsid="0025c913"/>
    </style:style>
    <style:style style:name="P33" style:family="paragraph" style:parent-style-name="Text_20_body">
      <style:paragraph-properties fo:text-align="center" style:justify-single-word="false"/>
      <style:text-properties fo:font-size="8pt" officeooo:rsid="0025c913" officeooo:paragraph-rsid="0025c913" style:font-size-asian="8pt" style:font-size-complex="8pt"/>
    </style:style>
    <style:style style:name="P34" style:family="paragraph" style:parent-style-name="Text_20_body">
      <style:text-properties style:text-underline-style="solid" style:text-underline-width="auto" style:text-underline-color="font-color" officeooo:rsid="0025c913" officeooo:paragraph-rsid="0026d3f1"/>
    </style:style>
    <style:style style:name="P35" style:family="paragraph" style:parent-style-name="Text_20_body">
      <style:paragraph-properties fo:break-before="page"/>
      <style:text-properties style:text-underline-style="solid" style:text-underline-width="auto" style:text-underline-color="font-color" officeooo:rsid="0025c913" officeooo:paragraph-rsid="0026d3f1"/>
    </style:style>
    <style:style style:name="P36" style:family="paragraph" style:parent-style-name="Text_20_body">
      <style:text-properties style:text-underline-style="none" officeooo:rsid="00288835" officeooo:paragraph-rsid="00288835"/>
    </style:style>
    <style:style style:name="P37" style:family="paragraph" style:parent-style-name="Text_20_body">
      <style:paragraph-properties fo:text-align="center" style:justify-single-word="false"/>
      <style:text-properties style:text-underline-style="none" officeooo:rsid="00288835" officeooo:paragraph-rsid="00288835"/>
    </style:style>
    <style:style style:name="P38" style:family="paragraph" style:parent-style-name="Text_20_body">
      <style:paragraph-properties fo:text-align="start" style:justify-single-word="false"/>
      <style:text-properties style:text-underline-style="none" officeooo:rsid="002a2c8e" officeooo:paragraph-rsid="002a2c8e"/>
    </style:style>
    <style:style style:name="P39" style:family="paragraph" style:parent-style-name="Heading_20_2" style:list-style-name="">
      <style:text-properties officeooo:rsid="002b1184" officeooo:paragraph-rsid="002b1184"/>
    </style:style>
    <style:style style:name="P40" style:family="paragraph" style:parent-style-name="Heading_20_2">
      <style:paragraph-properties fo:break-before="page"/>
      <style:text-properties officeooo:rsid="002b1184" officeooo:paragraph-rsid="002b1184"/>
    </style:style>
    <style:style style:name="P41" style:family="paragraph" style:parent-style-name="Text_20_body">
      <style:text-properties officeooo:rsid="002b1184" officeooo:paragraph-rsid="002b1184"/>
    </style:style>
    <style:style style:name="P42" style:family="paragraph" style:parent-style-name="Text_20_body">
      <style:text-properties officeooo:rsid="002c146f" officeooo:paragraph-rsid="002c146f"/>
    </style:style>
    <style:style style:name="P43" style:family="paragraph" style:parent-style-name="Text_20_body">
      <style:text-properties officeooo:rsid="002c2ab4" officeooo:paragraph-rsid="002c2ab4"/>
    </style:style>
    <style:style style:name="P44" style:family="paragraph" style:parent-style-name="Heading_20_2">
      <style:paragraph-properties fo:break-before="page"/>
      <style:text-properties officeooo:rsid="002d27e0" officeooo:paragraph-rsid="002d27e0"/>
    </style:style>
    <style:style style:name="P45" style:family="paragraph" style:parent-style-name="Text_20_body">
      <style:text-properties officeooo:rsid="002d27e0" officeooo:paragraph-rsid="002d27e0"/>
    </style:style>
    <style:style style:name="P46" style:family="paragraph" style:parent-style-name="Text_20_body">
      <style:text-properties officeooo:rsid="002df1c9" officeooo:paragraph-rsid="002df1c9"/>
    </style:style>
    <style:style style:name="P47" style:family="paragraph" style:parent-style-name="Text_20_body">
      <style:paragraph-properties fo:text-align="center" style:justify-single-word="false"/>
      <style:text-properties officeooo:rsid="002df1c9" officeooo:paragraph-rsid="002df1c9"/>
    </style:style>
    <style:style style:name="P48" style:family="paragraph" style:parent-style-name="Heading_20_2" style:list-style-name="">
      <style:text-properties officeooo:rsid="002df1c9" officeooo:paragraph-rsid="002df1c9"/>
    </style:style>
    <style:style style:name="P49" style:family="paragraph" style:parent-style-name="Heading_20_2">
      <style:paragraph-properties fo:break-before="page"/>
      <style:text-properties officeooo:rsid="002df1c9" officeooo:paragraph-rsid="002df1c9"/>
    </style:style>
    <style:style style:name="P50" style:family="paragraph" style:parent-style-name="Text_20_body">
      <style:text-properties style:text-underline-style="solid" style:text-underline-width="auto" style:text-underline-color="font-color" officeooo:rsid="002f1362" officeooo:paragraph-rsid="002f1362"/>
    </style:style>
    <style:style style:name="P51" style:family="paragraph" style:parent-style-name="Text_20_body">
      <style:text-properties style:text-underline-style="none" officeooo:rsid="002f1362" officeooo:paragraph-rsid="002f1362"/>
    </style:style>
    <style:style style:name="P52" style:family="paragraph" style:parent-style-name="Text_20_body">
      <style:paragraph-properties fo:text-align="center" style:justify-single-word="false"/>
      <style:text-properties style:text-underline-style="none" officeooo:rsid="002f1362" officeooo:paragraph-rsid="002f1362"/>
    </style:style>
    <style:style style:name="P53" style:family="paragraph" style:parent-style-name="Text_20_body">
      <style:text-properties officeooo:rsid="002f1362" officeooo:paragraph-rsid="002f1362"/>
    </style:style>
    <style:style style:name="P54" style:family="paragraph" style:parent-style-name="Heading_20_2" style:list-style-name="">
      <style:text-properties officeooo:rsid="00315c27" officeooo:paragraph-rsid="00315c27"/>
    </style:style>
    <style:style style:name="P55" style:family="paragraph" style:parent-style-name="Heading_20_2">
      <style:paragraph-properties fo:break-before="page"/>
      <style:text-properties officeooo:rsid="00315c27" officeooo:paragraph-rsid="00315c27"/>
    </style:style>
    <style:style style:name="P56" style:family="paragraph" style:parent-style-name="Text_20_body">
      <style:text-properties officeooo:rsid="00315c27" officeooo:paragraph-rsid="00315c27"/>
    </style:style>
    <style:style style:name="P57" style:family="paragraph" style:parent-style-name="Text_20_body">
      <style:text-properties officeooo:rsid="0031b095" officeooo:paragraph-rsid="0031b095"/>
    </style:style>
    <style:style style:name="P58" style:family="paragraph" style:parent-style-name="Heading_20_2">
      <style:text-properties officeooo:rsid="0032a545" officeooo:paragraph-rsid="0032a545"/>
    </style:style>
    <style:style style:name="P59" style:family="paragraph" style:parent-style-name="Text_20_body">
      <style:text-properties officeooo:rsid="0032a545" officeooo:paragraph-rsid="0032a545"/>
    </style:style>
    <style:style style:name="P60" style:family="paragraph" style:parent-style-name="Text_20_body">
      <style:paragraph-properties fo:text-align="center" style:justify-single-word="false"/>
      <style:text-properties officeooo:rsid="0032a545" officeooo:paragraph-rsid="0032a545"/>
    </style:style>
    <style:style style:name="P61" style:family="paragraph" style:parent-style-name="Text_20_body">
      <style:text-properties officeooo:rsid="0033be2a" officeooo:paragraph-rsid="0033be2a"/>
    </style:style>
    <style:style style:name="P62" style:family="paragraph" style:parent-style-name="Text_20_body">
      <style:text-properties officeooo:rsid="0034f4d2" officeooo:paragraph-rsid="0034f4d2"/>
    </style:style>
    <style:style style:name="P63" style:family="paragraph" style:parent-style-name="Text_20_body">
      <style:text-properties officeooo:rsid="00368013" officeooo:paragraph-rsid="00368013"/>
    </style:style>
    <style:style style:name="P64" style:family="paragraph" style:parent-style-name="Text_20_body">
      <style:text-properties officeooo:rsid="0036efbd" officeooo:paragraph-rsid="0036efbd"/>
    </style:style>
    <style:style style:name="P65" style:family="paragraph" style:parent-style-name="Standard">
      <loext:graphic-properties draw:fill="solid" draw:fill-color="#1e1f22"/>
      <style:paragraph-properties fo:background-color="#1e1f22" fo:padding="0cm" fo:border="none" style:shadow="none"/>
      <style:text-properties fo:color="#bcbec4" loext:opacity="100%" style:font-name="JetBrains Mono" fo:font-size="10pt" fo:font-style="normal" fo:font-weight="normal" officeooo:rsid="0036efbd" officeooo:paragraph-rsid="0036efbd" style:font-size-asian="10pt" style:font-style-asian="normal" style:font-weight-asian="normal"/>
    </style:style>
    <style:style style:name="P66" style:family="paragraph" style:parent-style-name="Text_20_body">
      <style:paragraph-properties fo:break-before="page"/>
      <style:text-properties officeooo:rsid="0036efbd" officeooo:paragraph-rsid="0036efbd"/>
    </style:style>
    <style:style style:name="P67" style:family="paragraph" style:parent-style-name="Heading_20_2" style:list-style-name="">
      <style:text-properties officeooo:rsid="0036efbd" officeooo:paragraph-rsid="0036efbd"/>
    </style:style>
    <style:style style:name="P68" style:family="paragraph" style:parent-style-name="Heading_20_2">
      <style:paragraph-properties fo:break-before="page"/>
      <style:text-properties officeooo:rsid="0036efbd" officeooo:paragraph-rsid="0036efbd"/>
    </style:style>
    <style:style style:name="P69" style:family="paragraph" style:parent-style-name="Text_20_body">
      <style:text-properties officeooo:rsid="00396938" officeooo:paragraph-rsid="00396938"/>
    </style:style>
    <style:style style:name="P70" style:family="paragraph" style:parent-style-name="Text_20_body">
      <style:paragraph-properties fo:break-before="page"/>
      <style:text-properties officeooo:rsid="00396938" officeooo:paragraph-rsid="00396938"/>
    </style:style>
    <style:style style:name="P71" style:family="paragraph" style:parent-style-name="Heading_20_2" style:list-style-name="">
      <style:text-properties officeooo:rsid="00396938" officeooo:paragraph-rsid="00396938"/>
    </style:style>
    <style:style style:name="P72" style:family="paragraph" style:parent-style-name="Heading_20_2">
      <style:paragraph-properties fo:break-before="page"/>
      <style:text-properties officeooo:rsid="00396938" officeooo:paragraph-rsid="00396938"/>
    </style:style>
    <style:style style:name="P73" style:family="paragraph" style:parent-style-name="Text_20_body">
      <style:text-properties officeooo:rsid="003bae63" officeooo:paragraph-rsid="003bae63"/>
    </style:style>
    <style:style style:name="P74" style:family="paragraph" style:parent-style-name="Heading_20_2">
      <style:text-properties officeooo:rsid="003bae63" officeooo:paragraph-rsid="003bae63"/>
    </style:style>
    <style:style style:name="P75" style:family="paragraph" style:parent-style-name="Text_20_body">
      <style:text-properties officeooo:rsid="003c7545" officeooo:paragraph-rsid="003c7545"/>
    </style:style>
    <style:style style:name="P76" style:family="paragraph" style:parent-style-name="Text_20_body">
      <style:text-properties officeooo:rsid="003e319e" officeooo:paragraph-rsid="003e319e"/>
    </style:style>
    <style:style style:name="P77" style:family="paragraph" style:parent-style-name="Heading_20_2" style:list-style-name="">
      <style:text-properties officeooo:rsid="003e319e" officeooo:paragraph-rsid="003e319e"/>
    </style:style>
    <style:style style:name="P78" style:family="paragraph" style:parent-style-name="Heading_20_2">
      <style:paragraph-properties fo:break-before="page"/>
      <style:text-properties officeooo:rsid="003e319e" officeooo:paragraph-rsid="003e319e"/>
    </style:style>
    <style:style style:name="P79" style:family="paragraph" style:parent-style-name="Text_20_body">
      <style:text-properties officeooo:rsid="0041e338" officeooo:paragraph-rsid="0041e338"/>
    </style:style>
    <style:style style:name="P80" style:family="paragraph" style:parent-style-name="Text_20_body">
      <style:paragraph-properties fo:break-before="page"/>
      <style:text-properties officeooo:rsid="0041e338" officeooo:paragraph-rsid="0041e338"/>
    </style:style>
    <style:style style:name="P81" style:family="paragraph" style:parent-style-name="Heading_20_2" style:list-style-name="">
      <style:text-properties officeooo:rsid="00432929" officeooo:paragraph-rsid="00432929"/>
    </style:style>
    <style:style style:name="P82" style:family="paragraph" style:parent-style-name="Heading_20_2">
      <style:paragraph-properties fo:break-before="page"/>
      <style:text-properties officeooo:rsid="00432929" officeooo:paragraph-rsid="00432929"/>
    </style:style>
    <style:style style:name="P83" style:family="paragraph" style:parent-style-name="Text_20_body">
      <style:text-properties officeooo:rsid="00432929" officeooo:paragraph-rsid="00432929"/>
    </style:style>
    <style:style style:name="P84" style:family="paragraph" style:parent-style-name="Text_20_body">
      <style:text-properties officeooo:rsid="0043e685" officeooo:paragraph-rsid="0043e685"/>
    </style:style>
    <style:style style:name="P85" style:family="paragraph" style:parent-style-name="Heading_20_2" style:list-style-name="">
      <style:text-properties officeooo:rsid="0043e685" officeooo:paragraph-rsid="0043e685"/>
    </style:style>
    <style:style style:name="P86" style:family="paragraph" style:parent-style-name="Heading_20_2">
      <style:paragraph-properties fo:break-before="page"/>
      <style:text-properties officeooo:rsid="0043e685" officeooo:paragraph-rsid="0043e685"/>
    </style:style>
    <style:style style:name="P87" style:family="paragraph" style:parent-style-name="Text_20_body">
      <style:text-properties officeooo:rsid="00469eb1" officeooo:paragraph-rsid="00469eb1"/>
    </style:style>
    <style:style style:name="P88" style:family="paragraph" style:parent-style-name="Text_20_body">
      <style:text-properties officeooo:rsid="004a4863" officeooo:paragraph-rsid="004a4863"/>
    </style:style>
    <style:style style:name="P89" style:family="paragraph" style:parent-style-name="Text_20_body">
      <style:text-properties officeooo:paragraph-rsid="00469eb1"/>
    </style:style>
    <style:style style:name="P90" style:family="paragraph" style:parent-style-name="Standard">
      <loext:graphic-properties draw:fill="solid" draw:fill-color="#1e1f22"/>
      <style:paragraph-properties fo:background-color="#1e1f22" fo:padding="0cm" fo:border="none" style:shadow="none"/>
      <style:text-properties officeooo:paragraph-rsid="0048bfde"/>
    </style:style>
    <style:style style:name="P91" style:family="paragraph" style:parent-style-name="Standard">
      <loext:graphic-properties draw:fill="solid" draw:fill-color="#1e1f22"/>
      <style:paragraph-properties fo:background-color="#1e1f22" fo:padding="0cm" fo:border="none" style:shadow="none"/>
      <style:text-properties fo:color="#bcbec4" loext:opacity="100%" style:font-name="JetBrains Mono" fo:font-size="10pt" fo:font-style="normal" fo:font-weight="normal" officeooo:paragraph-rsid="0048bfde" style:font-size-asian="10pt" style:font-style-asian="normal" style:font-weight-asian="normal"/>
    </style:style>
    <style:style style:name="P92" style:family="paragraph" style:parent-style-name="Heading_20_2" style:list-style-name="">
      <style:text-properties officeooo:rsid="00469eb1" officeooo:paragraph-rsid="00469eb1"/>
    </style:style>
    <style:style style:name="P93" style:family="paragraph" style:parent-style-name="Heading_20_2">
      <style:paragraph-properties fo:break-before="page"/>
      <style:text-properties officeooo:rsid="00469eb1" officeooo:paragraph-rsid="00469eb1"/>
    </style:style>
    <style:style style:name="P94" style:family="paragraph" style:parent-style-name="Text_20_body">
      <style:text-properties officeooo:rsid="00483870" officeooo:paragraph-rsid="00483870"/>
    </style:style>
    <style:style style:name="P95" style:family="paragraph" style:parent-style-name="Text_20_body">
      <style:text-properties officeooo:rsid="00497818" officeooo:paragraph-rsid="00497818"/>
    </style:style>
    <style:style style:name="P96" style:family="paragraph" style:parent-style-name="Heading_20_2">
      <style:paragraph-properties fo:break-before="page"/>
      <style:text-properties officeooo:rsid="00497818" officeooo:paragraph-rsid="00497818"/>
    </style:style>
    <style:style style:name="P97" style:family="paragraph" style:parent-style-name="Text_20_body">
      <style:text-properties officeooo:rsid="004b4e60" officeooo:paragraph-rsid="004b4e60"/>
    </style:style>
    <style:style style:name="T1" style:family="text">
      <style:text-properties officeooo:rsid="00175c15"/>
    </style:style>
    <style:style style:name="T2" style:family="text">
      <style:text-properties officeooo:rsid="001846b6"/>
    </style:style>
    <style:style style:name="T3" style:family="text">
      <style:text-properties officeooo:rsid="0019951a"/>
    </style:style>
    <style:style style:name="T4" style:family="text">
      <style:text-properties fo:color="#bcbec4" loext:opacity="100%" style:font-name="JetBrains Mono" fo:font-size="10pt" fo:font-style="normal" fo:font-weight="normal" style:font-size-asian="10pt" style:font-style-asian="normal" style:font-weight-asian="normal"/>
    </style:style>
    <style:style style:name="T5" style:family="text">
      <style:text-properties fo:color="#cf8e6d" loext:opacity="100%" style:font-name="JetBrains Mono" fo:font-size="10pt" fo:font-style="normal" fo:font-weight="normal" style:font-size-asian="10pt" style:font-style-asian="normal" style:font-weight-asian="normal"/>
    </style:style>
    <style:style style:name="T6" style:family="text">
      <style:text-properties fo:color="#c77dbb" loext:opacity="100%" style:font-name="JetBrains Mono" fo:font-size="10pt" fo:font-style="italic" fo:font-weight="normal" style:font-size-asian="10pt" style:font-style-asian="italic" style:font-weight-asian="normal"/>
    </style:style>
    <style:style style:name="T7" style:family="text">
      <style:text-properties fo:color="#6aab73" loext:opacity="100%" style:font-name="JetBrains Mono" fo:font-size="10pt" fo:font-style="normal" fo:font-weight="normal" style:font-size-asian="10pt" style:font-style-asian="normal" style:font-weight-asian="normal"/>
    </style:style>
    <style:style style:name="T8" style:family="text">
      <style:text-properties fo:color="#bcbec4" loext:opacity="100%" style:font-name="JetBrains Mono" fo:font-size="10pt" fo:font-style="italic" fo:font-weight="normal" style:font-size-asian="10pt" style:font-style-asian="italic" style:font-weight-asian="normal"/>
    </style:style>
    <style:style style:name="T9" style:family="text">
      <style:text-properties fo:color="#b3ae60" loext:opacity="100%" style:font-name="JetBrains Mono" fo:font-size="10pt" fo:font-style="normal" fo:font-weight="normal" style:font-size-asian="10pt" style:font-style-asian="normal" style:font-weight-asian="normal"/>
    </style:style>
    <style:style style:name="T10" style:family="text">
      <style:text-properties fo:color="#56a8f5" loext:opacity="100%" style:font-name="JetBrains Mono" fo:font-size="10pt" fo:font-style="normal" fo:font-weight="normal" style:font-size-asian="10pt" style:font-style-asian="normal" style:font-weight-asian="normal"/>
    </style:style>
    <style:style style:name="T11" style:family="text">
      <style:text-properties fo:color="#7a7e85" loext:opacity="100%" style:font-name="JetBrains Mono" fo:font-size="10pt" fo:font-style="normal" fo:font-weight="normal" style:font-size-asian="10pt" style:font-style-asian="normal" style:font-weight-asian="normal"/>
    </style:style>
    <style:style style:name="T12" style:family="text">
      <style:text-properties fo:color="#c77dbb" loext:opacity="100%" style:font-name="JetBrains Mono" fo:font-size="10pt" fo:font-style="normal" fo:font-weight="normal" style:font-size-asian="10pt" style:font-style-asian="normal" style:font-weight-asian="normal"/>
    </style:style>
    <style:style style:name="T13" style:family="text">
      <style:text-properties officeooo:rsid="001a75e4"/>
    </style:style>
    <style:style style:name="T14" style:family="text">
      <style:text-properties officeooo:rsid="001b95c3"/>
    </style:style>
    <style:style style:name="T15" style:family="text">
      <style:text-properties fo:font-weight="normal" style:font-weight-asian="normal" style:font-weight-complex="normal"/>
    </style:style>
    <style:style style:name="T16" style:family="text">
      <style:text-properties fo:font-weight="normal" officeooo:rsid="001a75e4" style:font-weight-asian="normal" style:font-weight-complex="normal"/>
    </style:style>
    <style:style style:name="T17" style:family="text">
      <style:text-properties fo:color="#2aacb8" loext:opacity="100%" style:font-name="JetBrains Mono" fo:font-size="10pt" fo:font-style="normal" fo:font-weight="normal" style:font-size-asian="10pt" style:font-style-asian="normal" style:font-weight-asian="normal"/>
    </style:style>
    <style:style style:name="T18" style:family="text">
      <style:text-properties officeooo:rsid="001de8ff"/>
    </style:style>
    <style:style style:name="T19" style:family="text">
      <style:text-properties officeooo:rsid="002c2ab4"/>
    </style:style>
    <style:style style:name="T20" style:family="text">
      <style:text-properties officeooo:rsid="002fefdf"/>
    </style:style>
    <style:style style:name="T21" style:family="text">
      <style:text-properties officeooo:rsid="0030db5d"/>
    </style:style>
    <style:style style:name="T22" style:family="text">
      <style:text-properties fo:font-weight="bold" style:font-weight-asian="bold" style:font-weight-complex="bold"/>
    </style:style>
    <style:style style:name="T23" style:family="text">
      <style:text-properties officeooo:rsid="003a5d90"/>
    </style:style>
    <style:style style:name="T24" style:family="text">
      <style:text-properties officeooo:rsid="00396938"/>
    </style:style>
    <style:style style:name="T25" style:family="text">
      <style:text-properties officeooo:rsid="003aacb0"/>
    </style:style>
    <style:style style:name="T26" style:family="text">
      <style:text-properties fo:color="#16baac" loext:opacity="100%" style:font-name="JetBrains Mono" fo:font-size="10pt" fo:font-style="normal" fo:font-weight="normal" style:font-size-asian="10pt" style:font-style-asian="normal" style:font-weight-asian="normal"/>
    </style:style>
    <style:style style:name="T27" style:family="text">
      <style:text-properties officeooo:rsid="004347d5"/>
    </style:style>
    <style:style style:name="T28" style:family="text">
      <style:text-properties officeooo:rsid="00469eb1"/>
    </style:style>
    <style:style style:name="T29" style:family="text">
      <style:text-properties officeooo:rsid="00483870"/>
    </style:style>
    <style:style style:name="T30" style:family="text">
      <style:text-properties officeooo:rsid="00477b73"/>
    </style:style>
    <style:style style:name="T31" style:family="text">
      <style:text-properties officeooo:rsid="0048bfd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inecraft Fabric 1.21.1 Modding</text:p>
      <text:p text:style-name="P2"><text:tab/>Valid for 1.21 and 1.21.1</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3">Table of Contents</text:p>
          </text:index-title>
          <text:p text:style-name="P4"><text:a xlink:type="simple" xlink:href="#__RefHeading___Toc38831_2194772400" office:name="1: Setup Workspace" text:style-name="Index_20_Link" text:visited-style-name="Index_20_Link">1: Setup Workspace<text:tab/>3</text:a></text:p>
          <text:p text:style-name="P4"><text:a xlink:type="simple" xlink:href="#__RefHeading___Toc38833_2194772400" office:name="2: Custom Items" text:style-name="Index_20_Link" text:visited-style-name="Index_20_Link">2: Custom Items<text:tab/>4</text:a></text:p>
          <text:p text:style-name="P4"><text:a xlink:type="simple" xlink:href="#__RefHeading___Toc38835_2194772400" office:name="3: Custom Blocks" text:style-name="Index_20_Link" text:visited-style-name="Index_20_Link">3: Custom Blocks<text:tab/>7</text:a></text:p>
          <text:p text:style-name="P4"><text:a xlink:type="simple" xlink:href="#__RefHeading___Toc5055_2543110105" office:name="4: Item Groups" text:style-name="Index_20_Link" text:visited-style-name="Index_20_Link">4: Item Groups<text:tab/>9</text:a></text:p>
          <text:p text:style-name="P4"><text:a xlink:type="simple" xlink:href="#__RefHeading___Toc5057_2543110105" office:name="5: Custom Recipes &amp; Loot Tables" text:style-name="Index_20_Link" text:visited-style-name="Index_20_Link">5: Custom Recipes &amp; Loot Tables<text:tab/>10</text:a></text:p>
          <text:p text:style-name="P4"><text:a xlink:type="simple" xlink:href="#__RefHeading___Toc5059_2543110105" office:name="6: Custom Advanced Item" text:style-name="Index_20_Link" text:visited-style-name="Index_20_Link">6: Custom Advanced Item<text:tab/>13</text:a></text:p>
          <text:p text:style-name="P4"><text:a xlink:type="simple" xlink:href="#__RefHeading___Toc5061_2543110105" office:name="7: Custom Advanced Blocks" text:style-name="Index_20_Link" text:visited-style-name="Index_20_Link">7: Custom Advanced Blocks<text:tab/>15</text:a></text:p>
          <text:p text:style-name="P4"><text:a xlink:type="simple" xlink:href="#__RefHeading___Toc5063_2543110105" office:name="8: Custom Food &amp; Fuel" text:style-name="Index_20_Link" text:visited-style-name="Index_20_Link">8: Custom Food &amp; Fuel<text:tab/>16</text:a></text:p>
          <text:p text:style-name="P4"><text:a xlink:type="simple" xlink:href="#__RefHeading___Toc5065_2543110105" office:name="9: Custom Tool Tips" text:style-name="Index_20_Link" text:visited-style-name="Index_20_Link">9: Custom Tool Tips<text:tab/>17</text:a></text:p>
          <text:p text:style-name="P4"><text:a xlink:type="simple" xlink:href="#__RefHeading___Toc2292_894467295" office:name="10: Custom Tags" text:style-name="Index_20_Link" text:visited-style-name="Index_20_Link">10: Custom Tags<text:tab/>18</text:a></text:p>
          <text:p text:style-name="P4"><text:a xlink:type="simple" xlink:href="#__RefHeading___Toc4569_894467295" office:name="11: Data Gen" text:style-name="Index_20_Link" text:visited-style-name="Index_20_Link">11: Data Gen<text:tab/>19</text:a></text:p>
          <text:p text:style-name="P4"><text:a xlink:type="simple" xlink:href="#__RefHeading___Toc4571_894467295" office:name="12: Non-Block Blocks" text:style-name="Index_20_Link" text:visited-style-name="Index_20_Link">12: Non-Block Blocks<text:tab/>25</text:a></text:p>
          <text:p text:style-name="P4"><text:a xlink:type="simple" xlink:href="#__RefHeading___Toc4573_894467295" office:name="13: Block States" text:style-name="Index_20_Link" text:visited-style-name="Index_20_Link">13: Block States<text:tab/>27</text:a></text:p>
          <text:p text:style-name="P4"><text:a xlink:type="simple" xlink:href="#__RefHeading___Toc5499_894467295" office:name="14: Data Components" text:style-name="Index_20_Link" text:visited-style-name="Index_20_Link">14: Data Components<text:tab/>28</text:a></text:p>
          <text:p text:style-name="P4"><text:a xlink:type="simple" xlink:href="#__RefHeading___Toc5501_894467295" office:name="15: Custom Tools" text:style-name="Index_20_Link" text:visited-style-name="Index_20_Link">15: Custom Tools<text:tab/>29</text:a></text:p>
        </text:index-body>
      </text:table-of-content>
      <text:h text:style-name="P5" text:outline-level="1"/>
      <text:h text:style-name="P6" text:outline-level="2"><text:bookmark-start text:name="__RefHeading___Toc38831_2194772400"/>1: Setup Workspace<text:bookmark-end text:name="__RefHeading___Toc38831_2194772400"/></text:h>
      <text:p text:style-name="P2">Video: <text:a xlink:type="simple" xlink:href="https://www.youtube.com/watch?v=oU8-qV-ZtUY&amp;list=PLKGarocXCE1H_HxOYihQMq0mlpqiUJj4L" text:style-name="Internet_20_link" text:visited-style-name="Visited_20_Internet_20_Link">Click Here</text:a> </text:p>
      <text:p text:style-name="P2">Links:</text:p>
      <text:p text:style-name="P2"><text:tab/>JDK 21: <text:a xlink:type="simple" xlink:href="https://adoptium.net/en-GB/temurin/releases?package=jdk" text:style-name="Internet_20_link" text:visited-style-name="Visited_20_Internet_20_Link">Click Here</text:a> </text:p>
      <text:p text:style-name="P2"><text:tab/>Template Builder: <text:a xlink:type="simple" xlink:href="https://fabricmc.net/develop/template/" text:style-name="Internet_20_link" text:visited-style-name="Visited_20_Internet_20_Link">https://fabricmc.net/develop/template/</text:a> </text:p>
      <text:p text:style-name="P2"><text:tab/></text:p>
      <text:p text:style-name="P2"/>
      <text:p text:style-name="P7">Template Mod Setup:</text:p>
      <text:p text:style-name="P8"><draw:frame draw:style-name="fr1" draw:name="Image1" text:anchor-type="char" svg:width="17.59cm" svg:height="8.913cm" draw:z-index="0"><draw:image xlink:href="Pictures/1000000100000453000002318ABBF22D.png" xlink:type="simple" xlink:show="embed" xlink:actuate="onLoad" draw:mime-type="image/png"/></draw:frame>Had to change the tutorial mod mixins file to be in resources instead of resources/assets</text:p>
      <text:p text:style-name="P8"/>
      <text:h text:style-name="P6" text:outline-level="2"><text:bookmark-start text:name="__RefHeading___Toc38833_2194772400"/>2: Custom Items<text:bookmark-end text:name="__RefHeading___Toc38833_2194772400"/></text:h>
      <text:p text:style-name="P9">Video: <text:a xlink:type="simple" xlink:href="https://www.youtube.com/watch?v=9xflCDe-Ruw&amp;list=PLKGarocXCE1H_HxOYihQMq0mlpqiUJj4L&amp;index=2" text:style-name="Internet_20_link" text:visited-style-name="Visited_20_Internet_20_Link"><text:span text:style-name="T1">Click Here</text:span></text:a> </text:p>
      <text:p text:style-name="P9"><draw:frame draw:style-name="fr2" draw:name="Image3" text:anchor-type="char" svg:x="-0.847cm" svg:y="0.065cm" svg:width="17.59cm" svg:height="5.577cm" draw:z-index="1"><draw:image xlink:href="Pictures/1000000100000311000000F9426DB007.png" xlink:type="simple" xlink:show="embed" xlink:actuate="onLoad" draw:mime-type="image/png"/></draw:frame><text:span text:style-name="T2">Make sure to use the correct registry [net.minecraft.registry]</text:span></text:p>
      <text:p text:style-name="P9"><text:s/><draw:frame draw:style-name="fr2" draw:name="Image2" text:anchor-type="char" svg:x="8.398cm" svg:y="0.383cm" svg:width="8.204cm" svg:height="13.063cm" draw:z-index="2"><draw:image xlink:href="Pictures/100000010000017C0000025DC52B7E68.png" xlink:type="simple" xlink:show="embed" xlink:actuate="onLoad" draw:mime-type="image/png"/></draw:frame></text:p>
      <text:p text:style-name="P10">Adding an Item:</text:p>
      <text:p text:style-name="P10">- Create Translation in us<text:span text:style-name="T2">_</text:span>en.json</text:p>
      <text:p text:style-name="P10">- Create model json file</text:p>
      <text:p text:style-name="P10">- Have item texture</text:p>
      <text:p text:style-name="P10">- register item to the game</text:p>
      <text:p text:style-name="P10">- Add item to creative tab</text:p>
      <text:p text:style-name="P11">TutorialMod.<text:span text:style-name="T3">java</text:span></text:p>
      <table:table table:name="Table1" table:style-name="Table1">
        <table:table-column table:style-name="Table1.A"/>
        <table:table-row>
          <table:table-cell table:style-name="Table1.A1" office:value-type="string">
            <text:p text:style-name="P12" loext:marker-style-name="T4"><text:span text:style-name="T5">package </text:span><text:span text:style-name="T4">net.matt.tutorialmod;<text:line-break/><text:line-break/></text:span><text:span text:style-name="T5">import </text:span><text:span text:style-name="T4">net.fabricmc.api.ModInitializer;<text:line-break/><text:line-break/></text:span><text:span text:style-name="T5">import </text:span><text:span text:style-name="T4">net.matt.tutorialmod.item.ModItems;<text:line-break/></text:span><text:span text:style-name="T5">import </text:span><text:span text:style-name="T4">org.slf4j.Logger;<text:line-break/></text:span><text:span text:style-name="T5">import </text:span><text:span text:style-name="T4">org.slf4j.LoggerFactory;<text:line-break/><text:line-break/></text:span><text:span text:style-name="T5">public class </text:span><text:span text:style-name="T4">TutorialMod </text:span><text:span text:style-name="T5">implements </text:span><text:span text:style-name="T4">ModInitializer {<text:line-break/><text:tab/></text:span><text:span text:style-name="T5">public static final </text:span><text:span text:style-name="T4">String </text:span><text:span text:style-name="T6">MOD_ID </text:span><text:span text:style-name="T4">= </text:span><text:span text:style-name="T7">"tutorialmod"</text:span><text:span text:style-name="T4">;<text:line-break/><text:tab/></text:span><text:span text:style-name="T5">public static final </text:span><text:span text:style-name="T4">Logger </text:span><text:span text:style-name="T6">LOGGER </text:span><text:span text:style-name="T4">= LoggerFactory.</text:span><text:span text:style-name="T8">getLogger</text:span><text:span text:style-name="T4">(</text:span><text:span text:style-name="T6">MOD_ID</text:span><text:span text:style-name="T4">);<text:line-break/><text:line-break/><text:tab/></text:span><text:span text:style-name="T9">@Override<text:line-break/><text:tab/></text:span><text:span text:style-name="T5">public void </text:span><text:span text:style-name="T10">onInitialize</text:span><text:span text:style-name="T4">() {<text:line-break/> <text:s text:c="7"/></text:span><text:span text:style-name="T11">//Registers the ModItems class<text:line-break/> <text:s text:c="7"/></text:span><text:span text:style-name="T4">ModItems.</text:span><text:span text:style-name="T8">registerModItems</text:span><text:span text:style-name="T4">();<text:line-break/><text:tab/>}<text:line-break/>}</text:span></text:p>
          </table:table-cell>
        </table:table-row>
      </table:table>
      <text:p text:style-name="P13"/>
      <text:p text:style-name="P13">Lang &gt; en_us.json</text:p>
      <table:table table:name="Table2" table:style-name="Table2">
        <table:table-column table:style-name="Table2.A"/>
        <table:table-row>
          <table:table-cell table:style-name="Table2.A1" office:value-type="string">
            <text:p text:style-name="P12" loext:marker-style-name="T4"><text:span text:style-name="T4">{<text:line-break/> <text:s/></text:span><text:span text:style-name="T12">"item.tutorialmod.pink_garnet"</text:span><text:span text:style-name="T4">: </text:span><text:span text:style-name="T7">"Pink Garnet"</text:span><text:span text:style-name="T4">,<text:line-break/> <text:s/></text:span><text:span text:style-name="T12">"item.tutorialmod.raw_pink_garnet"</text:span><text:span text:style-name="T4">: </text:span><text:span text:style-name="T7">"Raw Pink Garnet"<text:line-break/></text:span><text:span text:style-name="T4">}</text:span></text:p>
          </table:table-cell>
        </table:table-row>
      </table:table>
      <text:p text:style-name="P13"/>
      <text:p text:style-name="P13">Models &gt; item &gt; pink_garnet.json</text:p>
      <table:table table:name="Table3" table:style-name="Table3">
        <table:table-column table:style-name="Table3.A"/>
        <table:table-row>
          <table:table-cell table:style-name="Table3.A1" office:value-type="string">
            <text:p text:style-name="P12" loext:marker-style-name="T4"><text:span text:style-name="T4">{<text:line-break/> <text:s/></text:span><text:span text:style-name="T12">"parent"</text:span><text:span text:style-name="T4">: </text:span><text:span text:style-name="T7">"minecraft:item/generated"</text:span><text:span text:style-name="T4">,<text:line-break/> <text:s/></text:span><text:span text:style-name="T12">"textures"</text:span><text:span text:style-name="T4">: {<text:line-break/> <text:s text:c="3"/></text:span><text:span text:style-name="T12">"layer0"</text:span><text:span text:style-name="T4">: </text:span><text:span text:style-name="T7">"tutorialmod:item/pink_garnet"<text:line-break/> <text:s/></text:span><text:span text:style-name="T4">}<text:line-break/>}</text:span></text:p>
          </table:table-cell>
        </table:table-row>
      </table:table>
      <text:p text:style-name="P13"/>
      <text:p text:style-name="P13">Tutorialmod&gt; item &gt; ModItems.java</text:p>
      <table:table table:name="Table4" table:style-name="Table4">
        <table:table-column table:style-name="Table4.A"/>
        <table:table-row>
          <table:table-cell table:style-name="Table4.A1" office:value-type="string">
            <text:p text:style-name="P12" loext:marker-style-name="T4"><text:span text:style-name="T5">package </text:span><text:span text:style-name="T4">net.matt.tutorialmod.item;<text:line-break/><text:line-break/></text:span><text:span text:style-name="T5">import </text:span><text:span text:style-name="T4">net.fabricmc.fabric.api.itemgroup.v1.ItemGroupEvents;<text:line-break/></text:span><text:span text:style-name="T5">import </text:span><text:span text:style-name="T4">net.matt.tutorialmod.TutorialMod;<text:line-break/></text:span><text:span text:style-name="T5">import </text:span><text:span text:style-name="T4">net.minecraft.item.Item;<text:line-break/></text:span><text:span text:style-name="T5">import </text:span><text:span text:style-name="T4">net.minecraft.item.ItemGroups;<text:line-break/></text:span><text:span text:style-name="T5">import </text:span><text:span text:style-name="T4">net.minecraft.registry.Registries;<text:line-break/></text:span><text:span text:style-name="T5">import </text:span><text:span text:style-name="T4">net.minecraft.registry.Registry;<text:line-break/></text:span><text:span text:style-name="T5">import </text:span><text:span text:style-name="T4">net.minecraft.util.Identifier;<text:line-break/><text:line-break/></text:span><text:span text:style-name="T5">public class </text:span><text:span text:style-name="T4">ModItems {<text:line-break/> <text:s text:c="3"/></text:span><text:span text:style-name="T11">//Register Item(s)<text:line-break/> <text:s text:c="3"/></text:span><text:span text:style-name="T5">public static final </text:span><text:span text:style-name="T4">Item </text:span><text:span text:style-name="T6">PINK_GARNET </text:span><text:span text:style-name="T4">= </text:span><text:span text:style-name="T8">registerItem</text:span><text:span text:style-name="T4">(</text:span><text:span text:style-name="T7">"pink_garnet"</text:span><text:span text:style-name="T4">, </text:span><text:span text:style-name="T5">new </text:span><text:span text:style-name="T4">Item(</text:span><text:span text:style-name="T5">new </text:span><text:span text:style-name="T4">Item.Settings()));<text:line-break/> <text:s text:c="3"/></text:span><text:span text:style-name="T5">public static final </text:span><text:span text:style-name="T4">Item </text:span><text:span text:style-name="T6">RAW_PINK_GARNET </text:span><text:span text:style-name="T4">= </text:span><text:span text:style-name="T8">registerItem</text:span><text:span text:style-name="T4">(</text:span><text:span text:style-name="T7">"raw_pink_garnet"</text:span><text:span text:style-name="T4">, </text:span><text:span text:style-name="T5">new </text:span><text:span text:style-name="T4">Item(</text:span><text:span text:style-name="T5">new </text:span><text:span text:style-name="T4">Item.Settings()));<text:line-break/></text:span><text:soft-page-break/><text:span text:style-name="T4"> <text:s text:c="3"/><text:line-break/> <text:s text:c="3"/></text:span><text:span text:style-name="T11">//Helper Method to assist in registering items, simplifies the inputs necessary<text:line-break/> <text:s text:c="3"/></text:span><text:span text:style-name="T5">public static </text:span><text:span text:style-name="T4">Item </text:span><text:span text:style-name="T10">registerItem</text:span><text:span text:style-name="T4">(String name, Item item){<text:line-break/> <text:s text:c="7"/></text:span><text:span text:style-name="T5">return </text:span><text:span text:style-name="T4">Registry.</text:span><text:span text:style-name="T8">register</text:span><text:span text:style-name="T4">(Registries.</text:span><text:span text:style-name="T6">ITEM</text:span><text:span text:style-name="T4">, Identifier.</text:span><text:span text:style-name="T8">of</text:span><text:span text:style-name="T4">(TutorialMod.</text:span><text:span text:style-name="T6">MOD_ID</text:span><text:span text:style-name="T4">, name),item);<text:line-break/> <text:s text:c="3"/>}<text:line-break/><text:line-break/> <text:s text:c="3"/></text:span><text:span text:style-name="T11">//Method to call ModItems Initialization<text:line-break/> <text:s text:c="3"/></text:span><text:span text:style-name="T5">public static void </text:span><text:span text:style-name="T10">registerModItems</text:span><text:span text:style-name="T4">(){<text:line-break/> <text:s text:c="7"/>TutorialMod.</text:span><text:span text:style-name="T6">LOGGER</text:span><text:span text:style-name="T4">.info(</text:span><text:span text:style-name="T7">"Registering Mod Items for " </text:span><text:span text:style-name="T4">+ TutorialMod.</text:span><text:span text:style-name="T6">MOD_ID</text:span><text:span text:style-name="T4">);<text:line-break/><text:line-break/> <text:s text:c="7"/></text:span><text:span text:style-name="T11">//Add registered items, to Ingredients tab<text:line-break/> <text:s text:c="7"/></text:span><text:span text:style-name="T4">ItemGroupEvents.</text:span><text:span text:style-name="T8">modifyEntriesEvent</text:span><text:span text:style-name="T4">(ItemGroups.</text:span><text:span text:style-name="T6">INGREDIENTS</text:span><text:span text:style-name="T4">).register(entries -&gt; {<text:line-break/> <text:s text:c="11"/>entries.add(</text:span><text:span text:style-name="T6">PINK_GARNET</text:span><text:span text:style-name="T4">);<text:line-break/> <text:s text:c="11"/>entries.add(</text:span><text:span text:style-name="T6">RAW_PINK_GARNET</text:span><text:span text:style-name="T4">);<text:line-break/> <text:s text:c="7"/>});<text:line-break/> <text:s text:c="3"/>}<text:line-break/>}</text:span></text:p>
          </table:table-cell>
        </table:table-row>
      </table:table>
      <text:p text:style-name="P13"/>
      <text:p text:style-name="P13"/>
      <text:h text:style-name="P6" text:outline-level="2"><text:bookmark-start text:name="__RefHeading___Toc38835_2194772400"/>3: Custom Blocks<text:bookmark-end text:name="__RefHeading___Toc38835_2194772400"/></text:h>
      <text:p text:style-name="P2">Video: <text:a xlink:type="simple" xlink:href="https://www.youtube.com/watch?v=9JpBpka5oBs&amp;list=PLKGarocXCE1H_HxOYihQMq0mlpqiUJj4L&amp;index=3" text:style-name="Internet_20_link" text:visited-style-name="Visited_20_Internet_20_Link"><text:span text:style-name="T2">Click Here</text:span></text:a> </text:p>
      <text:p text:style-name="P14">For blocks:</text:p>
      <text:p text:style-name="P14">Register both the item and block using mod blocks. Ensure that mod blocks is called by client</text:p>
      <text:p text:style-name="P14">For the assets side, assume tutorialmods is ~</text:p>
      <text:p text:style-name="P15">~\blockstates</text:p>
      <text:p text:style-name="P14"><text:tab/>- <text:span text:style-name="T13">describes which model to use depending on the blocks state. For regular blocks this is simple, but for complex things like crops that have an age property, it would be more complex.</text:span></text:p>
      <text:p text:style-name="P15">~\models\block</text:p>
      <text:p text:style-name="P14"><text:tab/>- block.json describes how the item generates <text:span text:style-name="T13">in world</text:span>. /cube_all, indicates a 6 sides shape using the same texture on all faces.</text:p>
      <text:p text:style-name="P16">~\models\item</text:p>
      <text:p text:style-name="P17"><text:tab/>- describes how the block item looks in the inventory/hand, <text:span text:style-name="T14">points back to the same file made in models/block</text:span></text:p>
      <text:p text:style-name="P15">~\textures\block</text:p>
      <text:p text:style-name="P15"><text:span text:style-name="T15">- </text:span><text:span text:style-name="T16">Contains the .png</text:span></text:p>
      <text:p text:style-name="P18">blockstates\&lt;block&gt;.json</text:p>
      <table:table table:name="Table6" table:style-name="Table6">
        <table:table-column table:style-name="Table6.A"/>
        <table:table-row>
          <table:table-cell table:style-name="Table6.A1" office:value-type="string">
            <text:p text:style-name="P12" loext:marker-style-name="T4"><text:span text:style-name="T4">{<text:line-break/> <text:s/></text:span><text:span text:style-name="T12">"variants"</text:span><text:span text:style-name="T4">: {<text:line-break/> <text:s text:c="3"/></text:span><text:span text:style-name="T12">""</text:span><text:span text:style-name="T4">: {<text:line-break/> <text:s text:c="5"/></text:span><text:span text:style-name="T12">"model"</text:span><text:span text:style-name="T4">: </text:span><text:span text:style-name="T7">"tutorialmod:block/pink_garnet_block"<text:line-break/> <text:s text:c="3"/></text:span><text:span text:style-name="T4">}<text:line-break/> <text:s/>}<text:line-break/>}</text:span></text:p>
          </table:table-cell>
        </table:table-row>
      </table:table>
      <text:p text:style-name="P18"/>
      <text:p text:style-name="P18">models\block\&lt;block&gt;.json</text:p>
      <table:table table:name="Table7" table:style-name="Table7">
        <table:table-column table:style-name="Table7.A"/>
        <table:table-row>
          <table:table-cell table:style-name="Table7.A1" office:value-type="string">
            <text:p text:style-name="P12" loext:marker-style-name="T4"><text:span text:style-name="T4">{<text:line-break/> <text:s/></text:span><text:span text:style-name="T12">"parent"</text:span><text:span text:style-name="T4">: </text:span><text:span text:style-name="T7">"minecraft:block/cube_all"</text:span><text:span text:style-name="T4">,<text:line-break/> <text:s/></text:span><text:span text:style-name="T12">"textures"</text:span><text:span text:style-name="T4">: {<text:line-break/> <text:s text:c="3"/></text:span><text:span text:style-name="T12">"all"</text:span><text:span text:style-name="T4">: </text:span><text:span text:style-name="T7">"tutorialmod:block/pink_garnet_block"<text:line-break/> <text:s/></text:span><text:span text:style-name="T4">}<text:line-break/>}</text:span></text:p>
          </table:table-cell>
        </table:table-row>
      </table:table>
      <text:p text:style-name="P18"/>
      <text:p text:style-name="P18">models\item\&lt;block&gt;.json</text:p>
      <table:table table:name="Table8" table:style-name="Table8">
        <table:table-column table:style-name="Table8.A"/>
        <table:table-row>
          <table:table-cell table:style-name="Table8.A1" office:value-type="string">
            <text:p text:style-name="P12" loext:marker-style-name="T4"><text:span text:style-name="T4">{<text:line-break/> <text:s/></text:span><text:span text:style-name="T12">"parent"</text:span><text:span text:style-name="T4">: </text:span><text:span text:style-name="T7">"tutorialmod:block/pink_garnet_block"<text:line-break/></text:span><text:span text:style-name="T4">}</text:span></text:p>
          </table:table-cell>
        </table:table-row>
      </table:table>
      <text:p text:style-name="P18"><text:soft-page-break/>ModBlocks.java</text:p>
      <table:table table:name="Table5" table:style-name="Table5">
        <table:table-column table:style-name="Table5.A"/>
        <table:table-row>
          <table:table-cell table:style-name="Table5.A1" office:value-type="string">
            <text:p text:style-name="P12" loext:marker-style-name="T4"><text:span text:style-name="T5">package </text:span><text:span text:style-name="T4">net.matt.tutorialmod.block;<text:line-break/><text:line-break/></text:span><text:span text:style-name="T5">import </text:span><text:span text:style-name="T4">net.fabricmc.fabric.api.itemgroup.v1.ItemGroupEvents;<text:line-break/></text:span><text:span text:style-name="T5">import </text:span><text:span text:style-name="T4">net.matt.tutorialmod.TutorialMod;<text:line-break/></text:span><text:span text:style-name="T5">import </text:span><text:span text:style-name="T4">net.minecraft.block.AbstractBlock;<text:line-break/></text:span><text:span text:style-name="T5">import </text:span><text:span text:style-name="T4">net.minecraft.block.Block;<text:line-break/></text:span><text:span text:style-name="T5">import </text:span><text:span text:style-name="T4">net.minecraft.item.BlockItem;<text:line-break/></text:span><text:span text:style-name="T5">import </text:span><text:span text:style-name="T4">net.minecraft.item.Item;<text:line-break/></text:span><text:span text:style-name="T5">import </text:span><text:span text:style-name="T4">net.minecraft.item.ItemGroups;<text:line-break/></text:span><text:span text:style-name="T5">import </text:span><text:span text:style-name="T4">net.minecraft.registry.Registries;<text:line-break/></text:span><text:span text:style-name="T5">import </text:span><text:span text:style-name="T4">net.minecraft.registry.Registry;<text:line-break/></text:span><text:span text:style-name="T5">import </text:span><text:span text:style-name="T4">net.minecraft.sound.BlockSoundGroup;<text:line-break/></text:span><text:span text:style-name="T5">import </text:span><text:span text:style-name="T4">net.minecraft.util.Identifier;<text:line-break/><text:line-break/></text:span><text:span text:style-name="T5">public class </text:span><text:span text:style-name="T4">ModBlocks {<text:line-break/><text:line-break/> <text:s text:c="3"/></text:span><text:span text:style-name="T11">/* To register blocks you need to register the block itself as well as the item associated with it. */<text:line-break/><text:line-break/> <text:s text:c="3"/>//register blocks<text:line-break/> <text:s text:c="3"/></text:span><text:span text:style-name="T5">public static final </text:span><text:span text:style-name="T4">Block </text:span><text:span text:style-name="T6">PINK_GARNET_BLOCK </text:span><text:span text:style-name="T4">= </text:span><text:span text:style-name="T8">registerBlock</text:span><text:span text:style-name="T4">(</text:span><text:span text:style-name="T7">"pink_garnet_block"</text:span><text:span text:style-name="T4">, </text:span><text:span text:style-name="T5">new </text:span><text:span text:style-name="T4">Block(AbstractBlock.Settings.</text:span><text:span text:style-name="T8">create</text:span><text:span text:style-name="T4">().strength(</text:span><text:span text:style-name="T17">4f</text:span><text:span text:style-name="T4">) .requiresTool().sounds(BlockSoundGroup.</text:span><text:span text:style-name="T6">AMETHYST_BLOCK</text:span><text:span text:style-name="T4">))); </text:span><text:span text:style-name="T11">//Set sounds and tool settings<text:line-break/> <text:s text:c="3"/></text:span><text:span text:style-name="T5">public static final </text:span><text:span text:style-name="T4">Block </text:span><text:span text:style-name="T6">RAW_PINK_GARNET_BLOCK </text:span><text:span text:style-name="T4">= </text:span><text:span text:style-name="T8">registerBlock</text:span><text:span text:style-name="T4">(</text:span><text:span text:style-name="T7">"raw_pink_garnet_block"</text:span><text:span text:style-name="T4">, </text:span><text:span text:style-name="T5">new </text:span><text:span text:style-name="T4">Block(AbstractBlock.Settings.</text:span><text:span text:style-name="T8">create</text:span><text:span text:style-name="T4">().strength(</text:span><text:span text:style-name="T17">4f</text:span><text:span text:style-name="T4">).requiresTool().sounds(BlockSoundGroup.</text:span><text:span text:style-name="T6">AMETHYST_BLOCK</text:span><text:span text:style-name="T4">))); </text:span><text:span text:style-name="T11">//Set sounds and tool settings<text:line-break/><text:line-break/> <text:s text:c="3"/>//===helper Methods===<text:line-break/> <text:s text:c="3"/>//Register Block<text:line-break/> <text:s text:c="3"/></text:span><text:span text:style-name="T5">private static </text:span><text:span text:style-name="T4">Block </text:span><text:span text:style-name="T10">registerBlock</text:span><text:span text:style-name="T4">(String name, Block block){<text:line-break/> <text:s text:c="7"/></text:span><text:span text:style-name="T8">registerBlockItem</text:span><text:span text:style-name="T4">(name, block);<text:line-break/> <text:s text:c="7"/></text:span><text:span text:style-name="T5">return <text:s/></text:span><text:span text:style-name="T4">Registry.</text:span><text:span text:style-name="T8">register</text:span><text:span text:style-name="T4">(Registries.</text:span><text:span text:style-name="T6">BLOCK</text:span><text:span text:style-name="T4">, Identifier.</text:span><text:span text:style-name="T8">of</text:span><text:span text:style-name="T4">(TutorialMod.</text:span><text:span text:style-name="T6">MOD_ID</text:span><text:span text:style-name="T4">, name), block);<text:line-break/> <text:s text:c="3"/>}<text:line-break/><text:line-break/> <text:s text:c="3"/></text:span><text:span text:style-name="T11">//Register Block Item<text:line-break/> <text:s text:c="3"/></text:span><text:span text:style-name="T5">private static void </text:span><text:span text:style-name="T10">registerBlockItem</text:span><text:span text:style-name="T4">(String name, Block block){<text:line-break/> <text:s text:c="7"/>Registry.</text:span><text:span text:style-name="T8">register</text:span><text:span text:style-name="T4">(Registries.</text:span><text:span text:style-name="T6">ITEM</text:span><text:span text:style-name="T4">, Identifier.</text:span><text:span text:style-name="T8">of</text:span><text:span text:style-name="T4">(TutorialMod.</text:span><text:span text:style-name="T6">MOD_ID</text:span><text:span text:style-name="T4">, name), </text:span><text:span text:style-name="T5">new </text:span><text:span text:style-name="T4">BlockItem(block, </text:span><text:span text:style-name="T5">new </text:span><text:span text:style-name="T4">Item.Settings()));<text:line-break/> <text:s text:c="3"/>}<text:line-break/><text:line-break/> <text:s text:c="4"/></text:span><text:span text:style-name="T5">public static void </text:span><text:span text:style-name="T10">registerModBlocks</text:span><text:span text:style-name="T4">(){<text:line-break/> <text:s text:c="8"/>TutorialMod.</text:span><text:span text:style-name="T6">LOGGER</text:span><text:span text:style-name="T4">.info(</text:span><text:span text:style-name="T7">"Registering Mod Blocks for " </text:span><text:span text:style-name="T4">+ TutorialMod.</text:span><text:span text:style-name="T6">MOD_ID</text:span><text:span text:style-name="T4">);<text:line-break/><text:line-break/> <text:s text:c="8"/></text:span><text:span text:style-name="T11">//Add blocks to inventory<text:line-break/> <text:s text:c="8"/></text:span><text:span text:style-name="T4">ItemGroupEvents.</text:span><text:span text:style-name="T8">modifyEntriesEvent</text:span><text:span text:style-name="T4">(ItemGroups.</text:span><text:span text:style-name="T6">BUILDING_BLOCKS</text:span><text:span text:style-name="T4">).register(entries -&gt; {<text:line-break/> <text:s text:c="12"/>entries.add(ModBlocks.</text:span><text:span text:style-name="T6">PINK_GARNET_BLOCK</text:span><text:span text:style-name="T4">);<text:line-break/> <text:s text:c="12"/>entries.add(ModBlocks.</text:span><text:span text:style-name="T6">RAW_PINK_GARNET_BLOCK</text:span><text:span text:style-name="T4">);<text:line-break/> <text:s text:c="8"/>});<text:line-break/> <text:s text:c="4"/>}<text:line-break/>}</text:span></text:p>
          </table:table-cell>
        </table:table-row>
      </table:table>
      <text:p text:style-name="P18"/>
      <text:h text:style-name="P19" text:outline-level="2"/>
      <text:h text:style-name="P20" text:outline-level="2"><text:bookmark-start text:name="__RefHeading___Toc5055_2543110105"/>4: Item Groups<text:bookmark-end text:name="__RefHeading___Toc5055_2543110105"/></text:h>
      <text:p text:style-name="P21">Video: <text:a xlink:type="simple" xlink:href="https://www.youtube.com/watch?v=J1KbFLBPenA&amp;list=PLKGarocXCE1H_HxOYihQMq0mlpqiUJj4L&amp;index=4" text:style-name="Internet_20_link" text:visited-style-name="Visited_20_Internet_20_Link"><text:span text:style-name="T18">Click Here</text:span></text:a> </text:p>
      <text:p text:style-name="P22">Simple to do and self explanatory.</text:p>
      <table:table table:name="Table9" table:style-name="Table9">
        <table:table-column table:style-name="Table9.A"/>
        <table:table-row>
          <table:table-cell table:style-name="Table9.A1" office:value-type="string">
            <text:p text:style-name="P12" loext:marker-style-name="T4"><text:span text:style-name="T5">package </text:span><text:span text:style-name="T4">net.matt.tutorialmod.item;<text:line-break/><text:line-break/></text:span><text:span text:style-name="T5">import </text:span><text:span text:style-name="T4">net.fabricmc.fabric.api.itemgroup.v1.FabricItemGroup;<text:line-break/></text:span><text:span text:style-name="T5">import </text:span><text:span text:style-name="T4">net.matt.tutorialmod.TutorialMod;<text:line-break/></text:span><text:span text:style-name="T5">import </text:span><text:span text:style-name="T4">net.matt.tutorialmod.block.ModBlocks;<text:line-break/></text:span><text:span text:style-name="T5">import </text:span><text:span text:style-name="T4">net.minecraft.item.ItemGroup;<text:line-break/></text:span><text:span text:style-name="T5">import </text:span><text:span text:style-name="T4">net.minecraft.item.ItemStack;<text:line-break/></text:span><text:span text:style-name="T5">import </text:span><text:span text:style-name="T4">net.minecraft.registry.Registries;<text:line-break/></text:span><text:span text:style-name="T5">import </text:span><text:span text:style-name="T4">net.minecraft.registry.Registry;<text:line-break/></text:span><text:span text:style-name="T5">import </text:span><text:span text:style-name="T4">net.minecraft.text.Text;<text:line-break/></text:span><text:span text:style-name="T5">import </text:span><text:span text:style-name="T4">net.minecraft.util.Identifier;<text:line-break/><text:line-break/></text:span><text:span text:style-name="T5">public class </text:span><text:span text:style-name="T4">ModItemGroups {<text:line-break/> <text:s text:c="3"/></text:span><text:span text:style-name="T11">//Custom Item Groups<text:line-break/> <text:s text:c="3"/></text:span><text:span text:style-name="T5">public static final </text:span><text:span text:style-name="T4">ItemGroup </text:span><text:span text:style-name="T6">PINK_GARNET_ITEMS_GROUP </text:span><text:span text:style-name="T4">= Registry.</text:span><text:span text:style-name="T8">register</text:span><text:span text:style-name="T4">(Registries.</text:span><text:span text:style-name="T6">ITEM_GROUP</text:span><text:span text:style-name="T4">,<text:line-break/> <text:s text:c="11"/>Identifier.</text:span><text:span text:style-name="T8">of</text:span><text:span text:style-name="T4">(TutorialMod.</text:span><text:span text:style-name="T6">MOD_ID</text:span><text:span text:style-name="T4">, </text:span><text:span text:style-name="T7">"pink_garnet_items"</text:span><text:span text:style-name="T4">),<text:line-break/> <text:s text:c="11"/>FabricItemGroup.</text:span><text:span text:style-name="T8">builder</text:span><text:span text:style-name="T4">().icon(() -&gt; </text:span><text:span text:style-name="T5">new </text:span><text:span text:style-name="T4">ItemStack(ModItems.</text:span><text:span text:style-name="T6">PINK_GARNET</text:span><text:span text:style-name="T4">))<text:line-break/> <text:s text:c="19"/>.displayName(Text.</text:span><text:span text:style-name="T8">translatable</text:span><text:span text:style-name="T4">(</text:span><text:span text:style-name="T7">"itemgroup.tutorialmod.pink_garnet_items"</text:span><text:span text:style-name="T4">))<text:line-break/> <text:s text:c="19"/>.entries((displayContext, entries) -&gt; {<text:line-break/> <text:s text:c="23"/>entries.add(ModItems.</text:span><text:span text:style-name="T6">PINK_GARNET</text:span><text:span text:style-name="T4">);<text:line-break/> <text:s text:c="23"/>entries.add(ModItems.</text:span><text:span text:style-name="T6">RAW_PINK_GARNET</text:span><text:span text:style-name="T4">);<text:line-break/><text:line-break/> <text:s text:c="19"/>}).build());<text:line-break/><text:line-break/> <text:s text:c="3"/></text:span><text:span text:style-name="T5">public static final </text:span><text:span text:style-name="T4">ItemGroup </text:span><text:span text:style-name="T6">PINK_GARNET_BLOCKS_GROUP </text:span><text:span text:style-name="T4">= Registry.</text:span><text:span text:style-name="T8">register</text:span><text:span text:style-name="T4">(Registries.</text:span><text:span text:style-name="T6">ITEM_GROUP</text:span><text:span text:style-name="T4">,<text:line-break/> <text:s text:c="11"/>Identifier.</text:span><text:span text:style-name="T8">of</text:span><text:span text:style-name="T4">(TutorialMod.</text:span><text:span text:style-name="T6">MOD_ID</text:span><text:span text:style-name="T4">, </text:span><text:span text:style-name="T7">"pink_garnet_blocks"</text:span><text:span text:style-name="T4">),<text:line-break/> <text:s text:c="11"/>FabricItemGroup.</text:span><text:span text:style-name="T8">builder</text:span><text:span text:style-name="T4">().icon(() -&gt; </text:span><text:span text:style-name="T5">new </text:span><text:span text:style-name="T4">ItemStack(ModBlocks.</text:span><text:span text:style-name="T6">PINK_GARNET_BLOCK</text:span><text:span text:style-name="T4">))<text:line-break/> <text:s text:c="19"/>.displayName(Text.</text:span><text:span text:style-name="T8">translatable</text:span><text:span text:style-name="T4">(</text:span><text:span text:style-name="T7">"itemgroup.tutorialmod.pink_garnet_blocks"</text:span><text:span text:style-name="T4">))<text:line-break/> <text:s text:c="19"/>.entries((displayContext, entries) -&gt; {<text:line-break/> <text:s text:c="23"/>entries.add(ModBlocks.</text:span><text:span text:style-name="T6">PINK_GARNET_BLOCK</text:span><text:span text:style-name="T4">);<text:line-break/> <text:s text:c="23"/>entries.add(ModBlocks.</text:span><text:span text:style-name="T6">RAW_PINK_GARNET_BLOCK</text:span><text:span text:style-name="T4">);<text:line-break/><text:line-break/> <text:s text:c="19"/>}).build());<text:line-break/><text:line-break/> <text:s text:c="3"/></text:span><text:span text:style-name="T11">//Register Item Groups Method, call in TutorialMod<text:line-break/> <text:s text:c="3"/></text:span><text:span text:style-name="T5">public static void </text:span><text:span text:style-name="T10">registerItemGroups</text:span><text:span text:style-name="T4">(){<text:line-break/> <text:s text:c="7"/>TutorialMod.</text:span><text:span text:style-name="T6">LOGGER</text:span><text:span text:style-name="T4">.info(</text:span><text:span text:style-name="T7">"Registering Item Groups for " </text:span><text:span text:style-name="T4">+ TutorialMod.</text:span><text:span text:style-name="T6">MOD_ID</text:span><text:span text:style-name="T4">);<text:line-break/> <text:s text:c="3"/>}<text:line-break/>}</text:span></text:p>
          </table:table-cell>
        </table:table-row>
      </table:table>
      <text:p text:style-name="P21"/>
      <text:h text:style-name="Heading_20_2" text:outline-level="2"/>
      <text:h text:style-name="P23" text:outline-level="2"/>
      <text:h text:style-name="P24" text:outline-level="2"><text:bookmark-start text:name="__RefHeading___Toc5057_2543110105"/>5: Custom Recipes &amp; Loot Tables<text:bookmark-end text:name="__RefHeading___Toc5057_2543110105"/></text:h>
      <text:p text:style-name="P25">Video: <text:a xlink:type="simple" xlink:href="https://www.youtube.com/watch?v=tpQ3VGUxhp8&amp;list=PLKGarocXCE1H_HxOYihQMq0mlpqiUJj4L&amp;index=5" text:style-name="Internet_20_link" text:visited-style-name="Visited_20_Internet_20_Link">Click here</text:a> </text:p>
      <text:p text:style-name="P26">Recipes are stored under:</text:p>
      <text:p text:style-name="P26">Resources &gt; data &gt; *MOD_ID* &gt; recipe\</text:p>
      <text:p text:style-name="P26">.json file is named based on the resulting item.</text:p>
      <text:p text:style-name="P27">Viewing vanilla recipes in project tree:</text:p>
      <text:p text:style-name="P28">external libraries &gt; minecraft-merged &gt; data &gt; minecraft &gt; recipe &gt;</text:p>
      <text:p text:style-name="P29">Can do the same for tags:</text:p>
      <text:p text:style-name="P29">Merged &gt; Tags &gt;</text:p>
      <text:p text:style-name="P26">Recipes:</text:p>
      <text:p text:style-name="P26">pink_garnet.json</text:p>
      <table:table table:name="Table11" table:style-name="Table11">
        <table:table-column table:style-name="Table11.A"/>
        <table:table-row>
          <table:table-cell table:style-name="Table11.A1" office:value-type="string">
            <text:p text:style-name="P12" loext:marker-style-name="T4"><text:span text:style-name="T4">{<text:line-break/> <text:s/></text:span><text:span text:style-name="T12">"type"</text:span><text:span text:style-name="T4">: </text:span><text:span text:style-name="T7">"minecraft:crafting_shapeless"</text:span><text:span text:style-name="T4">,<text:line-break/> <text:s/></text:span><text:span text:style-name="T12">"category"</text:span><text:span text:style-name="T4">: </text:span><text:span text:style-name="T7">"building"</text:span><text:span text:style-name="T4">,<text:line-break/> <text:s/></text:span><text:span text:style-name="T12">"ingredients"</text:span><text:span text:style-name="T4">: [<text:line-break/> <text:s text:c="3"/>{<text:line-break/> <text:s text:c="5"/></text:span><text:span text:style-name="T12">"item"</text:span><text:span text:style-name="T4">: </text:span><text:span text:style-name="T7">"tutorialmod:pink_garnet_block"<text:line-break/> <text:s text:c="3"/></text:span><text:span text:style-name="T4">}<text:line-break/> <text:s/>],<text:line-break/> <text:s/></text:span><text:span text:style-name="T12">"result"</text:span><text:span text:style-name="T4">: {<text:line-break/> <text:s text:c="3"/></text:span><text:span text:style-name="T12">"count"</text:span><text:span text:style-name="T4">: </text:span><text:span text:style-name="T17">9</text:span><text:span text:style-name="T4">,<text:line-break/> <text:s text:c="3"/></text:span><text:span text:style-name="T12">"id"</text:span><text:span text:style-name="T4">: </text:span><text:span text:style-name="T7">"tutorialmod:pink_garnet"<text:line-break/> <text:s/></text:span><text:span text:style-name="T4">}<text:line-break/>}</text:span></text:p>
          </table:table-cell>
        </table:table-row>
      </table:table>
      <text:p text:style-name="P26"/>
      <text:p text:style-name="P26">pink_garnet_block.json</text:p>
      <table:table table:name="Table10" table:style-name="Table10">
        <table:table-column table:style-name="Table10.A"/>
        <table:table-row>
          <table:table-cell table:style-name="Table10.A1" office:value-type="string">
            <text:p text:style-name="P12" loext:marker-style-name="T4"><text:span text:style-name="T4">{<text:line-break/> <text:s/></text:span><text:span text:style-name="T12">"type"</text:span><text:span text:style-name="T4">: </text:span><text:span text:style-name="T7">"minecraft:crafting_shaped"</text:span><text:span text:style-name="T4">,<text:line-break/> <text:s/></text:span><text:span text:style-name="T12">"category"</text:span><text:span text:style-name="T4">: </text:span><text:span text:style-name="T7">"misc"</text:span><text:span text:style-name="T4">,<text:line-break/> <text:s/></text:span><text:span text:style-name="T12">"key"</text:span><text:span text:style-name="T4">: {<text:line-break/> <text:s text:c="3"/></text:span><text:span text:style-name="T12">"#" </text:span><text:span text:style-name="T4">: {<text:line-break/> <text:s text:c="5"/></text:span><text:span text:style-name="T12">"item"</text:span><text:span text:style-name="T4">: </text:span><text:span text:style-name="T7">"tutorialmod:pink_garnet"<text:line-break/> <text:s text:c="3"/></text:span><text:span text:style-name="T4">}<text:line-break/> <text:s/>},<text:line-break/> <text:s/></text:span><text:span text:style-name="T12">"pattern"</text:span><text:span text:style-name="T4">: [<text:line-break/> <text:s text:c="3"/></text:span><text:span text:style-name="T7">"###"</text:span><text:span text:style-name="T4">,<text:line-break/> <text:s text:c="3"/></text:span><text:span text:style-name="T7">"###"</text:span><text:span text:style-name="T4">,<text:line-break/> <text:s text:c="3"/></text:span><text:span text:style-name="T7">"###"<text:line-break/> <text:s/></text:span><text:span text:style-name="T4">],<text:line-break/> <text:s/></text:span><text:span text:style-name="T12">"result"</text:span><text:span text:style-name="T4">: {<text:line-break/> <text:s text:c="3"/></text:span><text:span text:style-name="T12">"count"</text:span><text:span text:style-name="T4">: </text:span><text:span text:style-name="T17">1</text:span><text:span text:style-name="T4">,<text:line-break/> <text:s text:c="3"/></text:span><text:span text:style-name="T12">"id"</text:span><text:span text:style-name="T4">: </text:span><text:span text:style-name="T7">"tutorialmod:pink_garnet_block"<text:line-break/> <text:s/></text:span><text:span text:style-name="T4">}<text:line-break/></text:span><text:soft-page-break/><text:span text:style-name="T4">}</text:span></text:p>
          </table:table-cell>
        </table:table-row>
      </table:table>
      <text:p text:style-name="P25"/>
      <text:p text:style-name="P27">pink_garnet_from_blasting.json</text:p>
      <table:table table:name="Table12" table:style-name="Table12">
        <table:table-column table:style-name="Table12.A"/>
        <table:table-row>
          <table:table-cell table:style-name="Table12.A1" office:value-type="string">
            <text:p text:style-name="P12" loext:marker-style-name="T4"><text:span text:style-name="T4">{<text:line-break/> <text:s/></text:span><text:span text:style-name="T12">"type"</text:span><text:span text:style-name="T4">: </text:span><text:span text:style-name="T7">"minecraft:blasting"</text:span><text:span text:style-name="T4">,<text:line-break/> <text:s/></text:span><text:span text:style-name="T12">"category"</text:span><text:span text:style-name="T4">: </text:span><text:span text:style-name="T7">"misc"</text:span><text:span text:style-name="T4">,<text:line-break/> <text:s/></text:span><text:span text:style-name="T12">"cookingtime"</text:span><text:span text:style-name="T4">: </text:span><text:span text:style-name="T17">100</text:span><text:span text:style-name="T4">,<text:line-break/> <text:s/></text:span><text:span text:style-name="T12">"experience"</text:span><text:span text:style-name="T4">: </text:span><text:span text:style-name="T17">0.2</text:span><text:span text:style-name="T4">,<text:line-break/> <text:s/></text:span><text:span text:style-name="T12">"group"</text:span><text:span text:style-name="T4">: </text:span><text:span text:style-name="T7">"pink_garnet"</text:span><text:span text:style-name="T4">,<text:line-break/> <text:s/></text:span><text:span text:style-name="T12">"ingredient"</text:span><text:span text:style-name="T4">: {<text:line-break/> <text:s text:c="3"/></text:span><text:span text:style-name="T12">"item"</text:span><text:span text:style-name="T4">: </text:span><text:span text:style-name="T7">"tutorialmod:raw_pink_garnet"<text:line-break/> <text:s/></text:span><text:span text:style-name="T4">},<text:line-break/> <text:s/></text:span><text:span text:style-name="T12">"result"</text:span><text:span text:style-name="T4">: {<text:line-break/> <text:s text:c="3"/></text:span><text:span text:style-name="T12">"id"</text:span><text:span text:style-name="T4">: </text:span><text:span text:style-name="T7">"tutorialmod:pink_garnet"<text:line-break/> <text:s/></text:span><text:span text:style-name="T4">}<text:line-break/>}</text:span></text:p>
          </table:table-cell>
        </table:table-row>
      </table:table>
      <text:p text:style-name="P27"/>
      <text:p text:style-name="P30">Tags</text:p>
      <text:p text:style-name="P31">in modblocks.java .requiresTool() Indicates items only drop with correct tool</text:p>
      <text:p text:style-name="P31">Tags are contained within:</text:p>
      <text:p text:style-name="P32">resources &gt; data &gt; minecraft &gt; tags &gt; mineable &gt; &lt;file&gt;.json</text:p>
      <text:p text:style-name="P33">(this minecraft directory has to be made)</text:p>
      <text:p text:style-name="P31">in this case, pickaxe.json contains all of your mod blocks that requires a pickaxe for items to drop.</text:p>
      <text:p text:style-name="P31">Pickaxe.json</text:p>
      <table:table table:name="Table13" table:style-name="Table13">
        <table:table-column table:style-name="Table13.A"/>
        <table:table-row table:style-name="Table13.1">
          <table:table-cell table:style-name="Table13.A1" office:value-type="string">
            <text:p text:style-name="P12" loext:marker-style-name="T4"><text:span text:style-name="T4">{<text:line-break/> <text:s/></text:span><text:span text:style-name="T12">"replace"</text:span><text:span text:style-name="T4">: </text:span><text:span text:style-name="T5">false</text:span><text:span text:style-name="T4">,<text:line-break/> <text:s/></text:span><text:span text:style-name="T12">"values"</text:span><text:span text:style-name="T4">: [<text:line-break/> <text:s text:c="3"/></text:span><text:span text:style-name="T7">"tutorialmod:pink_garnet_block"</text:span><text:span text:style-name="T4">,<text:line-break/> <text:s text:c="3"/></text:span><text:span text:style-name="T7">"tutorialmod:raw_pink_garnet_block"</text:span><text:span text:style-name="T4">,<text:line-break/> <text:s text:c="3"/></text:span><text:span text:style-name="T7">"tutorialmod:pink_garnet_ore"</text:span><text:span text:style-name="T4">,<text:line-break/> <text:s text:c="3"/></text:span><text:span text:style-name="T7">"tutorialmod:pink_garnet_deepslate_ore"<text:line-break/> <text:s/></text:span><text:span text:style-name="T4">]<text:line-break/>}</text:span></text:p>
          </table:table-cell>
        </table:table-row>
      </table:table>
      <text:p text:style-name="P31"/>
      <text:p text:style-name="P29">For mining levels: </text:p>
      <text:p text:style-name="P29">(Mineable by this and above only)</text:p>
      <text:p text:style-name="P29"/>
      <text:p text:style-name="P34"/>
      <text:p text:style-name="P35">Loot Tables</text:p>
      <text:p text:style-name="P36">Contained in:</text:p>
      <text:p text:style-name="P37">data &gt; tutorialmod &gt; loot_table &gt; blocks</text:p>
      <text:p text:style-name="P38">Refer to vanilla loottables for samples</text:p>
      <text:h text:style-name="P39" text:outline-level="2"/>
      <text:h text:style-name="P40" text:outline-level="2"><text:bookmark-start text:name="__RefHeading___Toc5059_2543110105"/>6: Custom Advanced Item<text:bookmark-end text:name="__RefHeading___Toc5059_2543110105"/></text:h>
      <text:p text:style-name="P41">Video: <text:a xlink:type="simple" xlink:href="https://www.youtube.com/watch?v=bVho57E_1hU&amp;list=PLKGarocXCE1H_HxOYihQMq0mlpqiUJj4L&amp;index=6" text:style-name="Internet_20_link" text:visited-style-name="Visited_20_Internet_20_Link">Click Here</text:a> </text:p>
      <text:p text:style-name="P41">Custom Item Class</text:p>
      <text:p text:style-name="P42">highlighting over Item in extends item and press ‘Ctrl + h’ to show class h<text:span text:style-name="T19">ei</text:span>gh<text:span text:style-name="T19">er</text:span>cy</text:p>
      <text:p text:style-name="P43">Naming Convention: add Item to end</text:p>
      <text:p text:style-name="P43">Chisel.java</text:p>
      <table:table table:name="Table14" table:style-name="Table14">
        <table:table-column table:style-name="Table14.A"/>
        <table:table-row>
          <table:table-cell table:style-name="Table14.A1" office:value-type="string">
            <text:p text:style-name="P12" loext:marker-style-name="T4"><text:span text:style-name="T5">public class </text:span><text:span text:style-name="T4">ChiselItem </text:span><text:span text:style-name="T5">extends </text:span><text:span text:style-name="T4">Item {<text:line-break/><text:line-break/> <text:s text:c="3"/></text:span><text:span text:style-name="T5">private static final </text:span><text:span text:style-name="T4">Map&lt;Block, Block&gt; </text:span><text:span text:style-name="T6">CHISEL_MAP </text:span><text:span text:style-name="T4">= Map.</text:span><text:span text:style-name="T8">of</text:span><text:span text:style-name="T4">(<text:line-break/> <text:s text:c="11"/>Blocks.</text:span><text:span text:style-name="T6">STONE</text:span><text:span text:style-name="T4">, Blocks.</text:span><text:span text:style-name="T6">STONE_BRICKS</text:span><text:span text:style-name="T4">,<text:line-break/> <text:s text:c="11"/>Blocks.</text:span><text:span text:style-name="T6">END_STONE</text:span><text:span text:style-name="T4">, Blocks.</text:span><text:span text:style-name="T6">END_STONE_BRICKS</text:span><text:span text:style-name="T4">,<text:line-break/> <text:s text:c="11"/>Blocks.</text:span><text:span text:style-name="T6">NETHERRACK</text:span><text:span text:style-name="T4">, Blocks.</text:span><text:span text:style-name="T6">NETHER_BRICKS</text:span><text:span text:style-name="T4">,<text:line-break/> <text:s text:c="11"/>Blocks.</text:span><text:span text:style-name="T6">DEEPSLATE</text:span><text:span text:style-name="T4">, Blocks.</text:span><text:span text:style-name="T6">DEEPSLATE_BRICKS</text:span><text:span text:style-name="T4">,<text:line-break/> <text:s text:c="11"/>Blocks.</text:span><text:span text:style-name="T6">OAK_LOG</text:span><text:span text:style-name="T4">, ModBlocks.</text:span><text:span text:style-name="T6">PINK_GARNET_BLOCK<text:line-break/> <text:s text:c="3"/></text:span><text:span text:style-name="T4">);<text:line-break/><text:line-break/> <text:s text:c="3"/></text:span><text:span text:style-name="T5">public </text:span><text:span text:style-name="T10">ChiselItem</text:span><text:span text:style-name="T4">(Settings settings) {<text:line-break/> <text:s text:c="7"/></text:span><text:span text:style-name="T5">super</text:span><text:span text:style-name="T4">(settings);<text:line-break/> <text:s text:c="3"/>}<text:line-break/><text:line-break/> <text:s text:c="3"/></text:span><text:span text:style-name="T11">//want to make this item do something when clicking on another block with it:<text:line-break/> <text:s text:c="3"/></text:span><text:span text:style-name="T9">@Override<text:line-break/> <text:s text:c="3"/></text:span><text:span text:style-name="T5">public </text:span><text:span text:style-name="T4">ActionResult </text:span><text:span text:style-name="T10">useOnBlock</text:span><text:span text:style-name="T4">(ItemUsageContext context) { </text:span><text:span text:style-name="T11">//ItemUsageContext allows for a lot of information to be gotten<text:line-break/> <text:s text:c="7"/></text:span><text:span text:style-name="T4">World world = context.getWorld();<text:line-break/> <text:s text:c="7"/>Block clickedBlock = world.getBlockState(context.getBlockPos()).getBlock(); </text:span><text:span text:style-name="T11">//gets the block located at the location that was clicked<text:line-break/><text:line-break/> <text:s text:c="7"/>//Check if block is part of map<text:line-break/> <text:s text:c="7"/></text:span><text:span text:style-name="T5">if</text:span><text:span text:style-name="T4">(</text:span><text:span text:style-name="T6">CHISEL_MAP</text:span><text:span text:style-name="T4">.containsKey(clickedBlock)){<text:line-break/> <text:s text:c="11"/></text:span><text:span text:style-name="T11">//Makes this only occur on server side rather than client<text:line-break/> <text:s text:c="11"/></text:span><text:span text:style-name="T5">if</text:span><text:span text:style-name="T4">(!world.isClient()){<text:line-break/> <text:s text:c="15"/></text:span><text:span text:style-name="T11">//swap block for new block<text:line-break/> <text:s text:c="15"/></text:span><text:span text:style-name="T4">world.setBlockState(context.getBlockPos(), </text:span><text:span text:style-name="T6">CHISEL_MAP</text:span><text:span text:style-name="T4">.get(clickedBlock).getDefaultState());<text:line-break/><text:line-break/> <text:s text:c="15"/></text:span><text:span text:style-name="T11">//damage the held item<text:line-break/> <text:s text:c="15"/></text:span><text:span text:style-name="T4">context.getStack().damage(</text:span><text:span text:style-name="T17">1</text:span><text:span text:style-name="T4">,((ServerWorld) world), ((ServerPlayerEntity) context.getPlayer()),<text:line-break/> <text:s text:c="23"/>item -&gt; </text:span><text:span text:style-name="T12">context</text:span><text:span text:style-name="T4">.getPlayer().sendEquipmentBreakStatus(item, EquipmentSlot.</text:span><text:span text:style-name="T6">MAINHAND</text:span><text:span text:style-name="T4">));<text:line-break/><text:line-break/> <text:s text:c="15"/></text:span><text:span text:style-name="T11">//Play sound<text:line-break/> <text:s text:c="15"/></text:span><text:span text:style-name="T4">world.playSound(</text:span><text:span text:style-name="T5">null</text:span><text:span text:style-name="T4">, context.getBlockPos(), SoundEvents.</text:span><text:span text:style-name="T6">BLOCK_GRINDSTONE_USE</text:span><text:span text:style-name="T4">, SoundCategory.</text:span><text:span text:style-name="T6">BLOCKS</text:span><text:span text:style-name="T4">);<text:line-break/> <text:s text:c="11"/>}<text:line-break/> <text:s text:c="7"/>}<text:line-break/> <text:s text:c="7"/></text:span><text:span text:style-name="T11">//Causes the hand to show using of the item<text:line-break/> <text:s text:c="7"/></text:span><text:span text:style-name="T5">return </text:span><text:span text:style-name="T4">ActionResult.</text:span><text:span text:style-name="T6">SUCCESS</text:span><text:span text:style-name="T4">;<text:line-break/> <text:s text:c="3"/>}<text:line-break/>}</text:span></text:p>
          </table:table-cell>
        </table:table-row>
      </table:table>
      <text:p text:style-name="P43"/>
      <text:p text:style-name="P43"/>
      <text:p text:style-name="P43"><text:soft-page-break/>To register custom item in modItems:</text:p>
      <table:table table:name="Table15" table:style-name="Table15">
        <table:table-column table:style-name="Table15.A"/>
        <table:table-row>
          <table:table-cell table:style-name="Table15.A1" office:value-type="string">
            <text:p text:style-name="P12" loext:marker-style-name="T4"><text:span text:style-name="T5">public static final </text:span><text:span text:style-name="T4">Item </text:span><text:span text:style-name="T6">CHISEL </text:span><text:span text:style-name="T4">= </text:span><text:span text:style-name="T8">registerItem</text:span><text:span text:style-name="T4">(</text:span><text:span text:style-name="T7">"chisel"</text:span><text:span text:style-name="T4">, </text:span><text:span text:style-name="T5">new </text:span><text:span text:style-name="T4">ChiselItem(</text:span><text:span text:style-name="T5">new </text:span><text:span text:style-name="T4">Item.Settings().maxDamage(</text:span><text:span text:style-name="T17">32</text:span><text:span text:style-name="T4">)));</text:span></text:p>
          </table:table-cell>
        </table:table-row>
      </table:table>
      <text:p text:style-name="P43"/>
      <text:h text:style-name="P44" text:outline-level="2"><text:bookmark-start text:name="__RefHeading___Toc5061_2543110105"/>7: Custom Advanced Blocks<text:bookmark-end text:name="__RefHeading___Toc5061_2543110105"/></text:h>
      <text:p text:style-name="P45">Video: <text:a xlink:type="simple" xlink:href="https://www.youtube.com/watch?v=Ukb3nGFFW1U&amp;list=PLKGarocXCE1H_HxOYihQMq0mlpqiUJj4L&amp;index=7" text:style-name="Internet_20_link" text:visited-style-name="Visited_20_Internet_20_Link">Click Here</text:a> </text:p>
      <text:p text:style-name="P46">Same Situation as custom items</text:p>
      <text:p text:style-name="P47">block &gt; custom &gt; &lt;customblock&gt;.java</text:p>
      <text:p text:style-name="P46">magic_block.java</text:p>
      <table:table table:name="Table16" table:style-name="Table16">
        <table:table-column table:style-name="Table16.A"/>
        <table:table-row>
          <table:table-cell table:style-name="Table16.A1" office:value-type="string">
            <text:p text:style-name="P12" loext:marker-style-name="T4"><text:span text:style-name="T5">public class </text:span><text:span text:style-name="T4">MagicBlock </text:span><text:span text:style-name="T5">extends </text:span><text:span text:style-name="T4">Block {<text:line-break/> <text:s text:c="3"/></text:span><text:span text:style-name="T5">public </text:span><text:span text:style-name="T10">MagicBlock</text:span><text:span text:style-name="T4">(Settings settings) {<text:line-break/> <text:s text:c="7"/></text:span><text:span text:style-name="T5">super</text:span><text:span text:style-name="T4">(settings);<text:line-break/> <text:s text:c="3"/>}<text:line-break/><text:line-break/><text:line-break/> <text:s text:c="3"/></text:span><text:span text:style-name="T11">//onUse called when you right-click a block with no item in your hand<text:line-break/> <text:s text:c="3"/></text:span><text:span text:style-name="T9">@Override<text:line-break/> <text:s text:c="3"/></text:span><text:span text:style-name="T5">protected </text:span><text:span text:style-name="T4">ActionResult </text:span><text:span text:style-name="T10">onUse</text:span><text:span text:style-name="T4">(BlockState state, World world, BlockPos pos, PlayerEntity player, BlockHitResult hit) {<text:line-break/><text:line-break/> <text:s text:c="7"/></text:span><text:span text:style-name="T11">//Play sound at player pos<text:line-break/> <text:s text:c="7"/></text:span><text:span text:style-name="T4">world.playSound(player, pos, SoundEvents.</text:span><text:span text:style-name="T6">BLOCK_AMETHYST_BLOCK_CHIME</text:span><text:span text:style-name="T4">, SoundCategory.</text:span><text:span text:style-name="T6">BLOCKS</text:span><text:span text:style-name="T4">, </text:span><text:span text:style-name="T17">1f</text:span><text:span text:style-name="T4">, </text:span><text:span text:style-name="T17">1f</text:span><text:span text:style-name="T4">);<text:line-break/><text:line-break/> <text:s text:c="7"/></text:span><text:span text:style-name="T5">return </text:span><text:span text:style-name="T4">ActionResult.</text:span><text:span text:style-name="T6">SUCCESS</text:span><text:span text:style-name="T4">;<text:line-break/> <text:s text:c="3"/>}<text:line-break/><text:line-break/><text:line-break/> <text:s text:c="3"/></text:span><text:span text:style-name="T11">//When an item is thrown onto the block, transforms the item into something new<text:line-break/> <text:s text:c="3"/></text:span><text:span text:style-name="T9">@Override<text:line-break/> <text:s text:c="3"/></text:span><text:span text:style-name="T5">public void </text:span><text:span text:style-name="T10">onSteppedOn</text:span><text:span text:style-name="T4">(World world, BlockPos pos, BlockState state, Entity entity) {<text:line-break/> <text:s text:c="7"/></text:span><text:span text:style-name="T11">//Check if the entity is the item<text:line-break/> <text:s text:c="7"/></text:span><text:span text:style-name="T5">if</text:span><text:span text:style-name="T4">(entity </text:span><text:span text:style-name="T5">instanceof </text:span><text:span text:style-name="T4">ItemEntity itemEntity){<text:line-break/> <text:s text:c="11"/></text:span><text:span text:style-name="T11">//Check the type of item<text:line-break/> <text:s text:c="11"/></text:span><text:span text:style-name="T5">if</text:span><text:span text:style-name="T4">(itemEntity.getStack().getItem() == ModItems.</text:span><text:span text:style-name="T6">RAW_PINK_GARNET</text:span><text:span text:style-name="T4">){<text:line-break/> <text:s text:c="15"/></text:span><text:span text:style-name="T11">//Converts stack item into diamond, of count stack equal to stack count<text:line-break/> <text:s text:c="15"/></text:span><text:span text:style-name="T4">itemEntity.setStack(</text:span><text:span text:style-name="T5">new </text:span><text:span text:style-name="T4">ItemStack(Items.</text:span><text:span text:style-name="T6">DIAMOND</text:span><text:span text:style-name="T4">, itemEntity.getStack().getCount()));<text:line-break/> <text:s text:c="11"/>}<text:line-break/> <text:s text:c="7"/>}<text:line-break/><text:line-break/> <text:s text:c="7"/></text:span><text:span text:style-name="T5">super</text:span><text:span text:style-name="T4">.onSteppedOn(world, pos, state, entity);<text:line-break/> <text:s text:c="3"/>}<text:line-break/>}</text:span></text:p>
          </table:table-cell>
        </table:table-row>
      </table:table>
      <text:p text:style-name="P46"/>
      <text:h text:style-name="P48" text:outline-level="2"/>
      <text:h text:style-name="P49" text:outline-level="2"><text:bookmark-start text:name="__RefHeading___Toc5063_2543110105"/>8: Custom Food &amp; Fuel<text:bookmark-end text:name="__RefHeading___Toc5063_2543110105"/></text:h>
      <text:p text:style-name="P46">Video: <text:a xlink:type="simple" xlink:href="https://www.youtube.com/watch?v=qqME_n47MdE&amp;list=PLKGarocXCE1H_HxOYihQMq0mlpqiUJj4L&amp;index=8" text:style-name="Internet_20_link" text:visited-style-name="Visited_20_Internet_20_Link">Click Here</text:a> </text:p>
      <text:p text:style-name="P50">Food:</text:p>
      <text:p text:style-name="P51">Need a custom ModFoodComponents class:</text:p>
      <text:p text:style-name="P52">MOD_ID &gt; item &gt;ModFoodComponents</text:p>
      <table:table table:name="Table18" table:style-name="Table18">
        <table:table-column table:style-name="Table18.A"/>
        <table:table-row>
          <table:table-cell table:style-name="Table18.A1" office:value-type="string">
            <text:p text:style-name="P12" loext:marker-style-name="T4"><text:span text:style-name="T5">public class </text:span><text:span text:style-name="T4">ModFoodComponents {<text:line-break/> <text:s text:c="3"/></text:span><text:span text:style-name="T5">public static final </text:span><text:span text:style-name="T4">FoodComponent </text:span><text:span text:style-name="T6">CAULIFLOWER </text:span><text:span text:style-name="T4">= </text:span><text:span text:style-name="T5">new </text:span><text:span text:style-name="T4">FoodComponent.Builder().nutrition(</text:span><text:span text:style-name="T17">3</text:span><text:span text:style-name="T4">).saturationModifier(</text:span><text:span text:style-name="T17">0.25f</text:span><text:span text:style-name="T4">)<text:line-break/> <text:s text:c="11"/>.statusEffect(</text:span><text:span text:style-name="T5">new </text:span><text:span text:style-name="T4">StatusEffectInstance(StatusEffects.</text:span><text:span text:style-name="T6">HEALTH_BOOST</text:span><text:span text:style-name="T4">, </text:span><text:span text:style-name="T17">200</text:span><text:span text:style-name="T4">), </text:span><text:span text:style-name="T17">0.15f</text:span><text:span text:style-name="T4">).build();<text:line-break/>}</text:span></text:p>
          </table:table-cell>
        </table:table-row>
      </table:table>
      <text:p text:style-name="P51"/>
      <text:p text:style-name="P53">Registering Food Item in ModItems.java:</text:p>
      <table:table table:name="Table17" table:style-name="Table17">
        <table:table-column table:style-name="Table17.A"/>
        <table:table-row>
          <table:table-cell table:style-name="Table17.A1" office:value-type="string">
            <text:p text:style-name="P12" loext:marker-style-name="T4"><text:span text:style-name="T11">//Food Items<text:line-break/></text:span><text:span text:style-name="T5">public static final </text:span><text:span text:style-name="T4">Item </text:span><text:span text:style-name="T6">CAULIFLOWER </text:span><text:span text:style-name="T4">= </text:span><text:span text:style-name="T8">registerItem</text:span><text:span text:style-name="T4">(</text:span><text:span text:style-name="T7">"cauliflower"</text:span><text:span text:style-name="T4">, </text:span><text:span text:style-name="T5">new </text:span><text:span text:style-name="T4">Item(</text:span><text:span text:style-name="T5">new </text:span><text:span text:style-name="T4">Item.Settings().food(ModFoodComponents.</text:span><text:span text:style-name="T6">CAULIFLOWER</text:span><text:span text:style-name="T4">)));</text:span></text:p>
          </table:table-cell>
        </table:table-row>
      </table:table>
      <text:p text:style-name="P53"/>
      <text:p text:style-name="P50">Fuels:</text:p>
      <text:p text:style-name="P51">Same registering as a normal item. </text:p>
      <text:p text:style-name="P51">Setting it as a fuel is done within onInitialize<text:span text:style-name="T20">()</text:span> in <text:span text:style-name="T21">TutorialMod.</text:span>java <text:span text:style-name="T20">(main program)</text:span></text:p>
      <table:table table:name="Table19" table:style-name="Table19">
        <table:table-column table:style-name="Table19.A"/>
        <table:table-row table:style-name="Table19.1">
          <table:table-cell table:style-name="Table19.A1" office:value-type="string">
            <text:p text:style-name="P12" loext:marker-style-name="T4"><text:span text:style-name="T11">//Define item as Fuel item:<text:line-break/></text:span><text:span text:style-name="T4">FuelRegistry.</text:span><text:span text:style-name="T6">INSTANCE</text:span><text:span text:style-name="T4">.add(ModItems.</text:span><text:span text:style-name="T6">STARLIGHT_ASHES</text:span><text:span text:style-name="T4">, </text:span><text:span text:style-name="T17">600</text:span><text:span text:style-name="T4">);</text:span></text:p>
          </table:table-cell>
        </table:table-row>
      </table:table>
      <text:p text:style-name="P51"/>
      <text:h text:style-name="P54" text:outline-level="2"/>
      <text:h text:style-name="P55" text:outline-level="2"><text:bookmark-start text:name="__RefHeading___Toc5065_2543110105"/>9: Custom Tool Tips<text:bookmark-end text:name="__RefHeading___Toc5065_2543110105"/></text:h>
      <text:p text:style-name="P56">Video: <text:a xlink:type="simple" xlink:href="https://www.youtube.com/watch?v=2uH44Y7KsnU&amp;list=PLKGarocXCE1H_HxOYihQMq0mlpqiUJj4L&amp;index=9" text:style-name="Internet_20_link" text:visited-style-name="Visited_20_Internet_20_Link">Click Here</text:a> </text:p>
      <text:p text:style-name="P56">3 Ways to add them!</text:p>
      <text:p text:style-name="P56">If the item/block already has a custom class, you can override the append method and add your key. This can then be translated in the lang file.</text:p>
      <text:p text:style-name="P57">They accept formatting codes using the paragraph symbol: ¶</text:p>
      <text:p text:style-name="P57">MagicBlock.java</text:p>
      <table:table table:name="Table20" table:style-name="Table20">
        <table:table-column table:style-name="Table20.A"/>
        <table:table-row>
          <table:table-cell table:style-name="Table20.A1" office:value-type="string">
            <text:p text:style-name="P12" loext:marker-style-name="T4"><text:span text:style-name="T11">//Set Tooltip!<text:line-break/></text:span><text:span text:style-name="T9">@Override<text:line-break/></text:span><text:span text:style-name="T5">public void </text:span><text:span text:style-name="T10">appendTooltip</text:span><text:span text:style-name="T4">(ItemStack stack, Item.TooltipContext context, List&lt;Text&gt; tooltip, TooltipType options) {<text:line-break/> <text:s text:c="3"/></text:span><text:span text:style-name="T11">//set key to use in .lang file<text:line-break/> <text:s text:c="3"/></text:span><text:span text:style-name="T4">tooltip.add(Text.</text:span><text:span text:style-name="T8">translatable</text:span><text:span text:style-name="T4">(</text:span><text:span text:style-name="T7">"tooltip.tutorialmod.magic_block.tooltip"</text:span><text:span text:style-name="T4">));<text:line-break/> <text:s text:c="3"/></text:span><text:span text:style-name="T5">super</text:span><text:span text:style-name="T4">.appendTooltip(stack, context, tooltip, options);<text:line-break/>}</text:span></text:p>
          </table:table-cell>
        </table:table-row>
      </table:table>
      <text:p text:style-name="P56"/>
      <text:p text:style-name="P57">Alternative view while shifting:</text:p>
      <text:p text:style-name="P57">ChiselItem.Java</text:p>
      <table:table table:name="Table21" table:style-name="Table21">
        <table:table-column table:style-name="Table21.A"/>
        <table:table-row>
          <table:table-cell table:style-name="Table21.A1" office:value-type="string">
            <text:p text:style-name="P12" loext:marker-style-name="T4"><text:span text:style-name="T9">@Override<text:line-break/></text:span><text:span text:style-name="T5">public void </text:span><text:span text:style-name="T10">appendTooltip</text:span><text:span text:style-name="T4">(ItemStack stack, TooltipContext context, List&lt;Text&gt; tooltip, TooltipType type) {<text:line-break/> <text:s text:c="3"/></text:span><text:span text:style-name="T11">//Hold Down shift to view tool tip<text:line-break/> <text:s text:c="3"/></text:span><text:span text:style-name="T5">if</text:span><text:span text:style-name="T4">(Screen.</text:span><text:span text:style-name="T8">hasShiftDown</text:span><text:span text:style-name="T4">()){<text:line-break/> <text:s text:c="7"/>tooltip.add(Text.</text:span><text:span text:style-name="T8">translatable</text:span><text:span text:style-name="T4">(</text:span><text:span text:style-name="T7">"tooltip.tutorialmod.chisel.shift_down"</text:span><text:span text:style-name="T4">));<text:line-break/><text:line-break/> <text:s text:c="3"/>}<text:line-break/> <text:s text:c="3"/></text:span><text:span text:style-name="T5">else </text:span><text:span text:style-name="T4">{<text:line-break/> <text:s text:c="7"/>tooltip.add(Text.</text:span><text:span text:style-name="T8">translatable</text:span><text:span text:style-name="T4">(</text:span><text:span text:style-name="T7">"tooltip.tutorialmod.chisel"</text:span><text:span text:style-name="T4">));<text:line-break/> <text:s text:c="3"/>}<text:line-break/><text:line-break/> <text:s text:c="3"/></text:span><text:span text:style-name="T5">super</text:span><text:span text:style-name="T4">.appendTooltip(stack, context, tooltip, type);<text:line-break/>}</text:span></text:p>
          </table:table-cell>
        </table:table-row>
      </table:table>
      <text:p text:style-name="P57"/>
      <text:p text:style-name="P57">Anonumous Class Method:</text:p>
      <text:p text:style-name="P57">Within ModItems.Java:</text:p>
      <table:table table:name="Table22" table:style-name="Table22">
        <table:table-column table:style-name="Table22.A"/>
        <table:table-row>
          <table:table-cell table:style-name="Table22.A1" office:value-type="string">
            <text:p text:style-name="P12" loext:marker-style-name="T4"><text:span text:style-name="T11">//Food Items<text:line-break/></text:span><text:span text:style-name="T5">public static final </text:span><text:span text:style-name="T4">Item </text:span><text:span text:style-name="T6">CAULIFLOWER </text:span><text:span text:style-name="T4">= </text:span><text:span text:style-name="T8">registerItem</text:span><text:span text:style-name="T4">(</text:span><text:span text:style-name="T7">"cauliflower"</text:span><text:span text:style-name="T4">, </text:span><text:span text:style-name="T5">new </text:span><text:span text:style-name="T4">Item(</text:span><text:span text:style-name="T5">new </text:span><text:span text:style-name="T4">Item.Settings().food(ModFoodComponents.</text:span><text:span text:style-name="T6">CAULIFLOWER</text:span><text:span text:style-name="T4">)) {<text:line-break/> <text:s text:c="3"/></text:span><text:span text:style-name="T11">//Anonymous class<text:line-break/> <text:s text:c="3"/></text:span><text:span text:style-name="T9">@Override<text:line-break/> <text:s text:c="3"/></text:span><text:span text:style-name="T5">public void </text:span><text:span text:style-name="T10">appendTooltip</text:span><text:span text:style-name="T4">(ItemStack stack, TooltipContext context, List&lt;Text&gt; tooltip, TooltipType type) {<text:line-break/> <text:s text:c="7"/>tooltip.add(Text.</text:span><text:span text:style-name="T8">translatable</text:span><text:span text:style-name="T4">(</text:span><text:span text:style-name="T7">"tooltip.tutorialmod.cauliflower"</text:span><text:span text:style-name="T4">));<text:line-break/> <text:s text:c="7"/></text:span><text:span text:style-name="T5">super</text:span><text:span text:style-name="T4">.appendTooltip(stack, context, tooltip, type);<text:line-break/> <text:s text:c="3"/>}<text:line-break/>});</text:span></text:p>
          </table:table-cell>
        </table:table-row>
      </table:table>
      <text:h text:style-name="P58" text:outline-level="2"><text:bookmark-start text:name="__RefHeading___Toc2292_894467295"/><text:soft-page-break/>10: Custom Tags<text:bookmark-end text:name="__RefHeading___Toc2292_894467295"/></text:h>
      <text:p text:style-name="P59">Video: <text:a xlink:type="simple" xlink:href="https://www.youtube.com/watch?v=lVpV3B3yFsg" text:style-name="Internet_20_link" text:visited-style-name="Visited_20_Internet_20_Link">Click here</text:a> </text:p>
      <text:p text:style-name="P59">Useful for modularization and compatibility.</text:p>
      <text:p text:style-name="P60">Net.matt.tutorialmod.util.ModTags.java</text:p>
      <table:table table:name="Table23" table:style-name="Table23">
        <table:table-column table:style-name="Table23.A"/>
        <table:table-row>
          <table:table-cell table:style-name="Table23.A1" office:value-type="string">
            <text:p text:style-name="P12" loext:marker-style-name="T4"><text:span text:style-name="T11">//Custom tags class<text:line-break/></text:span><text:span text:style-name="T5">public class </text:span><text:span text:style-name="T4">ModTags {<text:line-break/><text:line-break/> <text:s text:c="3"/></text:span><text:span text:style-name="T5">public static class </text:span><text:span text:style-name="T4">blocks {<text:line-break/> <text:s text:c="7"/></text:span><text:span text:style-name="T11">//Where to register new block tags<text:line-break/> <text:s text:c="7"/><text:line-break/><text:line-break/> <text:s text:c="7"/></text:span><text:span text:style-name="T5">private static </text:span><text:span text:style-name="T4">TagKey&lt;Block&gt; </text:span><text:span text:style-name="T10">createTag</text:span><text:span text:style-name="T4">(String name){<text:line-break/> <text:s text:c="11"/></text:span><text:span text:style-name="T5">return </text:span><text:span text:style-name="T4">TagKey.</text:span><text:span text:style-name="T8">of</text:span><text:span text:style-name="T4">(RegistryKeys.</text:span><text:span text:style-name="T6">BLOCK</text:span><text:span text:style-name="T4">, Identifier.</text:span><text:span text:style-name="T8">of</text:span><text:span text:style-name="T4">(TutorialMod.</text:span><text:span text:style-name="T6">MOD_ID</text:span><text:span text:style-name="T4">, name));<text:line-break/> <text:s text:c="7"/>}<text:line-break/> <text:s text:c="3"/>}<text:line-break/><text:line-break/> <text:s text:c="3"/></text:span><text:span text:style-name="T5">public static class </text:span><text:span text:style-name="T4">items {<text:line-break/> <text:s text:c="7"/></text:span><text:span text:style-name="T11">//Where to register new item tags<text:line-break/> <text:s text:c="7"/></text:span><text:span text:style-name="T5">public static final </text:span><text:span text:style-name="T4">TagKey&lt;Item&gt; </text:span><text:span text:style-name="T6">TRANSFORMABLE_ITEMS </text:span><text:span text:style-name="T4">= </text:span><text:span text:style-name="T8">createTag</text:span><text:span text:style-name="T4">(</text:span><text:span text:style-name="T7">"transformable_items"</text:span><text:span text:style-name="T4">);<text:line-break/><text:line-break/> <text:s text:c="7"/></text:span><text:span text:style-name="T5">private static </text:span><text:span text:style-name="T4">TagKey&lt;Item&gt; </text:span><text:span text:style-name="T10">createTag</text:span><text:span text:style-name="T4">(String name){<text:line-break/> <text:s text:c="11"/></text:span><text:span text:style-name="T5">return </text:span><text:span text:style-name="T4">TagKey.</text:span><text:span text:style-name="T8">of</text:span><text:span text:style-name="T4">(RegistryKeys.</text:span><text:span text:style-name="T6">ITEM</text:span><text:span text:style-name="T4">, Identifier.</text:span><text:span text:style-name="T8">of</text:span><text:span text:style-name="T4">(TutorialMod.</text:span><text:span text:style-name="T6">MOD_ID</text:span><text:span text:style-name="T4">, name));<text:line-break/> <text:s text:c="7"/>}<text:line-break/> <text:s text:c="3"/>}<text:line-break/>}</text:span></text:p>
          </table:table-cell>
        </table:table-row>
      </table:table>
      <text:p text:style-name="P59"/>
      <text:p text:style-name="P61">Updates to magic_block.java</text:p>
      <table:table table:name="Table24" table:style-name="Table24">
        <table:table-column table:style-name="Table24.A"/>
        <table:table-row>
          <table:table-cell table:style-name="Table24.A1" office:value-type="string">
            <text:p text:style-name="P12" loext:marker-style-name="T4"><text:span text:style-name="T11">//When an item is thrown onto the block, transforms the item into something new<text:line-break/></text:span><text:span text:style-name="T9">@Override<text:line-break/></text:span><text:span text:style-name="T5">public void </text:span><text:span text:style-name="T10">onSteppedOn</text:span><text:span text:style-name="T4">(World world, BlockPos pos, BlockState state, Entity entity) {<text:line-break/> <text:s text:c="3"/></text:span><text:span text:style-name="T11">//Check if the entity is the item<text:line-break/> <text:s text:c="3"/></text:span><text:span text:style-name="T5">if</text:span><text:span text:style-name="T4">(entity </text:span><text:span text:style-name="T5">instanceof </text:span><text:span text:style-name="T4">ItemEntity itemEntity){<text:line-break/> <text:s text:c="7"/></text:span><text:span text:style-name="T11">//Check the type of item<text:line-break/> <text:s text:c="7"/></text:span><text:span text:style-name="T5">if</text:span><text:span text:style-name="T4">(isValidItem(itemEntity.getStack())){ </text:span><text:span text:style-name="T11">//Checks the tag from transformable items<text:line-break/> <text:s text:c="11"/>//Converts stack item into diamond, of count stack equal to stack count<text:line-break/> <text:s text:c="11"/></text:span><text:span text:style-name="T4">itemEntity.setStack(</text:span><text:span text:style-name="T5">new </text:span><text:span text:style-name="T4">ItemStack(Items.</text:span><text:span text:style-name="T6">DIAMOND</text:span><text:span text:style-name="T4">, itemEntity.getStack().getCount()));<text:line-break/> <text:s text:c="7"/>}<text:line-break/> <text:s text:c="3"/>}<text:line-break/> <text:s text:c="3"/></text:span><text:span text:style-name="T5">super</text:span><text:span text:style-name="T4">.onSteppedOn(world, pos, state, entity);<text:line-break/>}<text:line-break/><text:line-break/></text:span><text:span text:style-name="T11">//Returns true if the items is contained within the TRANSFORMABLE ITEMS tag<text:line-break/></text:span><text:span text:style-name="T5">private boolean </text:span><text:span text:style-name="T10">isValidItem</text:span><text:span text:style-name="T4">(ItemStack stack) {<text:line-break/> <text:s text:c="3"/></text:span><text:span text:style-name="T5">return </text:span><text:span text:style-name="T4">stack.isIn(ModTags.Items.</text:span><text:span text:style-name="T6">TRANSFORMABLE_ITEMS</text:span><text:span text:style-name="T4">);<text:line-break/>}</text:span></text:p>
          </table:table-cell>
        </table:table-row>
      </table:table>
      <text:p text:style-name="P61"/>
      <text:p text:style-name="P62">Tag files are stored in:</text:p>
      <text:p text:style-name="P62">data &gt; tutorialmod &gt; tags &gt; item &gt; &lt;&gt;.json</text:p>
      <text:h text:style-name="Heading_20_2" text:outline-level="2"><text:bookmark-start text:name="__RefHeading___Toc4569_894467295"/><text:soft-page-break/>11: Data Gen<text:bookmark-end text:name="__RefHeading___Toc4569_894467295"/></text:h>
      <text:p text:style-name="P63">Video: <text:a xlink:type="simple" xlink:href="https://www.youtube.com/watch?v=ELHvhvuGF3U" text:style-name="Internet_20_link" text:visited-style-name="Visited_20_Internet_20_Link">Click Here</text:a> </text:p>
      <text:p text:style-name="P63"/>
      <text:p text:style-name="P63"><text:s/>Backup And delete data folder, model and blockstates.</text:p>
      <text:p text:style-name="P63">Create matt.tutorialmod.datagen</text:p>
      <text:p text:style-name="P63">and create 5 classes:</text:p>
      <text:p text:style-name="P63">- ModBlockTagProvider</text:p>
      <text:p text:style-name="P63">- ModItemTagProvider</text:p>
      <text:p text:style-name="P63">- ModLootTableProvider</text:p>
      <text:p text:style-name="P63">- ModRecipeProvider</text:p>
      <text:p text:style-name="P63">- ModModelProvider</text:p>
      <text:p text:style-name="P63">These will be in charge of auto generating the equivalent json files.</text:p>
      <text:p text:style-name="P63"/>
      <text:p text:style-name="P64">To include the classes, you must pack each of the datagen classes into TutorialModDataGenerator class:</text:p>
      <table:table table:name="Table25" table:style-name="Table25">
        <table:table-column table:style-name="Table25.A"/>
        <table:table-row>
          <table:table-cell table:style-name="Table25.A1" office:value-type="string">
            <text:p text:style-name="P12" loext:marker-style-name="T4"><text:span text:style-name="T5">public class </text:span><text:span text:style-name="T4">TutorialModDataGenerator </text:span><text:span text:style-name="T5">implements </text:span><text:span text:style-name="T4">DataGeneratorEntrypoint {<text:line-break/><text:tab/></text:span><text:span text:style-name="T9">@Override<text:line-break/><text:tab/></text:span><text:span text:style-name="T5">public void </text:span><text:span text:style-name="T10">onInitializeDataGenerator</text:span><text:span text:style-name="T4">(FabricDataGenerator fabricDataGenerator) {<text:line-break/> <text:s text:c="7"/>FabricDataGenerator.Pack pack = fabricDataGenerator.createPack();<text:line-break/><text:line-break/> <text:s text:c="7"/>pack.addProvider(ModBlockTagProvider::</text:span><text:span text:style-name="T5">new</text:span><text:span text:style-name="T4">);<text:line-break/> <text:s text:c="7"/>pack.addProvider(ModItemTagProvider::</text:span><text:span text:style-name="T5">new</text:span><text:span text:style-name="T4">);<text:line-break/> <text:s text:c="7"/>pack.addProvider(ModLootTableProvider::</text:span><text:span text:style-name="T5">new</text:span><text:span text:style-name="T4">);<text:line-break/> <text:s text:c="7"/>pack.addProvider(ModModelProvider::</text:span><text:span text:style-name="T5">new</text:span><text:span text:style-name="T4">);<text:line-break/> <text:s text:c="7"/>pack.addProvider(ModRecipeProvider::</text:span><text:span text:style-name="T5">new</text:span><text:span text:style-name="T4">);<text:line-break/> <text:s text:c="7"/>}</text:span></text:p>
            <text:p text:style-name="P65" loext:marker-style-name="T4">}</text:p>
          </table:table-cell>
        </table:table-row>
      </table:table>
      <text:p text:style-name="P64"/>
      <text:p text:style-name="P64"/>
      <text:p text:style-name="P66">ModItemTagProvider.Java</text:p>
      <text:p text:style-name="P64">Used for creating custom item tags and register the items in them:</text:p>
      <table:table table:name="Table26" table:style-name="Table26">
        <table:table-column table:style-name="Table26.A"/>
        <table:table-row>
          <table:table-cell table:style-name="Table26.A1" office:value-type="string">
            <text:p text:style-name="P12" loext:marker-style-name="T4"><text:span text:style-name="T5">public class </text:span><text:span text:style-name="T4">ModItemTagProvider </text:span><text:span text:style-name="T5">extends </text:span><text:span text:style-name="T4">FabricTagProvider.ItemTagProvider {<text:line-break/><text:line-break/> <text:s text:c="3"/></text:span><text:span text:style-name="T11">//For Adding items to custom mod tags<text:line-break/> <text:s text:c="3"/></text:span><text:span text:style-name="T5">public </text:span><text:span text:style-name="T10">ModItemTagProvider</text:span><text:span text:style-name="T4">(FabricDataOutput output, CompletableFuture&lt;RegistryWrapper.WrapperLookup&gt; completableFuture) {<text:line-break/> <text:s text:c="7"/></text:span><text:span text:style-name="T5">super</text:span><text:span text:style-name="T4">(output, completableFuture);<text:line-break/> <text:s text:c="3"/>}<text:line-break/><text:line-break/> <text:s text:c="3"/></text:span><text:span text:style-name="T9">@Override<text:line-break/> <text:s text:c="3"/></text:span><text:span text:style-name="T5">protected void </text:span><text:span text:style-name="T10">configure</text:span><text:span text:style-name="T4">(RegistryWrapper.WrapperLookup wrapperLookup) {<text:line-break/> <text:s text:c="7"/>getOrCreateTagBuilder(ModTags.Items.</text:span><text:span text:style-name="T6">TRANSFORMABLE_ITEMS</text:span><text:span text:style-name="T4">)<text:line-break/> <text:s text:c="15"/>.add(ModItems.</text:span><text:span text:style-name="T6">RAW_PINK_GARNET</text:span><text:span text:style-name="T4">)<text:line-break/> <text:s text:c="15"/>.add(ModItems.</text:span><text:span text:style-name="T6">PINK_GARNET</text:span><text:span text:style-name="T4">)<text:line-break/> <text:s text:c="15"/>.add(Items.</text:span><text:span text:style-name="T6">COAL</text:span><text:span text:style-name="T4">)<text:line-break/> <text:s text:c="15"/>.add(Items.</text:span><text:span text:style-name="T6">STICK</text:span><text:span text:style-name="T4">)<text:line-break/> <text:s text:c="15"/>.add(Items.</text:span><text:span text:style-name="T6">APPLE</text:span><text:span text:style-name="T4">);<text:line-break/> <text:s text:c="3"/>}<text:line-break/>}</text:span></text:p>
          </table:table-cell>
        </table:table-row>
      </table:table>
      <text:p text:style-name="P64"/>
      <text:p text:style-name="P64">ModBlockTagProvider.Java</text:p>
      <text:p text:style-name="P64">Used for assigning block tags to items such as assigning tool types and requirements:</text:p>
      <table:table table:name="Table27" table:style-name="Table27">
        <table:table-column table:style-name="Table27.A"/>
        <table:table-row>
          <table:table-cell table:style-name="Table27.A1" office:value-type="string">
            <text:p text:style-name="P12" loext:marker-style-name="T4"><text:span text:style-name="T5">public class </text:span><text:span text:style-name="T4">ModBlockTagProvider </text:span><text:span text:style-name="T5">extends </text:span><text:span text:style-name="T4">FabricTagProvider.BlockTagProvider {<text:line-break/> <text:s text:c="3"/></text:span><text:span text:style-name="T5">public </text:span><text:span text:style-name="T10">ModBlockTagProvider</text:span><text:span text:style-name="T4">(FabricDataOutput output, CompletableFuture&lt;RegistryWrapper.WrapperLookup&gt; registriesFuture) {<text:line-break/> <text:s text:c="7"/></text:span><text:span text:style-name="T5">super</text:span><text:span text:style-name="T4">(output, registriesFuture);<text:line-break/> <text:s text:c="3"/>}<text:line-break/><text:line-break/> <text:s text:c="3"/></text:span><text:span text:style-name="T11">//When Data-gen runs, adds to the PICKAXE_MINEABLE tag<text:line-break/> <text:s text:c="3"/></text:span><text:span text:style-name="T9">@Override<text:line-break/> <text:s text:c="3"/></text:span><text:span text:style-name="T5">protected void </text:span><text:span text:style-name="T10">configure</text:span><text:span text:style-name="T4">(RegistryWrapper.WrapperLookup wrapperLookup) {<text:line-break/> <text:s text:c="7"/></text:span><text:span text:style-name="T11">//Indicates the preference of tool<text:line-break/> <text:s text:c="7"/></text:span><text:span text:style-name="T4">getOrCreateTagBuilder(BlockTags.</text:span><text:span text:style-name="T6">PICKAXE_MINEABLE</text:span><text:span text:style-name="T4">)<text:line-break/> <text:s text:c="15"/>.add(ModBlocks.</text:span><text:span text:style-name="T6">PINK_GARNET_BLOCK</text:span><text:span text:style-name="T4">)<text:line-break/> <text:s text:c="15"/>.add(ModBlocks.</text:span><text:span text:style-name="T6">RAW_PINK_GARNET_BLOCK</text:span><text:span text:style-name="T4">)<text:line-break/> <text:s text:c="15"/>.add(ModBlocks.</text:span><text:span text:style-name="T6">PINK_GARNET_ORE</text:span><text:span text:style-name="T4">)<text:line-break/> <text:s text:c="15"/>.add(ModBlocks.</text:span><text:span text:style-name="T6">PINK_GARNET_DEEPSLATE_ORE</text:span><text:span text:style-name="T4">)<text:line-break/> <text:s text:c="15"/>.add(ModBlocks.</text:span><text:span text:style-name="T6">MAGIC_BLOCK</text:span><text:span text:style-name="T4">);<text:line-break/><text:line-break/> <text:s text:c="7"/></text:span><text:span text:style-name="T11">//Requires this level or higher to drop item.<text:line-break/> <text:s text:c="7"/></text:span><text:span text:style-name="T4">getOrCreateTagBuilder(BlockTags.</text:span><text:span text:style-name="T6">NEEDS_IRON_TOOL</text:span><text:span text:style-name="T4">)<text:line-break/> <text:s text:c="15"/>.add(ModBlocks.</text:span><text:span text:style-name="T6">PINK_GARNET_ORE</text:span><text:span text:style-name="T4">);<text:line-break/><text:line-break/> <text:s text:c="7"/>getOrCreateTagBuilder(BlockTags.</text:span><text:span text:style-name="T6">NEEDS_DIAMOND_TOOL</text:span><text:span text:style-name="T4">)<text:line-break/> <text:s text:c="15"/>.add(ModBlocks.</text:span><text:span text:style-name="T6">PINK_GARNET_DEEPSLATE_ORE</text:span><text:span text:style-name="T4">);<text:line-break/> <text:s text:c="3"/>}<text:line-break/>}</text:span></text:p>
          </table:table-cell>
        </table:table-row>
      </table:table>
      <text:p text:style-name="P64"/>
      <text:p text:style-name="P64"/>
      <text:p text:style-name="P64"><text:soft-page-break/>ModModelProvider.Java</text:p>
      <text:p text:style-name="P64">Generates both the block and item model, blockstate, and item json files:</text:p>
      <table:table table:name="Table28" table:style-name="Table28">
        <table:table-column table:style-name="Table28.A"/>
        <table:table-row>
          <table:table-cell table:style-name="Table28.A1" office:value-type="string">
            <text:p text:style-name="P12" loext:marker-style-name="T4"><text:span text:style-name="T11">//Class for generating both the block models and items models<text:line-break/></text:span><text:span text:style-name="T5">public class </text:span><text:span text:style-name="T4">ModModelProvider </text:span><text:span text:style-name="T5">extends </text:span><text:span text:style-name="T4">FabricModelProvider {<text:line-break/> <text:s text:c="3"/></text:span><text:span text:style-name="T5">public </text:span><text:span text:style-name="T10">ModModelProvider</text:span><text:span text:style-name="T4">(FabricDataOutput output) {<text:line-break/> <text:s text:c="7"/></text:span><text:span text:style-name="T5">super</text:span><text:span text:style-name="T4">(output);<text:line-break/> <text:s text:c="3"/>}<text:line-break/><text:line-break/> <text:s text:c="3"/></text:span><text:span text:style-name="T11">//Generates the block state, item, and model json files<text:line-break/> <text:s text:c="3"/></text:span><text:span text:style-name="T9">@Override<text:line-break/> <text:s text:c="3"/></text:span><text:span text:style-name="T5">public void </text:span><text:span text:style-name="T10">generateBlockStateModels</text:span><text:span text:style-name="T4">(BlockStateModelGenerator blockStateModelGenerator) {<text:line-break/> <text:s text:c="7"/>blockStateModelGenerator.registerSimpleCubeAll(ModBlocks.</text:span><text:span text:style-name="T6">PINK_GARNET_BLOCK</text:span><text:span text:style-name="T4">);<text:line-break/> <text:s text:c="7"/>blockStateModelGenerator.registerSimpleCubeAll(ModBlocks.</text:span><text:span text:style-name="T6">RAW_PINK_GARNET_BLOCK</text:span><text:span text:style-name="T4">);<text:line-break/> <text:s text:c="7"/>blockStateModelGenerator.registerSimpleCubeAll(ModBlocks.</text:span><text:span text:style-name="T6">PINK_GARNET_ORE</text:span><text:span text:style-name="T4">);<text:line-break/> <text:s text:c="7"/>blockStateModelGenerator.registerSimpleCubeAll(ModBlocks.</text:span><text:span text:style-name="T6">PINK_GARNET_DEEPSLATE_ORE</text:span><text:span text:style-name="T4">);<text:line-break/> <text:s text:c="7"/>blockStateModelGenerator.registerSimpleCubeAll(ModBlocks.</text:span><text:span text:style-name="T6">MAGIC_BLOCK</text:span><text:span text:style-name="T4">);<text:line-break/> <text:s text:c="3"/>}<text:line-break/><text:line-break/> <text:s text:c="3"/></text:span><text:span text:style-name="T11">//generates the item and model json files<text:line-break/> <text:s text:c="3"/></text:span><text:span text:style-name="T9">@Override<text:line-break/> <text:s text:c="3"/></text:span><text:span text:style-name="T5">public void </text:span><text:span text:style-name="T10">generateItemModels</text:span><text:span text:style-name="T4">(ItemModelGenerator itemModelGenerator) {<text:line-break/> <text:s text:c="7"/>itemModelGenerator.register(ModItems.</text:span><text:span text:style-name="T6">PINK_GARNET</text:span><text:span text:style-name="T4">, Models.</text:span><text:span text:style-name="T6">GENERATED</text:span><text:span text:style-name="T4">);<text:line-break/> <text:s text:c="7"/>itemModelGenerator.register(ModItems.</text:span><text:span text:style-name="T6">RAW_PINK_GARNET</text:span><text:span text:style-name="T4">, Models.</text:span><text:span text:style-name="T6">GENERATED</text:span><text:span text:style-name="T4">);<text:line-break/> <text:s text:c="7"/>itemModelGenerator.register(ModItems.</text:span><text:span text:style-name="T6">CHISEL</text:span><text:span text:style-name="T4">, Models.</text:span><text:span text:style-name="T6">GENERATED</text:span><text:span text:style-name="T4">);<text:line-break/> <text:s text:c="7"/>itemModelGenerator.register(ModItems.</text:span><text:span text:style-name="T6">PINK_GARNET_HAMMER</text:span><text:span text:style-name="T4">, Models.</text:span><text:span text:style-name="T6">GENERATED</text:span><text:span text:style-name="T4">);<text:line-break/><text:line-break/> <text:s text:c="7"/>itemModelGenerator.register(ModItems.</text:span><text:span text:style-name="T6">CAULIFLOWER</text:span><text:span text:style-name="T4">, Models.</text:span><text:span text:style-name="T6">GENERATED</text:span><text:span text:style-name="T4">);<text:line-break/> <text:s text:c="7"/>itemModelGenerator.register(ModItems.</text:span><text:span text:style-name="T6">STARLIGHT_ASHES</text:span><text:span text:style-name="T4">, Models.</text:span><text:span text:style-name="T6">GENERATED</text:span><text:span text:style-name="T4">);<text:line-break/> <text:s text:c="3"/>}<text:line-break/>}</text:span></text:p>
          </table:table-cell>
        </table:table-row>
      </table:table>
      <text:p text:style-name="P64"/>
      <text:p text:style-name="P64"/>
      <text:p text:style-name="P66">ModLootTableProvider.Java</text:p>
      <text:p text:style-name="P64">Generates all the Loot tables for all the items on drop.</text:p>
      <table:table table:name="Table29" table:style-name="Table29">
        <table:table-column table:style-name="Table29.A"/>
        <table:table-row table:style-name="Table29.1">
          <table:table-cell table:style-name="Table29.A1" office:value-type="string">
            <text:p text:style-name="P12" loext:marker-style-name="T4"><text:span text:style-name="T5">public class </text:span><text:span text:style-name="T4">ModLootTableProvider </text:span><text:span text:style-name="T5">extends </text:span><text:span text:style-name="T4">FabricBlockLootTableProvider {<text:line-break/> <text:s text:c="3"/></text:span><text:span text:style-name="T5">public </text:span><text:span text:style-name="T10">ModLootTableProvider</text:span><text:span text:style-name="T4">(FabricDataOutput dataOutput, CompletableFuture&lt;RegistryWrapper.WrapperLookup&gt; registryLookup) {<text:line-break/> <text:s text:c="7"/></text:span><text:span text:style-name="T5">super</text:span><text:span text:style-name="T4">(dataOutput, registryLookup);<text:line-break/> <text:s text:c="3"/>}<text:line-break/><text:line-break/> <text:s text:c="3"/></text:span><text:span text:style-name="T9">@Override<text:line-break/> <text:s text:c="3"/></text:span><text:span text:style-name="T5">public void </text:span><text:span text:style-name="T10">generate</text:span><text:span text:style-name="T4">() {<text:line-break/> <text:s text:c="7"/></text:span><text:span text:style-name="T11">//Items that drop themselves<text:line-break/> <text:s text:c="7"/></text:span><text:span text:style-name="T4">addDrop(ModBlocks.</text:span><text:span text:style-name="T6">PINK_GARNET_BLOCK</text:span><text:span text:style-name="T4">);<text:line-break/> <text:s text:c="7"/>addDrop(ModBlocks.</text:span><text:span text:style-name="T6">RAW_PINK_GARNET_BLOCK</text:span><text:span text:style-name="T4">);<text:line-break/> <text:s text:c="7"/>addDrop(ModBlocks.</text:span><text:span text:style-name="T6">MAGIC_BLOCK</text:span><text:span text:style-name="T4">);<text:line-break/><text:line-break/> <text:s text:c="7"/></text:span><text:span text:style-name="T11">//Ores<text:line-break/> <text:s text:c="7"/></text:span><text:span text:style-name="T4">addDrop(ModBlocks.</text:span><text:span text:style-name="T6">PINK_GARNET_ORE</text:span><text:span text:style-name="T4">, oreDrops(ModBlocks.</text:span><text:span text:style-name="T6">PINK_GARNET_ORE</text:span><text:span text:style-name="T4">, ModItems.</text:span><text:span text:style-name="T6">RAW_PINK_GARNET</text:span><text:span text:style-name="T4">));<text:line-break/><text:line-break/> <text:s text:c="7"/></text:span><text:span text:style-name="T11">//Special multidrop item from helper class<text:line-break/> <text:s text:c="7"/></text:span><text:span text:style-name="T4">addDrop(ModBlocks.</text:span><text:span text:style-name="T6">PINK_GARNET_DEEPSLATE_ORE</text:span><text:span text:style-name="T4">, multipleOreDrops(ModBlocks.</text:span><text:span text:style-name="T6">PINK_GARNET_DEEPSLATE_ORE</text:span><text:span text:style-name="T4">, ModItems.</text:span><text:span text:style-name="T6">RAW_PINK_GARNET</text:span><text:span text:style-name="T4">, </text:span><text:span text:style-name="T17">3.0f</text:span><text:span text:style-name="T4">, </text:span><text:span text:style-name="T17">7.0f</text:span><text:span text:style-name="T4">));<text:line-break/> <text:s text:c="3"/>}</text:span></text:p>
            <text:p text:style-name="P65" loext:marker-style-name="T4"/>
          </table:table-cell>
        </table:table-row>
      </table:table>
      <text:p text:style-name="P64"/>
      <text:p text:style-name="P64">By selecting a method and C<text:span text:style-name="T22">trl + left click</text:span>, you can view the source code. To make an ore that drops multiple items, you can create a custom class based on the copperOreDrops method:</text:p>
      <table:table table:name="Table30" table:style-name="Table30">
        <table:table-column table:style-name="Table30.A"/>
        <table:table-row>
          <table:table-cell table:style-name="Table30.A1" office:value-type="string">
            <text:p text:style-name="P12" loext:marker-style-name="T4"><text:span text:style-name="T11">//Special ore drops method copied from the block loot table generator for multi-item dropping ores<text:line-break/></text:span><text:span text:style-name="T5">public </text:span><text:span text:style-name="T4">LootTable.Builder </text:span><text:span text:style-name="T10">multipleOreDrops</text:span><text:span text:style-name="T4">(Block drop, Item item, </text:span><text:span text:style-name="T5">float </text:span><text:span text:style-name="T4">minDrops, </text:span><text:span text:style-name="T5">float </text:span><text:span text:style-name="T4">maxDrops) {<text:line-break/> <text:s text:c="3"/>RegistryWrapper.Impl&lt;Enchantment&gt; impl = </text:span><text:span text:style-name="T5">this</text:span><text:span text:style-name="T4">.</text:span><text:span text:style-name="T12">registryLookup</text:span><text:span text:style-name="T4">.getWrapperOrThrow(RegistryKeys.</text:span><text:span text:style-name="T6">ENCHANTMENT</text:span><text:span text:style-name="T4">);<text:line-break/> <text:s text:c="3"/></text:span><text:span text:style-name="T5">return this</text:span><text:span text:style-name="T4">.dropsWithSilkTouch(<text:line-break/> <text:s text:c="11"/>drop,<text:line-break/> <text:s text:c="11"/>(LootPoolEntry.Builder&lt;?&gt;)</text:span><text:span text:style-name="T5">this</text:span><text:span text:style-name="T4">.applyExplosionDecay(<text:line-break/> <text:s text:c="19"/>drop,<text:line-break/> <text:s text:c="19"/>ItemEntry.</text:span><text:span text:style-name="T8">builder</text:span><text:span text:style-name="T4">(item)<text:line-break/> <text:s text:c="27"/>.apply(SetCountLootFunction.</text:span><text:span text:style-name="T8">builder</text:span><text:span text:style-name="T4">(UniformLootNumberProvider.</text:span><text:span text:style-name="T8">create</text:span><text:span text:style-name="T4">(minDrops, maxDrops)))<text:line-break/> <text:s text:c="27"/>.apply(ApplyBonusLootFunction.</text:span><text:span text:style-name="T8">oreDrops</text:span><text:span text:style-name="T4">(impl.getOrThrow(Enchantments.</text:span><text:span text:style-name="T6">FORTUNE</text:span><text:span text:style-name="T4">)))<text:line-break/> <text:s text:c="11"/>)<text:line-break/> <text:s text:c="3"/>);<text:line-break/>}</text:span></text:p>
          </table:table-cell>
        </table:table-row>
      </table:table>
      <text:p text:style-name="P64"/>
      <text:p text:style-name="P64"/>
      <text:p text:style-name="P66">ModRecipeProvider.Java</text:p>
      <text:p text:style-name="P64">Helps generate all recipes for items.</text:p>
      <text:p text:style-name="P64">For smelters and blast furnaces you can create lists to simplify the inputs if they all have the same output:</text:p>
      <table:table table:name="Table31" table:style-name="Table31">
        <table:table-column table:style-name="Table31.A"/>
        <table:table-row>
          <table:table-cell table:style-name="Table31.A1" office:value-type="string">
            <text:p text:style-name="P12" loext:marker-style-name="T4"><text:span text:style-name="T9">@Override<text:line-break/></text:span><text:span text:style-name="T5">public void </text:span><text:span text:style-name="T10">generate</text:span><text:span text:style-name="T4">(RecipeExporter recipeExporter) {<text:line-break/> <text:s text:c="3"/></text:span><text:span text:style-name="T11">//groups of items<text:line-break/> <text:s text:c="3"/></text:span><text:span text:style-name="T4">List&lt;ItemConvertible&gt; PINK_GARNET_SMELTABLES = List.</text:span><text:span text:style-name="T8">of</text:span><text:span text:style-name="T4">(ModItems.</text:span><text:span text:style-name="T6">RAW_PINK_GARNET</text:span><text:span text:style-name="T4">, ModBlocks.</text:span><text:span text:style-name="T6">PINK_GARNET_ORE</text:span><text:span text:style-name="T4">, ModBlocks.</text:span><text:span text:style-name="T6">PINK_GARNET_DEEPSLATE_ORE</text:span><text:span text:style-name="T4">);<text:line-break/><text:line-break/> <text:s text:c="3"/></text:span><text:span text:style-name="T11">//Smelting/blasting items<text:line-break/> <text:s text:c="3"/>// (exporter, list of items, category of items, resulting item, experience, cooking time, item group)<text:line-break/> <text:s text:c="3"/></text:span><text:span text:style-name="T8">offerSmelting</text:span><text:span text:style-name="T4">(recipeExporter, PINK_GARNET_SMELTABLES, RecipeCategory.</text:span><text:span text:style-name="T6">MISC</text:span><text:span text:style-name="T4">, ModItems.</text:span><text:span text:style-name="T6">PINK_GARNET</text:span><text:span text:style-name="T4">, </text:span><text:span text:style-name="T17">0.2f</text:span><text:span text:style-name="T4">, </text:span><text:span text:style-name="T17">200</text:span><text:span text:style-name="T4">, </text:span><text:span text:style-name="T7">"pink_garnet"</text:span><text:span text:style-name="T4">);<text:line-break/> <text:s text:c="3"/></text:span><text:span text:style-name="T8">offerBlasting</text:span><text:span text:style-name="T4">(recipeExporter, PINK_GARNET_SMELTABLES, RecipeCategory.</text:span><text:span text:style-name="T6">MISC</text:span><text:span text:style-name="T4">, ModItems.</text:span><text:span text:style-name="T6">PINK_GARNET</text:span><text:span text:style-name="T4">, </text:span><text:span text:style-name="T17">0.2f</text:span><text:span text:style-name="T4">, </text:span><text:span text:style-name="T17">100</text:span><text:span text:style-name="T4">, </text:span><text:span text:style-name="T7">"pink_garnet"</text:span><text:span text:style-name="T4">);</text:span></text:p>
            <text:p text:style-name="P65" loext:marker-style-name="T4">}</text:p>
          </table:table-cell>
        </table:table-row>
      </table:table>
      <text:p text:style-name="P64"/>
      <text:p text:style-name="P64">Compact/Reversing recipes also have prebuilt methods:</text:p>
      <table:table table:name="Table32" table:style-name="Table32">
        <table:table-column table:style-name="Table32.A"/>
        <table:table-row>
          <table:table-cell table:style-name="Table32.A1" office:value-type="string">
            <text:p text:style-name="P12" loext:marker-style-name="T4"><text:span text:style-name="T11">//Recipe for going between a block and single items (compacting recipes like diamonds iron and gold.)<text:line-break/></text:span><text:span text:style-name="T8">offerReversibleCompactingRecipes</text:span><text:span text:style-name="T4">(recipeExporter, RecipeCategory.</text:span><text:span text:style-name="T6">BUILDING_BLOCKS</text:span><text:span text:style-name="T4">, ModItems.</text:span><text:span text:style-name="T6">PINK_GARNET</text:span><text:span text:style-name="T4">, RecipeCategory.</text:span><text:span text:style-name="T6">DECORATIONS</text:span><text:span text:style-name="T4">, ModBlocks.</text:span><text:span text:style-name="T6">PINK_GARNET_BLOCK</text:span><text:span text:style-name="T4">);</text:span></text:p>
          </table:table-cell>
        </table:table-row>
      </table:table>
      <text:p text:style-name="P64"/>
      <text:p text:style-name="P64">All other recipes can be made with either shaped or shapless recipes:</text:p>
      <table:table table:name="Table33" table:style-name="Table33">
        <table:table-column table:style-name="Table33.A"/>
        <table:table-row>
          <table:table-cell table:style-name="Table33.A1" office:value-type="string">
            <text:p text:style-name="P12" loext:marker-style-name="T4"><text:span text:style-name="T11">//Examples of how to make any recipe not already available<text:line-break/>//shaped recipe example<text:line-break/></text:span><text:span text:style-name="T4">ShapedRecipeJsonBuilder.</text:span><text:span text:style-name="T8">create</text:span><text:span text:style-name="T4">(RecipeCategory.</text:span><text:span text:style-name="T6">MISC</text:span><text:span text:style-name="T4">, ModBlocks.</text:span><text:span text:style-name="T6">RAW_PINK_GARNET_BLOCK</text:span><text:span text:style-name="T4">)<text:line-break/> <text:s text:c="7"/>.pattern(</text:span><text:span text:style-name="T7">"RRR"</text:span><text:span text:style-name="T4">)<text:line-break/> <text:s text:c="7"/>.pattern(</text:span><text:span text:style-name="T7">"RRR"</text:span><text:span text:style-name="T4">)<text:line-break/> <text:s text:c="7"/>.pattern(</text:span><text:span text:style-name="T7">"RRR"</text:span><text:span text:style-name="T4">)<text:line-break/> <text:s text:c="7"/>.input(</text:span><text:span text:style-name="T7">'R'</text:span><text:span text:style-name="T4">, ModItems.</text:span><text:span text:style-name="T6">RAW_PINK_GARNET</text:span><text:span text:style-name="T4">)<text:line-break/> <text:s text:c="7"/>.criterion(</text:span><text:span text:style-name="T8">hasItem</text:span><text:span text:style-name="T4">(ModItems.</text:span><text:span text:style-name="T6">RAW_PINK_GARNET</text:span><text:span text:style-name="T4">),</text:span><text:span text:style-name="T8">conditionsFromItem</text:span><text:span text:style-name="T4">(ModItems.</text:span><text:span text:style-name="T6">RAW_PINK_GARNET</text:span><text:span text:style-name="T4">)) </text:span><text:span text:style-name="T11">//Unlocks the recipe once a raw_pink_garnet is in your inventory<text:line-break/> <text:s text:c="7"/></text:span><text:span text:style-name="T4">.offerTo(recipeExporter);<text:line-break/><text:line-break/><text:line-break/></text:span><text:span text:style-name="T11">//shapeless recipe<text:line-break/></text:span><text:span text:style-name="T4">ShapelessRecipeJsonBuilder.</text:span><text:span text:style-name="T8">create</text:span><text:span text:style-name="T4">(RecipeCategory.</text:span><text:span text:style-name="T6">MISC</text:span><text:span text:style-name="T4">, ModItems.</text:span><text:span text:style-name="T6">RAW_PINK_GARNET</text:span><text:span text:style-name="T4">, </text:span><text:span text:style-name="T17">9</text:span><text:span text:style-name="T4">)<text:line-break/> <text:s text:c="7"/>.input(ModBlocks.</text:span><text:span text:style-name="T6">RAW_PINK_GARNET_BLOCK</text:span><text:span text:style-name="T4">)<text:line-break/> <text:s text:c="7"/>.criterion(</text:span><text:span text:style-name="T8">hasItem</text:span><text:span text:style-name="T4">(ModBlocks.</text:span><text:span text:style-name="T6">RAW_PINK_GARNET_BLOCK</text:span><text:span text:style-name="T4">), </text:span><text:span text:style-name="T8">conditionsFromItem</text:span><text:span text:style-name="T4">(ModBlocks.</text:span><text:span text:style-name="T6">RAW_PINK_GARNET_BLOCK</text:span><text:span text:style-name="T4">))<text:line-break/> <text:s text:c="7"/>.offerTo(recipeExporter);</text:span></text:p>
          </table:table-cell>
        </table:table-row>
      </table:table>
      <text:p text:style-name="P64"/>
      <text:p text:style-name="P64"/>
      <text:p text:style-name="P66">NOTE: If there is more than one recipe with the same finaly item, the exporter can get confused. You must add a custom identifier to prevent this:</text:p>
      <table:table table:name="Table34" table:style-name="Table34">
        <table:table-column table:style-name="Table34.A"/>
        <table:table-row>
          <table:table-cell table:style-name="Table34.A1" office:value-type="string">
            <text:p text:style-name="P12" loext:marker-style-name="T4"><text:span text:style-name="T4">ShapelessRecipeJsonBuilder.</text:span><text:span text:style-name="T8">create</text:span><text:span text:style-name="T4">(RecipeCategory.</text:span><text:span text:style-name="T6">MISC</text:span><text:span text:style-name="T4">, ModItems.</text:span><text:span text:style-name="T6">RAW_PINK_GARNET</text:span><text:span text:style-name="T4">, </text:span><text:span text:style-name="T17">32</text:span><text:span text:style-name="T4">)<text:line-break/> <text:s text:c="7"/>.input(ModBlocks.</text:span><text:span text:style-name="T6">MAGIC_BLOCK</text:span><text:span text:style-name="T4">)<text:line-break/> <text:s text:c="7"/>.criterion(</text:span><text:span text:style-name="T8">hasItem</text:span><text:span text:style-name="T4">(ModBlocks.</text:span><text:span text:style-name="T6">MAGIC_BLOCK</text:span><text:span text:style-name="T4">), </text:span><text:span text:style-name="T8">conditionsFromItem</text:span><text:span text:style-name="T4">(ModBlocks.</text:span><text:span text:style-name="T6">MAGIC_BLOCK</text:span><text:span text:style-name="T4">))<text:line-break/> <text:s text:c="7"/>.offerTo(recipeExporter, Identifier.</text:span><text:span text:style-name="T8">of</text:span><text:span text:style-name="T4">(TutorialMod.</text:span><text:span text:style-name="T6">MOD_ID</text:span><text:span text:style-name="T4">, </text:span><text:span text:style-name="T7">"raw_pink_garnet_from_magic_block"</text:span><text:span text:style-name="T4">));</text:span></text:p>
          </table:table-cell>
        </table:table-row>
      </table:table>
      <text:p text:style-name="P64"/>
      <text:p text:style-name="P64"/>
      <text:h text:style-name="P67" text:outline-level="2"/>
      <text:h text:style-name="P68" text:outline-level="2"><text:bookmark-start text:name="__RefHeading___Toc4571_894467295"/>12: No<text:span text:style-name="T23">n-</text:span>Block Blocks<text:bookmark-end text:name="__RefHeading___Toc4571_894467295"/></text:h>
      <text:p text:style-name="P64">Video: <text:a xlink:type="simple" xlink:href="https://www.youtube.com/watch?v=62HeWH7r1jE" text:style-name="Internet_20_link" text:visited-style-name="Visited_20_Internet_20_Link"><text:span text:style-name="T24">Click Here</text:span></text:a> </text:p>
      <text:p text:style-name="P69">Mod Block Tag Provider requires csutom tags for specific block types:</text:p>
      <table:table table:name="Table35" table:style-name="Table35">
        <table:table-column table:style-name="Table35.A"/>
        <table:table-row>
          <table:table-cell table:style-name="Table35.A1" office:value-type="string">
            <text:p text:style-name="P12" loext:marker-style-name="T4"><text:span text:style-name="T11">//Non-block blocks<text:line-break/></text:span><text:span text:style-name="T4">getOrCreateTagBuilder(BlockTags.</text:span><text:span text:style-name="T6">STAIRS</text:span><text:span text:style-name="T4">).add(ModBlocks.</text:span><text:span text:style-name="T6">PINK_GARNET_STAIRS</text:span><text:span text:style-name="T4">);<text:line-break/>getOrCreateTagBuilder(BlockTags.</text:span><text:span text:style-name="T6">SLABS</text:span><text:span text:style-name="T4">).add(ModBlocks.</text:span><text:span text:style-name="T6">PINK_GARNET_SLAB</text:span><text:span text:style-name="T4">);<text:line-break/><text:line-break/>getOrCreateTagBuilder(BlockTags.</text:span><text:span text:style-name="T6">FENCES</text:span><text:span text:style-name="T4">).add(ModBlocks.</text:span><text:span text:style-name="T6">PINK_GARNET_FENCE</text:span><text:span text:style-name="T4">);<text:line-break/>getOrCreateTagBuilder(BlockTags.</text:span><text:span text:style-name="T6">FENCE_GATES</text:span><text:span text:style-name="T4">).add(ModBlocks.</text:span><text:span text:style-name="T6">PINK_GARNET_FENCE_GATE</text:span><text:span text:style-name="T4">);<text:line-break/>getOrCreateTagBuilder(BlockTags.</text:span><text:span text:style-name="T6">WALLS</text:span><text:span text:style-name="T4">).add(ModBlocks.</text:span><text:span text:style-name="T6">PINK_GARNET_WALL</text:span><text:span text:style-name="T4">);<text:line-break/><text:line-break/>getOrCreateTagBuilder(BlockTags.</text:span><text:span text:style-name="T6">DOORS</text:span><text:span text:style-name="T4">).add(ModBlocks.</text:span><text:span text:style-name="T6">PINK_GARNET_DOOR</text:span><text:span text:style-name="T4">);<text:line-break/>getOrCreateTagBuilder(BlockTags.</text:span><text:span text:style-name="T6">TRAPDOORS</text:span><text:span text:style-name="T4">).add(ModBlocks.</text:span><text:span text:style-name="T6">PINK_GARNET_TRAPDOOR</text:span><text:span text:style-name="T4">);<text:line-break/><text:line-break/>getOrCreateTagBuilder(BlockTags.</text:span><text:span text:style-name="T6">BUTTONS</text:span><text:span text:style-name="T4">).add(ModBlocks.</text:span><text:span text:style-name="T6">PINK_GARNET_BUTTON</text:span><text:span text:style-name="T4">);<text:line-break/>getOrCreateTagBuilder(BlockTags.</text:span><text:span text:style-name="T6">PRESSURE_PLATES</text:span><text:span text:style-name="T4">).add(ModBlocks.</text:span><text:span text:style-name="T6">PINK_GARNET_PRESSURE_PLATE</text:span><text:span text:style-name="T4">);</text:span></text:p>
          </table:table-cell>
        </table:table-row>
      </table:table>
      <text:p text:style-name="P69"/>
      <text:p text:style-name="P69">ModLootTableProvider has a special case for doors and slabs to prevent double items dropping:</text:p>
      <table:table table:name="Table36" table:style-name="Table36">
        <table:table-column table:style-name="Table36.A"/>
        <table:table-row>
          <table:table-cell table:style-name="Table36.A1" office:value-type="string">
            <text:p text:style-name="P12" loext:marker-style-name="T4"><text:span text:style-name="T4">addDrop(ModBlocks.</text:span><text:span text:style-name="T6">PINK_GARNET_DOOR</text:span><text:span text:style-name="T4">, doorDrops(ModBlocks.</text:span><text:span text:style-name="T6">PINK_GARNET_DOOR</text:span><text:span text:style-name="T4">));<text:line-break/>addDrop(ModBlocks.</text:span><text:span text:style-name="T6">PINK_GARNET_TRAPDOOR</text:span><text:span text:style-name="T4">);</text:span></text:p>
          </table:table-cell>
        </table:table-row>
      </table:table>
      <text:p text:style-name="P69"/>
      <text:p text:style-name="P69">ModModelsProvider has a special condition where a model pool must be created from a donor block:</text:p>
      <table:table table:name="Table37" table:style-name="Table37">
        <table:table-column table:style-name="Table37.A"/>
        <table:table-row>
          <table:table-cell table:style-name="Table37.A1" office:value-type="string">
            <text:p text:style-name="P12" loext:marker-style-name="T4"><text:span text:style-name="T5">public void </text:span><text:span text:style-name="T10">generateBlockStateModels</text:span><text:span text:style-name="T4">(BlockStateModelGenerator blockStateModelGenerator) {<text:line-break/> <text:s text:c="3"/></text:span><text:span text:style-name="T11">//Set Base block as pool generation (For stairs slabs and such)<text:line-break/> <text:s text:c="3"/></text:span><text:span text:style-name="T4">BlockStateModelGenerator.BlockTexturePool pinkGarnetPool = blockStateModelGenerator.registerCubeAllModelTexturePool(ModBlocks.</text:span><text:span text:style-name="T6">PINK_GARNET_BLOCK</text:span><text:span text:style-name="T4">);<text:line-break/><text:line-break/> <text:s text:c="3"/>blockStateModelGenerator.registerSimpleCubeAll(ModBlocks.</text:span><text:span text:style-name="T6">RAW_PINK_GARNET_BLOCK</text:span><text:span text:style-name="T4">);<text:line-break/> <text:s text:c="3"/>blockStateModelGenerator.registerSimpleCubeAll(ModBlocks.</text:span><text:span text:style-name="T6">PINK_GARNET_ORE</text:span><text:span text:style-name="T4">);<text:line-break/> <text:s text:c="3"/>blockStateModelGenerator.registerSimpleCubeAll(ModBlocks.</text:span><text:span text:style-name="T6">PINK_GARNET_DEEPSLATE_ORE</text:span><text:span text:style-name="T4">);<text:line-break/><text:line-break/> <text:s text:c="3"/>blockStateModelGenerator.registerSimpleCubeAll(ModBlocks.</text:span><text:span text:style-name="T6">MAGIC_BLOCK</text:span><text:span text:style-name="T4">);<text:line-break/><text:line-break/> <text:s text:c="3"/>pinkGarnetPool.stairs(ModBlocks.</text:span><text:span text:style-name="T6">PINK_GARNET_STAIRS</text:span><text:span text:style-name="T4">);<text:line-break/> <text:s text:c="3"/>pinkGarnetPool.slab(ModBlocks.</text:span><text:span text:style-name="T6">PINK_GARNET_SLAB</text:span><text:span text:style-name="T4">);<text:line-break/><text:line-break/> <text:s text:c="3"/>pinkGarnetPool.button(ModBlocks.</text:span><text:span text:style-name="T6">PINK_GARNET_BUTTON</text:span><text:span text:style-name="T4">);<text:line-break/> <text:s text:c="3"/>pinkGarnetPool.pressurePlate(ModBlocks.</text:span><text:span text:style-name="T6">PINK_GARNET_PRESSURE_PLATE</text:span><text:span text:style-name="T4">);<text:line-break/><text:line-break/> <text:s text:c="3"/>pinkGarnetPool.fence(ModBlocks.</text:span><text:span text:style-name="T6">PINK_GARNET_FENCE</text:span><text:span text:style-name="T4">);<text:line-break/> <text:s text:c="3"/>pinkGarnetPool.fenceGate(ModBlocks.</text:span><text:span text:style-name="T6">PINK_GARNET_FENCE_GATE</text:span><text:span text:style-name="T4">);<text:line-break/> <text:s text:c="3"/>pinkGarnetPool.wall(ModBlocks.</text:span><text:span text:style-name="T6">PINK_GARNET_WALL</text:span><text:span text:style-name="T4">);<text:line-break/><text:line-break/> <text:s text:c="3"/>blockStateModelGenerator.registerDoor(ModBlocks.</text:span><text:span text:style-name="T6">PINK_GARNET_DOOR</text:span><text:span text:style-name="T4">);<text:line-break/> <text:s text:c="3"/>blockStateModelGenerator.registerTrapdoor(ModBlocks.</text:span><text:span text:style-name="T6">PINK_GARNET_TRAPDOOR</text:span><text:span text:style-name="T4">);<text:line-break/>}</text:span></text:p>
          </table:table-cell>
        </table:table-row>
      </table:table>
      <text:p text:style-name="P69"/>
      <text:p text:style-name="P69"/>
      <text:p text:style-name="P70">Mod Recipe Provider has two types of recipes, OfferTo and Create</text:p>
      <text:p text:style-name="P69">OfferTo is easier and all you have to do is enter the in and outputs. But, with Create, more must be done.</text:p>
      <text:p text:style-name="P69">Note that for the input it must be an ingredient, so you can use Ingredient.of(ModItem.item) to input it.</text:p>
      <table:table table:name="Table38" table:style-name="Table38">
        <table:table-column table:style-name="Table38.A"/>
        <table:table-row>
          <table:table-cell table:style-name="Table38.A1" office:value-type="string">
            <text:p text:style-name="P12" loext:marker-style-name="T4"><text:span text:style-name="T5">public void </text:span><text:span text:style-name="T10">generateBlockStateModels</text:span><text:span text:style-name="T4">(BlockStateModelGenerator blockStateModelGenerator) {<text:line-break/> <text:s text:c="3"/></text:span><text:span text:style-name="T11">//Set Base block as pool generation (For stairs slabs and such)<text:line-break/> <text:s text:c="3"/></text:span><text:span text:style-name="T4">BlockStateModelGenerator.BlockTexturePool pinkGarnetPool = blockStateModelGenerator.registerCubeAllModelTexturePool(ModBlocks.</text:span><text:span text:style-name="T6">PINK_GARNET_BLOCK</text:span><text:span text:style-name="T4">);<text:line-break/><text:line-break/> <text:s text:c="3"/>blockStateModelGenerator.registerSimpleCubeAll(ModBlocks.</text:span><text:span text:style-name="T6">RAW_PINK_GARNET_BLOCK</text:span><text:span text:style-name="T4">);<text:line-break/> <text:s text:c="3"/>blockStateModelGenerator.registerSimpleCubeAll(ModBlocks.</text:span><text:span text:style-name="T6">PINK_GARNET_ORE</text:span><text:span text:style-name="T4">);<text:line-break/> <text:s text:c="3"/>blockStateModelGenerator.registerSimpleCubeAll(ModBlocks.</text:span><text:span text:style-name="T6">PINK_GARNET_DEEPSLATE_ORE</text:span><text:span text:style-name="T4">);<text:line-break/><text:line-break/> <text:s text:c="3"/>blockStateModelGenerator.registerSimpleCubeAll(ModBlocks.</text:span><text:span text:style-name="T6">MAGIC_BLOCK</text:span><text:span text:style-name="T4">);<text:line-break/><text:line-break/> <text:s text:c="3"/>pinkGarnetPool.stairs(ModBlocks.</text:span><text:span text:style-name="T6">PINK_GARNET_STAIRS</text:span><text:span text:style-name="T4">);<text:line-break/> <text:s text:c="3"/>pinkGarnetPool.slab(ModBlocks.</text:span><text:span text:style-name="T6">PINK_GARNET_SLAB</text:span><text:span text:style-name="T4">);<text:line-break/><text:line-break/> <text:s text:c="3"/>pinkGarnetPool.button(ModBlocks.</text:span><text:span text:style-name="T6">PINK_GARNET_BUTTON</text:span><text:span text:style-name="T4">);<text:line-break/> <text:s text:c="3"/>pinkGarnetPool.pressurePlate(ModBlocks.</text:span><text:span text:style-name="T6">PINK_GARNET_PRESSURE_PLATE</text:span><text:span text:style-name="T4">);<text:line-break/><text:line-break/> <text:s text:c="3"/>pinkGarnetPool.fence(ModBlocks.</text:span><text:span text:style-name="T6">PINK_GARNET_FENCE</text:span><text:span text:style-name="T4">);<text:line-break/> <text:s text:c="3"/>pinkGarnetPool.fenceGate(ModBlocks.</text:span><text:span text:style-name="T6">PINK_GARNET_FENCE_GATE</text:span><text:span text:style-name="T4">);<text:line-break/> <text:s text:c="3"/>pinkGarnetPool.wall(ModBlocks.</text:span><text:span text:style-name="T6">PINK_GARNET_WALL</text:span><text:span text:style-name="T4">);<text:line-break/><text:line-break/> <text:s text:c="3"/>blockStateModelGenerator.registerDoor(ModBlocks.</text:span><text:span text:style-name="T6">PINK_GARNET_DOOR</text:span><text:span text:style-name="T4">);<text:line-break/> <text:s text:c="3"/>blockStateModelGenerator.registerTrapdoor(ModBlocks.</text:span><text:span text:style-name="T6">PINK_GARNET_TRAPDOOR</text:span><text:span text:style-name="T4">);<text:line-break/>}</text:span></text:p>
          </table:table-cell>
        </table:table-row>
      </table:table>
      <text:p text:style-name="P69"/>
      <text:p text:style-name="P69">Transparent blocks / nonOpaque blocks. They must be set with the .nonOpaque() in the register and in Mod Client you mus declare them to register with transparency:</text:p>
      <table:table table:name="Table39" table:style-name="Table39">
        <table:table-column table:style-name="Table39.A"/>
        <table:table-row>
          <table:table-cell table:style-name="Table39.A1" office:value-type="string">
            <text:p text:style-name="P12" loext:marker-style-name="T4"><text:span text:style-name="T9">@Override<text:line-break/></text:span><text:span text:style-name="T5">public void </text:span><text:span text:style-name="T10">onInitializeClient</text:span><text:span text:style-name="T4">() {<text:line-break/> <text:s text:c="3"/></text:span><text:span text:style-name="T11">//To allow see-through portions of the blocks<text:line-break/> <text:s text:c="3"/></text:span><text:span text:style-name="T4">BlockRenderLayerMap.</text:span><text:span text:style-name="T6">INSTANCE</text:span><text:span text:style-name="T4">.putBlock(ModBlocks.</text:span><text:span text:style-name="T6">PINK_GARNET_TRAPDOOR</text:span><text:span text:style-name="T4">, RenderLayer.</text:span><text:span text:style-name="T8">getCutout</text:span><text:span text:style-name="T4">());<text:line-break/> <text:s text:c="3"/>BlockRenderLayerMap.</text:span><text:span text:style-name="T6">INSTANCE</text:span><text:span text:style-name="T4">.putBlock(ModBlocks.</text:span><text:span text:style-name="T6">PINK_GARNET_DOOR</text:span><text:span text:style-name="T4">, RenderLayer.</text:span><text:span text:style-name="T8">getCutout</text:span><text:span text:style-name="T4">());<text:line-break/>}</text:span></text:p>
          </table:table-cell>
        </table:table-row>
      </table:table>
      <text:p text:style-name="P69"/>
      <text:h text:style-name="P71" text:outline-level="2"/>
      <text:h text:style-name="P72" text:outline-level="2"><text:bookmark-start text:name="__RefHeading___Toc4573_894467295"/>13: Block States<text:bookmark-end text:name="__RefHeading___Toc4573_894467295"/></text:h>
      <text:p text:style-name="P69">Video: <text:a xlink:type="simple" xlink:href="https://www.youtube.com/watch?v=676AIyk9wBE" text:style-name="Internet_20_link" text:visited-style-name="Visited_20_Internet_20_Link"><text:span text:style-name="T25">Click Here</text:span></text:a> </text:p>
      <text:p text:style-name="P73">with multiple states, need a Boolean Property in order to prevent all the blocks from being synced. </text:p>
      <text:p text:style-name="P73">PinkGarnetLamp.Java</text:p>
      <table:table table:name="Table40" table:style-name="Table40">
        <table:table-column table:style-name="Table40.A"/>
        <table:table-row>
          <table:table-cell table:style-name="Table40.A1" office:value-type="string">
            <text:p text:style-name="P12" loext:marker-style-name="T4"><text:span text:style-name="T5">public class </text:span><text:span text:style-name="T4">PinkGarnetLampBlock </text:span><text:span text:style-name="T5">extends </text:span><text:span text:style-name="T4">Block {<text:line-break/> <text:s text:c="3"/></text:span><text:span text:style-name="T11">//static bool would not work, would cause all the blocks in the world to be shared<text:line-break/> <text:s text:c="3"/>//public bool would not work either<text:line-break/> <text:s text:c="3"/>//so:<text:line-break/> <text:s text:c="3"/></text:span><text:span text:style-name="T5">public static final </text:span><text:span text:style-name="T4">BooleanProperty </text:span><text:span text:style-name="T6">CLICKED </text:span><text:span text:style-name="T4">= BooleanProperty.</text:span><text:span text:style-name="T8">of</text:span><text:span text:style-name="T4">(</text:span><text:span text:style-name="T7">"clicked"</text:span><text:span text:style-name="T4">);<text:line-break/><text:line-break/> <text:s text:c="3"/></text:span><text:span text:style-name="T5">public </text:span><text:span text:style-name="T10">PinkGarnetLampBlock</text:span><text:span text:style-name="T4">(Settings settings) {<text:line-break/> <text:s text:c="7"/></text:span><text:span text:style-name="T5">super</text:span><text:span text:style-name="T4">(settings);<text:line-break/><text:line-break/> <text:s text:c="7"/></text:span><text:span text:style-name="T11">//set the default state of this block when placed to be false<text:line-break/> <text:s text:c="7"/></text:span><text:span text:style-name="T4">setDefaultState(</text:span><text:span text:style-name="T5">this</text:span><text:span text:style-name="T4">.getDefaultState().with(</text:span><text:span text:style-name="T6">CLICKED</text:span><text:span text:style-name="T4">, </text:span><text:span text:style-name="T5">false</text:span><text:span text:style-name="T4">));<text:line-break/> <text:s text:c="3"/>}<text:line-break/><text:line-break/> <text:s text:c="3"/></text:span><text:span text:style-name="T11">//on right click to change state<text:line-break/><text:line-break/><text:line-break/> <text:s text:c="3"/></text:span><text:span text:style-name="T9">@Override<text:line-break/> <text:s text:c="3"/></text:span><text:span text:style-name="T5">protected </text:span><text:span text:style-name="T4">ActionResult </text:span><text:span text:style-name="T10">onUse</text:span><text:span text:style-name="T4">(BlockState state, World world, BlockPos pos, PlayerEntity player, BlockHitResult hit) {<text:line-break/> <text:s text:c="7"/></text:span><text:span text:style-name="T5">if</text:span><text:span text:style-name="T4">(!world.isClient()){<text:line-break/> <text:s text:c="11"/></text:span><text:span text:style-name="T11">//At position cycle the state of property<text:line-break/> <text:s text:c="11"/></text:span><text:span text:style-name="T4">world.setBlockState(pos, state.cycle(</text:span><text:span text:style-name="T6">CLICKED</text:span><text:span text:style-name="T4">));<text:line-break/> <text:s text:c="7"/>}<text:line-break/><text:line-break/> <text:s text:c="7"/></text:span><text:span text:style-name="T5">return </text:span><text:span text:style-name="T4">ActionResult.</text:span><text:span text:style-name="T6">SUCCESS</text:span><text:span text:style-name="T4">;<text:line-break/> <text:s text:c="3"/>}<text:line-break/><text:line-break/> <text:s text:c="3"/></text:span><text:span text:style-name="T9">@Override<text:line-break/> <text:s text:c="3"/></text:span><text:span text:style-name="T5">protected void </text:span><text:span text:style-name="T10">appendProperties</text:span><text:span text:style-name="T4">(StateManager.Builder&lt;Block, BlockState&gt; builder) {<text:line-break/> <text:s text:c="7"/></text:span><text:span text:style-name="T11">//Add the boolean property to the block<text:line-break/> <text:s text:c="7"/></text:span><text:span text:style-name="T4">builder.add(</text:span><text:span text:style-name="T6">CLICKED</text:span><text:span text:style-name="T4">);<text:line-break/> <text:s text:c="3"/>}<text:line-break/>}</text:span></text:p>
          </table:table-cell>
        </table:table-row>
      </table:table>
      <text:p text:style-name="P73"/>
      <text:p text:style-name="P73">ModModelProvider:</text:p>
      <text:p text:style-name="P73">Generate blockstate models:</text:p>
      <table:table table:name="Table41" table:style-name="Table41">
        <table:table-column table:style-name="Table41.A"/>
        <table:table-row>
          <table:table-cell table:style-name="Table41.A1" office:value-type="string">
            <text:p text:style-name="P12" loext:marker-style-name="T4"><text:span text:style-name="T11">//Lamp Kinda overkill for datagen, but still useful for larger scale projects<text:line-break/></text:span><text:span text:style-name="T4">Identifier lampOffIdentifier = TexturedModel.</text:span><text:span text:style-name="T6">CUBE_ALL</text:span><text:span text:style-name="T4">.upload(ModBlocks.</text:span><text:span text:style-name="T6">PINK_GARNET_LAMP</text:span><text:span text:style-name="T4">, blockStateModelGenerator.</text:span><text:span text:style-name="T12">modelCollector</text:span><text:span text:style-name="T4">); </text:span><text:span text:style-name="T11">//Sets texture when on<text:line-break/></text:span><text:span text:style-name="T4">Identifier lampOnIdentifier = blockStateModelGenerator.createSubModel(ModBlocks.</text:span><text:span text:style-name="T6">PINK_GARNET_LAMP</text:span><text:span text:style-name="T4">, </text:span><text:span text:style-name="T7">"_on"</text:span><text:span text:style-name="T4">, Models.</text:span><text:span text:style-name="T6">CUBE_ALL</text:span><text:span text:style-name="T4">, TextureMap::</text:span><text:span text:style-name="T8">all</text:span><text:span text:style-name="T4">); </text:span><text:span text:style-name="T11">//sets texture when off<text:line-break/>//Handles conditions<text:line-break/></text:span><text:span text:style-name="T4">blockStateModelGenerator.</text:span><text:span text:style-name="T12">blockStateCollector</text:span><text:span text:style-name="T4">.accept(VariantsBlockStateSupplier.</text:span><text:span text:style-name="T8">create</text:span><text:span text:style-name="T4">(ModBlocks.</text:span><text:span text:style-name="T6">PINK_GARNET_LAMP</text:span><text:span text:style-name="T4">)<text:line-break/> <text:s text:c="7"/>.coordinate(BlockStateModelGenerator.</text:span><text:span text:style-name="T8">createBooleanModelMap</text:span><text:span text:style-name="T4">(PinkGarnetLampBlock.</text:span><text:span text:style-name="T6">CLICKED</text:span><text:span text:style-name="T4">, lampOnIdentifier, lampOffIdentifier)));</text:span></text:p>
          </table:table-cell>
        </table:table-row>
      </table:table>
      <text:h text:style-name="P74" text:outline-level="2"><text:bookmark-start text:name="__RefHeading___Toc5499_894467295"/><text:soft-page-break/>14: Data Components<text:bookmark-end text:name="__RefHeading___Toc5499_894467295"/></text:h>
      <text:p text:style-name="P73">Video: <text:a xlink:type="simple" xlink:href="https://www.youtube.com/watch?v=2FotyGYMGUU" text:style-name="Internet_20_link" text:visited-style-name="Visited_20_Internet_20_Link">Click Here</text:a> </text:p>
      <text:p text:style-name="P75">new data copmonent – upgrade from nbt, is backwards compatable.</text:p>
      <text:p text:style-name="P75"/>
      <text:p text:style-name="P76">Custom data component allows for adding custom attributes.</text:p>
      <text:p text:style-name="P76">Example:</text:p>
      <text:p text:style-name="P76">pokeball, data component remembers the mob that is stored in the ball!</text:p>
      <text:p text:style-name="P76"/>
      <text:p text:style-name="P76">Custom class for making custom data component types:</text:p>
      <table:table table:name="Table42" table:style-name="Table42">
        <table:table-column table:style-name="Table42.A"/>
        <table:table-row>
          <table:table-cell table:style-name="Table42.A1" office:value-type="string">
            <text:p text:style-name="P12" loext:marker-style-name="T4"><text:span text:style-name="T5">public class </text:span><text:span text:style-name="T4">ModDataComponentTypes {<text:line-break/> <text:s text:c="3"/></text:span><text:span text:style-name="T11">//CODEC is a Block Position<text:line-break/> <text:s text:c="3"/>//Serialized and de-serialized via the codec<text:line-break/> <text:s text:c="3"/></text:span><text:span text:style-name="T5">public static final </text:span><text:span text:style-name="T4">ComponentType&lt;BlockPos&gt; </text:span><text:span text:style-name="T6">COORDINATES </text:span><text:span text:style-name="T4">=<text:line-break/> <text:s text:c="11"/></text:span><text:span text:style-name="T8">register</text:span><text:span text:style-name="T4">(</text:span><text:span text:style-name="T7">"coordinates"</text:span><text:span text:style-name="T4">, builder -&gt; builder.codec(BlockPos.</text:span><text:span text:style-name="T6">CODEC</text:span><text:span text:style-name="T4">));<text:line-break/><text:line-break/> <text:s text:c="3"/></text:span><text:span text:style-name="T11">//Data component builder helper method:<text:line-break/> <text:s text:c="3"/></text:span><text:span text:style-name="T5">private static </text:span><text:span text:style-name="T4">&lt;</text:span><text:span text:style-name="T26">T</text:span><text:span text:style-name="T4">&gt; ComponentType&lt;</text:span><text:span text:style-name="T26">T</text:span><text:span text:style-name="T4">&gt; </text:span><text:span text:style-name="T10">register</text:span><text:span text:style-name="T4">(String name, UnaryOperator&lt;ComponentType.Builder&lt;</text:span><text:span text:style-name="T26">T</text:span><text:span text:style-name="T4">&gt;&gt; builderOperator) {<text:line-break/> <text:s text:c="7"/></text:span><text:span text:style-name="T5">return </text:span><text:span text:style-name="T4">Registry.</text:span><text:span text:style-name="T8">register</text:span><text:span text:style-name="T4">(Registries.</text:span><text:span text:style-name="T6">DATA_COMPONENT_TYPE</text:span><text:span text:style-name="T4">, Identifier.</text:span><text:span text:style-name="T8">of</text:span><text:span text:style-name="T4">(TutorialMod.</text:span><text:span text:style-name="T6">MOD_ID</text:span><text:span text:style-name="T4">, name),<text:line-break/> <text:s text:c="15"/>builderOperator.apply(ComponentType.</text:span><text:span text:style-name="T8">builder</text:span><text:span text:style-name="T4">()).build());<text:line-break/> <text:s text:c="3"/>}<text:line-break/><text:line-break/> <text:s text:c="3"/></text:span><text:span text:style-name="T11">//register method called in TutorialMod.Java<text:line-break/> <text:s text:c="3"/></text:span><text:span text:style-name="T5">public static void </text:span><text:span text:style-name="T10">registerDataComponentTypes</text:span><text:span text:style-name="T4">(){<text:line-break/> <text:s text:c="7"/>TutorialMod.</text:span><text:span text:style-name="T6">LOGGER</text:span><text:span text:style-name="T4">.info(</text:span><text:span text:style-name="T7">"Registering Data Component Types for " </text:span><text:span text:style-name="T4">+ TutorialMod.</text:span><text:span text:style-name="T6">MOD_ID</text:span><text:span text:style-name="T4">);<text:line-break/> <text:s text:c="3"/>}<text:line-break/>}</text:span></text:p>
          </table:table-cell>
        </table:table-row>
      </table:table>
      <text:p text:style-name="P76"/>
      <text:p text:style-name="P76">Under ChiselItem, add component to track the location on the last block interacted with:</text:p>
      <table:table table:name="Table43" table:style-name="Table43">
        <table:table-column table:style-name="Table43.A"/>
        <table:table-row>
          <table:table-cell table:style-name="Table43.A1" office:value-type="string">
            <text:p text:style-name="P12" loext:marker-style-name="T11"><text:span text:style-name="T11">//Everytime we right-click the chisel item, it saves that block position.<text:line-break/>//Done with custom componentDataType<text:line-break/></text:span><text:span text:style-name="T4">context.getStack().set(ModDataComponentTypes.</text:span><text:span text:style-name="T6">COORDINATES</text:span><text:span text:style-name="T4">, context.getBlockPos());<text:line-break/></text:span><text:span text:style-name="T11">//can set the value to null if you ever want to</text:span></text:p>
          </table:table-cell>
        </table:table-row>
      </table:table>
      <text:p text:style-name="P76"/>
      <text:p text:style-name="P76">And display the results in a tool tip for feedback:</text:p>
      <table:table table:name="Table44" table:style-name="Table44">
        <table:table-column table:style-name="Table44.A"/>
        <table:table-row>
          <table:table-cell table:style-name="Table44.A1" office:value-type="string">
            <text:p text:style-name="P12" loext:marker-style-name="T4"><text:span text:style-name="T11">//if the coordinates of the item is not equal to null:<text:line-break/></text:span><text:span text:style-name="T5">if</text:span><text:span text:style-name="T4">(stack.get(ModDataComponentTypes.</text:span><text:span text:style-name="T6">COORDINATES</text:span><text:span text:style-name="T4">) != </text:span><text:span text:style-name="T5">null</text:span><text:span text:style-name="T4">){<text:line-break/> <text:s text:c="3"/>tooltip.add(Text.</text:span><text:span text:style-name="T8">literal</text:span><text:span text:style-name="T4">(</text:span><text:span text:style-name="T7">"Last block changed at " </text:span><text:span text:style-name="T4">+ stack.get(ModDataComponentTypes.</text:span><text:span text:style-name="T6">COORDINATES</text:span><text:span text:style-name="T4">)));<text:line-break/>}</text:span></text:p>
          </table:table-cell>
        </table:table-row>
      </table:table>
      <text:p text:style-name="P76"/>
      <text:h text:style-name="P77" text:outline-level="2"/>
      <text:h text:style-name="P78" text:outline-level="2"><text:bookmark-start text:name="__RefHeading___Toc5501_894467295"/>15: Custom Tools<text:bookmark-end text:name="__RefHeading___Toc5501_894467295"/></text:h>
      <text:p text:style-name="P76">Video: <text:a xlink:type="simple" xlink:href="https://www.youtube.com/watch?v=kbciFlIMhCs" text:style-name="Internet_20_link" text:visited-style-name="Visited_20_Internet_20_Link">Click Here</text:a> </text:p>
      <text:p text:style-name="P79">Create custom tool tags for blocks</text:p>
      <text:p text:style-name="P79">util &gt; ModTags.Java</text:p>
      <table:table table:name="Table45" table:style-name="Table45">
        <table:table-column table:style-name="Table45.A"/>
        <table:table-row table:style-name="Table45.1">
          <table:table-cell table:style-name="Table45.A1" office:value-type="string">
            <text:p text:style-name="P12" loext:marker-style-name="T4"><text:span text:style-name="T5">public static class </text:span><text:span text:style-name="T4">Blocks {<text:line-break/> <text:s text:c="3"/></text:span><text:span text:style-name="T11">//Where to register new block tags<text:line-break/> <text:s text:c="3"/></text:span><text:span text:style-name="T5">public static final </text:span><text:span text:style-name="T4">TagKey&lt;Block&gt; </text:span><text:span text:style-name="T6">NEEDS_PINK_GARNET_TOOL </text:span><text:span text:style-name="T4">= </text:span><text:span text:style-name="T8">createTag</text:span><text:span text:style-name="T4">(</text:span><text:span text:style-name="T7">"needs_pink_garnet_tool"</text:span><text:span text:style-name="T4">);<text:line-break/> <text:s text:c="3"/></text:span><text:span text:style-name="T5">public static final </text:span><text:span text:style-name="T4">TagKey&lt;Block&gt; </text:span><text:span text:style-name="T6">INCORRECT_FOR_PINK_GARNET_TOOL </text:span><text:span text:style-name="T4">= </text:span><text:span text:style-name="T8">createTag</text:span><text:span text:style-name="T4">(</text:span><text:span text:style-name="T7">"incorrect_for_pink_garnet_tool"</text:span><text:span text:style-name="T4">);</text:span></text:p>
          </table:table-cell>
        </table:table-row>
      </table:table>
      <text:p text:style-name="P79"/>
      <text:p text:style-name="P79">Create ModToolMaterials.Java (implements ToolMaterial &amp; is Enum NOT class)</text:p>
      <text:p text:style-name="P79">Declares the standard settings for tools of material type.</text:p>
      <text:p text:style-name="P79">Majority of file was copied from vanilla minecraft ToolMaterials (Ctrl + H, search Item)</text:p>
      <table:table table:name="Table46" table:style-name="Table46">
        <table:table-column table:style-name="Table46.A"/>
        <table:table-row>
          <table:table-cell table:style-name="Table46.A1" office:value-type="string">
            <text:p text:style-name="P12" loext:marker-style-name="T11"><text:span text:style-name="T5">public enum </text:span><text:span text:style-name="T4">ModToolMaterials </text:span><text:span text:style-name="T5">implements </text:span><text:span text:style-name="T4">ToolMaterial {<text:line-break/> <text:s text:c="3"/></text:span><text:span text:style-name="T6">PINK_GARNET</text:span><text:span text:style-name="T4">(ModTags.Blocks.</text:span><text:span text:style-name="T6">INCORRECT_FOR_PINK_GARNET_TOOL</text:span><text:span text:style-name="T4">,<text:line-break/> <text:s text:c="11"/></text:span><text:span text:style-name="T17">1200</text:span><text:span text:style-name="T4">, </text:span><text:span text:style-name="T17">5.0F</text:span><text:span text:style-name="T4">, </text:span><text:span text:style-name="T17">4.0F</text:span><text:span text:style-name="T4">, </text:span><text:span text:style-name="T17">22</text:span><text:span text:style-name="T4">, () -&gt; Ingredient.</text:span><text:span text:style-name="T8">ofItems</text:span><text:span text:style-name="T4">(ModItems.</text:span><text:span text:style-name="T6">PINK_GARNET</text:span><text:span text:style-name="T4">)); </text:span><text:span text:style-name="T11">//item at the end is repair item</text:span></text:p>
          </table:table-cell>
        </table:table-row>
      </table:table>
      <text:p text:style-name="P79"><text:s/>^ This creates the tool material ‘PINK_GARNET’.</text:p>
      <text:p text:style-name="P79"/>
      <text:p text:style-name="P79">Register the Tools under ModItems.Java</text:p>
      <table:table table:name="Table47" table:style-name="Table47">
        <table:table-column table:style-name="Table47.A"/>
        <table:table-row>
          <table:table-cell table:style-name="Table47.A1" office:value-type="string">
            <text:p text:style-name="P12" loext:marker-style-name="T4"><text:span text:style-name="T11">//Custom Tools<text:line-break/></text:span><text:span text:style-name="T5">public static final </text:span><text:span text:style-name="T4">Item </text:span><text:span text:style-name="T6">PINK_GARNET_SWORD </text:span><text:span text:style-name="T4">= </text:span><text:span text:style-name="T8">registerItem</text:span><text:span text:style-name="T4">(</text:span><text:span text:style-name="T7">"pink_garnet_sword"</text:span><text:span text:style-name="T4">,<text:line-break/> <text:s text:c="7"/></text:span><text:span text:style-name="T5">new </text:span><text:span text:style-name="T4">SwordItem(ModToolMaterials.</text:span><text:span text:style-name="T6">PINK_GARNET</text:span><text:span text:style-name="T4">, </text:span><text:span text:style-name="T5">new </text:span><text:span text:style-name="T4">Item.Settings()<text:line-break/> <text:s text:c="15"/>.attributeModifiers(SwordItem.</text:span><text:span text:style-name="T8">createAttributeModifiers</text:span><text:span text:style-name="T4">(ModToolMaterials.</text:span><text:span text:style-name="T6">PINK_GARNET</text:span><text:span text:style-name="T4">, </text:span><text:span text:style-name="T17">3</text:span><text:span text:style-name="T4">, -</text:span><text:span text:style-name="T17">2.4f</text:span><text:span text:style-name="T4">))));<text:line-break/></text:span><text:span text:style-name="T5">public static final </text:span><text:span text:style-name="T4">Item </text:span><text:span text:style-name="T6">PINK_GARNET_PICKAXE </text:span><text:span text:style-name="T4">= </text:span><text:span text:style-name="T8">registerItem</text:span><text:span text:style-name="T4">(</text:span><text:span text:style-name="T7">"pink_garnet_pickaxe"</text:span><text:span text:style-name="T4">,<text:line-break/> <text:s text:c="7"/></text:span><text:span text:style-name="T5">new </text:span><text:span text:style-name="T4">PickaxeItem(ModToolMaterials.</text:span><text:span text:style-name="T6">PINK_GARNET</text:span><text:span text:style-name="T4">, </text:span><text:span text:style-name="T5">new </text:span><text:span text:style-name="T4">Item.Settings()<text:line-break/> <text:s text:c="15"/>.attributeModifiers(PickaxeItem.</text:span><text:span text:style-name="T8">createAttributeModifiers</text:span><text:span text:style-name="T4">(ModToolMaterials.</text:span><text:span text:style-name="T6">PINK_GARNET</text:span><text:span text:style-name="T4">, </text:span><text:span text:style-name="T17">1</text:span><text:span text:style-name="T4">, -</text:span><text:span text:style-name="T17">2.8f</text:span><text:span text:style-name="T4">))));<text:line-break/></text:span><text:span text:style-name="T5">public static final </text:span><text:span text:style-name="T4">Item </text:span><text:span text:style-name="T6">PINK_GARNET_AXE </text:span><text:span text:style-name="T4">= </text:span><text:span text:style-name="T8">registerItem</text:span><text:span text:style-name="T4">(</text:span><text:span text:style-name="T7">"pink_garnet_axe"</text:span><text:span text:style-name="T4">,<text:line-break/> <text:s text:c="7"/></text:span><text:span text:style-name="T5">new </text:span><text:span text:style-name="T4">AxeItem(ModToolMaterials.</text:span><text:span text:style-name="T6">PINK_GARNET</text:span><text:span text:style-name="T4">, </text:span><text:span text:style-name="T5">new </text:span><text:span text:style-name="T4">Item.Settings()<text:line-break/> <text:s text:c="15"/>.attributeModifiers(AxeItem.</text:span><text:span text:style-name="T8">createAttributeModifiers</text:span><text:span text:style-name="T4">(ModToolMaterials.</text:span><text:span text:style-name="T6">PINK_GARNET</text:span><text:span text:style-name="T4">, </text:span><text:span text:style-name="T17">6</text:span><text:span text:style-name="T4">, -</text:span><text:span text:style-name="T17">3.2f</text:span><text:span text:style-name="T4">))));<text:line-break/></text:span><text:span text:style-name="T5">public static final </text:span><text:span text:style-name="T4">Item </text:span><text:span text:style-name="T6">PINK_GARNET_SHOVEL </text:span><text:span text:style-name="T4">= </text:span><text:span text:style-name="T8">registerItem</text:span><text:span text:style-name="T4">(</text:span><text:span text:style-name="T7">"pink_garnet_shovel"</text:span><text:span text:style-name="T4">,<text:line-break/> <text:s text:c="7"/></text:span><text:span text:style-name="T5">new </text:span><text:span text:style-name="T4">ShovelItem(ModToolMaterials.</text:span><text:span text:style-name="T6">PINK_GARNET</text:span><text:span text:style-name="T4">, </text:span><text:span text:style-name="T5">new </text:span><text:span text:style-name="T4">Item.Settings()<text:line-break/> <text:s text:c="15"/>.attributeModifiers(ShovelItem.</text:span><text:span text:style-name="T8">createAttributeModifiers</text:span><text:span text:style-name="T4">(ModToolMaterials.</text:span><text:span text:style-name="T6">PINK_GARNET</text:span><text:span text:style-name="T4">, </text:span><text:span text:style-name="T17">1.5f</text:span><text:span text:style-name="T4">, -</text:span><text:span text:style-name="T17">3.0f</text:span><text:span text:style-name="T4">))));<text:line-break/></text:span><text:span text:style-name="T5">public static final </text:span><text:span text:style-name="T4">Item </text:span><text:span text:style-name="T6">PINK_GARNET_HOE </text:span><text:span text:style-name="T4">= </text:span><text:span text:style-name="T8">registerItem</text:span><text:span text:style-name="T4">(</text:span><text:span text:style-name="T7">"pink_garnet_hoe"</text:span><text:span text:style-name="T4">,<text:line-break/> <text:s text:c="7"/></text:span><text:span text:style-name="T5">new </text:span><text:span text:style-name="T4">HoeItem(ModToolMaterials.</text:span><text:span text:style-name="T6">PINK_GARNET</text:span><text:span text:style-name="T4">, </text:span><text:span text:style-name="T5">new </text:span><text:span text:style-name="T4">Item.Settings()<text:line-break/> <text:s text:c="15"/>.attributeModifiers(HoeItem.</text:span><text:span text:style-name="T8">createAttributeModifiers</text:span><text:span text:style-name="T4">(ModToolMaterials.</text:span><text:span text:style-name="T6">PINK_GARNET</text:span><text:span text:style-name="T4">, </text:span><text:span text:style-name="T17">0</text:span><text:span text:style-name="T4">, -</text:span><text:span text:style-name="T17">3f</text:span><text:span text:style-name="T4">))));</text:span></text:p>
          </table:table-cell>
        </table:table-row>
      </table:table>
      <text:p text:style-name="P79"/>
      <text:p text:style-name="P79"/>
      <text:p text:style-name="P80">For the tools to be enchantable they have speciel tag that needs to be added, </text:p>
      <text:p text:style-name="P79">in ModItemTagProvider.Java configure():</text:p>
      <table:table table:name="Table48" table:style-name="Table48">
        <table:table-column table:style-name="Table48.A"/>
        <table:table-row>
          <table:table-cell table:style-name="Table48.A1" office:value-type="string">
            <text:p text:style-name="P12" loext:marker-style-name="T4"><text:span text:style-name="T11">//Special Tool Item Tags [Important for enchanitg]<text:line-break/></text:span><text:span text:style-name="T4">getOrCreateTagBuilder(ItemTags.</text:span><text:span text:style-name="T6">SWORDS</text:span><text:span text:style-name="T4">)<text:line-break/> <text:s text:c="7"/>.add(ModItems.</text:span><text:span text:style-name="T6">PINK_GARNET_SWORD</text:span><text:span text:style-name="T4">);<text:line-break/>getOrCreateTagBuilder(ItemTags.</text:span><text:span text:style-name="T6">PICKAXES</text:span><text:span text:style-name="T4">)<text:line-break/> <text:s text:c="7"/>.add(ModItems.</text:span><text:span text:style-name="T6">PINK_GARNET_PICKAXE</text:span><text:span text:style-name="T4">);<text:line-break/>getOrCreateTagBuilder(ItemTags.</text:span><text:span text:style-name="T6">AXES</text:span><text:span text:style-name="T4">)<text:line-break/> <text:s text:c="7"/>.add(ModItems.</text:span><text:span text:style-name="T6">PINK_GARNET_AXE</text:span><text:span text:style-name="T4">);<text:line-break/>getOrCreateTagBuilder(ItemTags.</text:span><text:span text:style-name="T6">SHOVELS</text:span><text:span text:style-name="T4">)<text:line-break/> <text:s text:c="7"/>.add(ModItems.</text:span><text:span text:style-name="T6">PINK_GARNET_SHOVEL</text:span><text:span text:style-name="T4">);<text:line-break/>getOrCreateTagBuilder(ItemTags.</text:span><text:span text:style-name="T6">HOES</text:span><text:span text:style-name="T4">)<text:line-break/> <text:s text:c="7"/>.add(ModItems.</text:span><text:span text:style-name="T6">PINK_GARNET_HOE</text:span><text:span text:style-name="T4">);</text:span></text:p>
          </table:table-cell>
        </table:table-row>
      </table:table>
      <text:p text:style-name="P79"/>
      <text:p text:style-name="P79">In the mod Model provider it is important to sepcify handheld rather than generate. This gives it the 3d model in hand: </text:p>
      <table:table table:name="Table49" table:style-name="Table49">
        <table:table-column table:style-name="Table49.A"/>
        <table:table-row>
          <table:table-cell table:style-name="Table49.A1" office:value-type="string">
            <text:p text:style-name="P12" loext:marker-style-name="T4"><text:span text:style-name="T11">//HANDHELD important to look correct<text:line-break/></text:span><text:span text:style-name="T4">itemModelGenerator.register(ModItems.</text:span><text:span text:style-name="T6">PINK_GARNET_SWORD</text:span><text:span text:style-name="T4">, Models.</text:span><text:span text:style-name="T6">HANDHELD</text:span><text:span text:style-name="T4">);</text:span></text:p>
          </table:table-cell>
        </table:table-row>
      </table:table>
      <text:p text:style-name="P79"/>
      <text:p text:style-name="P79">ModRecipeProvider.java</text:p>
      <text:p text:style-name="P79">Smart to create helper methods for the various tools, they don’t have a default one. By default, shaped recipes can be mirrored and still work.</text:p>
      <table:table table:name="Table50" table:style-name="Table50">
        <table:table-column table:style-name="Table50.A"/>
        <table:table-row>
          <table:table-cell table:style-name="Table50.A1" office:value-type="string">
            <text:p text:style-name="P12" loext:marker-style-name="T4"><text:span text:style-name="T11">//Helpers<text:line-break/></text:span><text:span text:style-name="T5">private void </text:span><text:span text:style-name="T10">offerSword</text:span><text:span text:style-name="T4">(RecipeExporter recipeExporter, RecipeCategory recipeCategory, <text:s/>ItemConvertible input, ItemConvertible output){<text:line-break/> <text:s text:c="3"/>ShapedRecipeJsonBuilder.</text:span><text:span text:style-name="T8">create</text:span><text:span text:style-name="T4">(recipeCategory, output)<text:line-break/> <text:s text:c="11"/>.pattern(</text:span><text:span text:style-name="T7">" R "</text:span><text:span text:style-name="T4">)<text:line-break/> <text:s text:c="11"/>.pattern(</text:span><text:span text:style-name="T7">" R "</text:span><text:span text:style-name="T4">)<text:line-break/> <text:s text:c="11"/>.pattern(</text:span><text:span text:style-name="T7">" S "</text:span><text:span text:style-name="T4">)<text:line-break/> <text:s text:c="11"/>.input(</text:span><text:span text:style-name="T7">'R'</text:span><text:span text:style-name="T4">, input)<text:line-break/> <text:s text:c="11"/>.input(</text:span><text:span text:style-name="T7">'S'</text:span><text:span text:style-name="T4">, Items.</text:span><text:span text:style-name="T6">STICK</text:span><text:span text:style-name="T4">)<text:line-break/> <text:s text:c="11"/>.criterion(</text:span><text:span text:style-name="T8">hasItem</text:span><text:span text:style-name="T4">(input),</text:span><text:span text:style-name="T8">conditionsFromItem</text:span><text:span text:style-name="T4">(input))<text:line-break/> <text:s text:c="11"/>.offerTo(recipeExporter);<text:line-break/>}</text:span></text:p>
          </table:table-cell>
        </table:table-row>
      </table:table>
      <text:p text:style-name="P79"/>
      <text:h text:style-name="P81" text:outline-level="2"/>
      <text:h text:style-name="P82" text:outline-level="2">16: Custom Hammer item</text:h>
      <text:p text:style-name="P83">Video: <text:a xlink:type="simple" xlink:href="https://www.youtube.com/watch?v=-EuJTKoLzlM" text:style-name="Internet_20_link" text:visited-style-name="Visited_20_Internet_20_Link"><text:span text:style-name="T27">Click Here</text:span></text:a> </text:p>
      <text:p text:style-name="P84">Create custom hammer class: item.custom.HammerItem.java</text:p>
      <table:table table:name="Table51" table:style-name="Table51">
        <table:table-column table:style-name="Table51.A"/>
        <table:table-row>
          <table:table-cell table:style-name="Table51.A1" office:value-type="string">
            <text:p text:style-name="P12" loext:marker-style-name="T4"><text:span text:style-name="T5">public class </text:span><text:span text:style-name="T4">HammerItem </text:span><text:span text:style-name="T5">extends </text:span><text:span text:style-name="T4">MiningToolItem {<text:line-break/><text:line-break/> <text:s text:c="3"/></text:span><text:span text:style-name="T11">//Constructor<text:line-break/> <text:s text:c="3"/></text:span><text:span text:style-name="T5">public </text:span><text:span text:style-name="T10">HammerItem</text:span><text:span text:style-name="T4">(ToolMaterial material, Settings settings) {<text:line-break/> <text:s text:c="7"/></text:span><text:span text:style-name="T11">//Since the effective blocks are the same as the pickaxe, we can use that<text:line-break/> <text:s text:c="7"/></text:span><text:span text:style-name="T5">super</text:span><text:span text:style-name="T4">(material, BlockTags.</text:span><text:span text:style-name="T6">PICKAXE_MINEABLE</text:span><text:span text:style-name="T4">, settings);<text:line-break/> <text:s text:c="3"/>}<text:line-break/><text:line-break/> <text:s text:c="3"/><text:line-break/><text:line-break/> <text:s text:c="3"/></text:span><text:span text:style-name="T11">//Create a method that returns a list of all the block positions that will be destroyed<text:line-break/> <text:s text:c="3"/></text:span><text:span text:style-name="T5">public static </text:span><text:span text:style-name="T4">List&lt;BlockPos&gt; </text:span><text:span text:style-name="T10">getBlocksToBeDestroyed</text:span><text:span text:style-name="T4">(</text:span><text:span text:style-name="T5">int </text:span><text:span text:style-name="T4">range, BlockPos initalBlockPos, ServerPlayerEntity player){<text:line-break/> <text:s text:c="7"/></text:span><text:span text:style-name="T11">/* Range: How many blocks from the hammer is affected<text:line-break/> <text:s text:c="7"/>* InitialBlockPos: the position of the block actually being mined by the player.<text:line-break/> <text:s text:c="7"/>* player: The actual player using the item.<text:line-break/> <text:s text:c="7"/>*/<text:line-break/><text:line-break/> <text:s text:c="7"/>//Create a list of block positions that will be affected:<text:line-break/> <text:s text:c="7"/></text:span><text:span text:style-name="T4">List&lt;BlockPos&gt; positions = </text:span><text:span text:style-name="T5">new </text:span><text:span text:style-name="T4">ArrayList&lt;&gt;();<text:line-break/><text:line-break/> <text:s text:c="7"/>HitResult hit = player.raycast(</text:span><text:span text:style-name="T17">20</text:span><text:span text:style-name="T4">,</text:span><text:span text:style-name="T17">0</text:span><text:span text:style-name="T4">,</text:span><text:span text:style-name="T5">false</text:span><text:span text:style-name="T4">); </text:span><text:span text:style-name="T11">//cast a raycast a distance of 20 units (blocks?), instantly, ignoring fluids ()<text:line-break/> <text:s text:c="7"/>/*<text:line-break/> <text:s text:c="7"/>HitResult has 3 main fields<text:line-break/> <text:s text:c="11"/>POS. xyz of the hit item<text:line-break/> <text:s text:c="11"/>TYPE, and enum of type MISS, ENTITY, or BLOCK depending on what is hit.<text:line-break/> <text:s text:c="11"/>The method: SquaredDistanceToENtity. Calculates the distance from the palyer to the hit enemy!<text:line-break/> <text:s text:c="8"/>*/<text:line-break/><text:line-break/> <text:s text:c="7"/></text:span><text:span text:style-name="T5">if</text:span><text:span text:style-name="T4">(hit.getType() == HitResult.Type.</text:span><text:span text:style-name="T6">BLOCK</text:span><text:span text:style-name="T4">){<text:line-break/> <text:s text:c="11"/>BlockHitResult blockHit = (BlockHitResult) hit; </text:span><text:span text:style-name="T11">//Cast to BlockHitResult type (extends HitResult)<text:line-break/><text:line-break/> <text:s text:c="11"/>//if the block was hit on the top or bottom<text:line-break/> <text:s text:c="11"/></text:span><text:span text:style-name="T5">if</text:span><text:span text:style-name="T4">(blockHit.getSide() == Direction.</text:span><text:span text:style-name="T6">DOWN </text:span><text:span text:style-name="T4">|| blockHit.getSide() == Direction.</text:span><text:span text:style-name="T6">UP</text:span><text:span text:style-name="T4">){<text:line-break/> <text:s text:c="15"/></text:span><text:span text:style-name="T5">for</text:span><text:span text:style-name="T4">(</text:span><text:span text:style-name="T5">int </text:span><text:span text:style-name="T4">x = -range; x &lt;= range; x++){<text:line-break/> <text:s text:c="19"/></text:span><text:span text:style-name="T5">for </text:span><text:span text:style-name="T4">(</text:span><text:span text:style-name="T5">int </text:span><text:span text:style-name="T4">z = -range; z &lt;= range; z++){<text:line-break/> <text:s text:c="23"/>positions.add(</text:span><text:span text:style-name="T5">new </text:span><text:span text:style-name="T4">BlockPos(initalBlockPos.getX() + x, initalBlockPos.getY(), initalBlockPos.getZ() + z));<text:line-break/> <text:s text:c="19"/>}<text:line-break/> <text:s text:c="15"/>}<text:line-break/> <text:s text:c="11"/>}<text:line-break/><text:line-break/> <text:s text:c="11"/></text:span><text:span text:style-name="T11">//if the block was hit from the north or south<text:line-break/> <text:s text:c="11"/></text:span><text:span text:style-name="T5">if</text:span><text:span text:style-name="T4">(blockHit.getSide() == Direction.</text:span><text:span text:style-name="T6">NORTH </text:span><text:span text:style-name="T4">|| blockHit.getSide() == Direction.</text:span><text:span text:style-name="T6">SOUTH</text:span><text:span text:style-name="T4">){<text:line-break/> <text:s text:c="15"/></text:span><text:span text:style-name="T5">for</text:span><text:span text:style-name="T4">(</text:span><text:span text:style-name="T5">int </text:span><text:span text:style-name="T4">x = -range; x &lt;= range; x++){<text:line-break/> <text:s text:c="19"/></text:span><text:span text:style-name="T5">for </text:span><text:span text:style-name="T4">(</text:span><text:span text:style-name="T5">int </text:span><text:span text:style-name="T4">y = -range; y &lt;= range; y++){<text:line-break/> <text:s text:c="23"/>positions.add(</text:span><text:span text:style-name="T5">new </text:span><text:span text:style-name="T4">BlockPos(initalBlockPos.getX() + x, initalBlockPos.getY() + y, initalBlockPos.getZ()));<text:line-break/> <text:s text:c="19"/>}<text:line-break/> <text:s text:c="15"/>}<text:line-break/> <text:s text:c="11"/>}<text:line-break/><text:line-break/> <text:s text:c="11"/></text:span><text:span text:style-name="T11">//if the block was hit from east or west<text:line-break/> <text:s text:c="11"/></text:span><text:span text:style-name="T5">if</text:span><text:span text:style-name="T4">(blockHit.getSide() == Direction.</text:span><text:span text:style-name="T6">EAST </text:span><text:span text:style-name="T4">|| blockHit.getSide() == Direction.</text:span><text:span text:style-name="T6">WEST</text:span><text:span text:style-name="T4">){<text:line-break/></text:span><text:soft-page-break/><text:span text:style-name="T4"> <text:s text:c="15"/></text:span><text:span text:style-name="T5">for</text:span><text:span text:style-name="T4">(</text:span><text:span text:style-name="T5">int </text:span><text:span text:style-name="T4">z = -range; z &lt;= range; z++){<text:line-break/> <text:s text:c="19"/></text:span><text:span text:style-name="T5">for </text:span><text:span text:style-name="T4">(</text:span><text:span text:style-name="T5">int </text:span><text:span text:style-name="T4">y = -range; y &lt;= range; y++){<text:line-break/> <text:s text:c="23"/>positions.add(</text:span><text:span text:style-name="T5">new </text:span><text:span text:style-name="T4">BlockPos(initalBlockPos.getX(), initalBlockPos.getY() + y, initalBlockPos.getZ() + z));<text:line-break/> <text:s text:c="19"/>}<text:line-break/> <text:s text:c="15"/>}<text:line-break/> <text:s text:c="11"/>}<text:line-break/> <text:s text:c="7"/>}<text:line-break/><text:line-break/> <text:s text:c="7"/></text:span><text:span text:style-name="T11">//Return the list of blocks<text:line-break/> <text:s text:c="7"/></text:span><text:span text:style-name="T5">return <text:s/></text:span><text:span text:style-name="T4">positions;<text:line-break/> <text:s text:c="3"/>}<text:line-break/><text:line-break/>}</text:span></text:p>
          </table:table-cell>
        </table:table-row>
      </table:table>
      <text:p text:style-name="P84"/>
      <text:p text:style-name="P84">Register item, itemGroup, and model.</text:p>
      <text:p text:style-name="P84">Create new Event: util.HammerUsageEvent.java</text:p>
      <table:table table:name="Table52" table:style-name="Table52">
        <table:table-column table:style-name="Table52.A"/>
        <table:table-row>
          <table:table-cell table:style-name="Table52.A1" office:value-type="string">
            <text:p text:style-name="P12" loext:marker-style-name="T4"><text:span text:style-name="T5">public class </text:span><text:span text:style-name="T4">HammerUsageEvent </text:span><text:span text:style-name="T5">implements </text:span><text:span text:style-name="T4">PlayerBlockBreakEvents.Before{<text:line-break/> <text:s text:c="3"/></text:span><text:span text:style-name="T11">//Done with the help of the COFHCore and KaupenJoe<text:line-break/><text:line-break/> <text:s text:c="3"/></text:span><text:span text:style-name="T5">private static final </text:span><text:span text:style-name="T4">Set&lt;BlockPos&gt; </text:span><text:span text:style-name="T6">HARVESTED_BLOCKS </text:span><text:span text:style-name="T4">= </text:span><text:span text:style-name="T5">new </text:span><text:span text:style-name="T4">HashSet&lt;&gt;();<text:line-break/><text:line-break/><text:line-break/> <text:s text:c="3"/></text:span><text:span text:style-name="T11">//This event is called just before a block is broken!<text:line-break/> <text:s text:c="3"/></text:span><text:span text:style-name="T9">@Override<text:line-break/> <text:s text:c="3"/></text:span><text:span text:style-name="T5">public boolean </text:span><text:span text:style-name="T10">beforeBlockBreak</text:span><text:span text:style-name="T4">(World world, PlayerEntity player, BlockPos pos, BlockState blockState, </text:span><text:span text:style-name="T9">@Nullable </text:span><text:span text:style-name="T4">BlockEntity blockEntity) {<text:line-break/><text:line-break/> <text:s text:c="7"/></text:span><text:span text:style-name="T11">//get the stack currently in the players main hand<text:line-break/> <text:s text:c="7"/></text:span><text:span text:style-name="T4">ItemStack mainHandItem = player.getMainHandStack();<text:line-break/><text:line-break/> <text:s text:c="7"/></text:span><text:span text:style-name="T11">//is this block being broken with a hammer? &amp; are we on the server?<text:line-break/> <text:s text:c="7"/></text:span><text:span text:style-name="T5">if </text:span><text:span text:style-name="T4">(mainHandItem.getItem() </text:span><text:span text:style-name="T5">instanceof </text:span><text:span text:style-name="T4">HammerItem hammer &amp;&amp; player </text:span><text:span text:style-name="T5">instanceof </text:span><text:span text:style-name="T4">ServerPlayerEntity serverPlayer){<text:line-break/> <text:s text:c="11"/></text:span><text:span text:style-name="T11">//Is this block in the harvested blocks set??<text:line-break/> <text:s text:c="11"/></text:span><text:span text:style-name="T5">if</text:span><text:span text:style-name="T4">(</text:span><text:span text:style-name="T6">HARVESTED_BLOCKS</text:span><text:span text:style-name="T4">.contains(pos)){<text:line-break/> <text:s text:c="15"/></text:span><text:span text:style-name="T5">return true</text:span><text:span text:style-name="T4">; </text:span><text:span text:style-name="T11">//destorys the block<text:line-break/> <text:s text:c="11"/></text:span><text:span text:style-name="T4">}<text:line-break/><text:line-break/><text:line-break/> <text:s text:c="11"/></text:span><text:span text:style-name="T11">//For each position within ".getBlocksToBeDestoryed()"<text:line-break/> <text:s text:c="11"/></text:span><text:span text:style-name="T5">for</text:span><text:span text:style-name="T4">(BlockPos position : HammerItem.</text:span><text:span text:style-name="T8">getBlocksToBeDestroyed</text:span><text:span text:style-name="T4">(</text:span><text:span text:style-name="T17">1</text:span><text:span text:style-name="T4">, pos, serverPlayer)){<text:line-break/> <text:s text:c="15"/></text:span><text:span text:style-name="T5">if</text:span><text:span text:style-name="T4">(pos == position || !hammer.isCorrectForDrops(mainHandItem, world.getBlockState(position))){<text:line-break/> <text:s text:c="19"/></text:span><text:span text:style-name="T5">continue</text:span><text:span text:style-name="T4">; </text:span><text:span text:style-name="T11">//if it is one we already broke, skip it and go to next block<text:line-break/> <text:s text:c="15"/></text:span><text:span text:style-name="T4">}<text:line-break/><text:line-break/> <text:s text:c="15"/></text:span><text:span text:style-name="T6">HARVESTED_BLOCKS</text:span><text:span text:style-name="T4">.add(position);<text:line-break/> <text:s text:c="15"/>serverPlayer.</text:span><text:span text:style-name="T12">interactionManager</text:span><text:span text:style-name="T4">.tryBreakBlock(position); </text:span><text:span text:style-name="T11">//THIS IS RECURSIVE AND CALLS THIS WHOLE METHOD AGAIN<text:line-break/> <text:s text:c="15"/></text:span><text:span text:style-name="T6">HARVESTED_BLOCKS</text:span><text:span text:style-name="T4">.remove(position); </text:span><text:span text:style-name="T11">//That is why we must remove it!<text:line-break/> <text:s text:c="11"/></text:span><text:span text:style-name="T4">}<text:line-break/> <text:s text:c="7"/>}<text:line-break/> <text:s text:c="7"/></text:span><text:span text:style-name="T5">return true</text:span><text:span text:style-name="T4">;<text:line-break/> <text:s text:c="3"/>}<text:line-break/>}</text:span></text:p>
          </table:table-cell>
        </table:table-row>
      </table:table>
      <text:p text:style-name="P84"><text:soft-page-break/><text:line-break/>Register the event in TutorialMod.java:</text:p>
      <table:table table:name="Table53" table:style-name="Table53">
        <table:table-column table:style-name="Table53.A"/>
        <table:table-row>
          <table:table-cell table:style-name="Table53.A1" office:value-type="string">
            <text:p text:style-name="P12" loext:marker-style-name="T4"><text:span text:style-name="T11">//Register event<text:line-break/></text:span><text:span text:style-name="T4">PlayerBlockBreakEvents.</text:span><text:span text:style-name="T6">BEFORE</text:span><text:span text:style-name="T4">.register(</text:span><text:span text:style-name="T5">new </text:span><text:span text:style-name="T4">HammerUsageEvent());</text:span></text:p>
          </table:table-cell>
        </table:table-row>
      </table:table>
      <text:p text:style-name="P84"/>
      <text:h text:style-name="P85" text:outline-level="2"/>
      <text:h text:style-name="P86" text:outline-level="2">17: Custom Armor</text:h>
      <text:p text:style-name="P84">Video: <text:a xlink:type="simple" xlink:href="https://www.youtube.com/watch?v=WcX58FfR0F0" text:style-name="Internet_20_link" text:visited-style-name="Visited_20_Internet_20_Link">Click Here</text:a> </text:p>
      <text:p text:style-name="P87">Register a new armor material: item.ModArmorMaterials.java</text:p>
      <text:p text:style-name="P88">Revison: SET PINK_GARNET_ARMOR_MATERIAL to PINK_GARNET</text:p>
      <table:table table:name="Table54" table:style-name="Table54">
        <table:table-column table:style-name="Table54.A"/>
        <table:table-row>
          <table:table-cell table:style-name="Table54.A1" office:value-type="string">
            <text:p text:style-name="P12" loext:marker-style-name="T4"><text:span text:style-name="T5">public class </text:span><text:span text:style-name="T4">ModArmorMaterials {<text:line-break/><text:line-break/> <text:s text:c="3"/></text:span><text:span text:style-name="T5">public static final </text:span><text:span text:style-name="T4">RegistryEntry&lt;ArmorMaterial&gt; </text:span><text:span text:style-name="T6">PINK_GARNET_ARMOR_MATERIAL </text:span><text:span text:style-name="T4">= </text:span><text:span text:style-name="T8">registerArmorMaterial</text:span><text:span text:style-name="T4">(</text:span><text:span text:style-name="T7">"pink_garnet_armor_material"</text:span><text:span text:style-name="T4">,<text:line-break/> <text:s text:c="11"/>() -&gt; </text:span><text:span text:style-name="T5">new </text:span><text:span text:style-name="T4">ArmorMaterial(Util.</text:span><text:span text:style-name="T8">make</text:span><text:span text:style-name="T4">(</text:span><text:span text:style-name="T5">new </text:span><text:span text:style-name="T4">EnumMap&lt;&gt;(ArmorItem.Type.</text:span><text:span text:style-name="T5">class</text:span><text:span text:style-name="T4">), map -&gt; {<text:line-break/> <text:s text:c="15"/>map.put(ArmorItem.Type.</text:span><text:span text:style-name="T6">BOOTS</text:span><text:span text:style-name="T4">, </text:span><text:span text:style-name="T17">2</text:span><text:span text:style-name="T4">);<text:line-break/> <text:s text:c="15"/>map.put(ArmorItem.Type.</text:span><text:span text:style-name="T6">LEGGINGS</text:span><text:span text:style-name="T4">, </text:span><text:span text:style-name="T17">4</text:span><text:span text:style-name="T4">);<text:line-break/> <text:s text:c="15"/>map.put(ArmorItem.Type.</text:span><text:span text:style-name="T6">CHESTPLATE</text:span><text:span text:style-name="T4">, </text:span><text:span text:style-name="T17">6</text:span><text:span text:style-name="T4">);<text:line-break/> <text:s text:c="15"/>map.put(ArmorItem.Type.</text:span><text:span text:style-name="T6">HELMET</text:span><text:span text:style-name="T4">, </text:span><text:span text:style-name="T17">2</text:span><text:span text:style-name="T4">);<text:line-break/> <text:s text:c="15"/>map.put(ArmorItem.Type.</text:span><text:span text:style-name="T6">BODY</text:span><text:span text:style-name="T4">, </text:span><text:span text:style-name="T17">4</text:span><text:span text:style-name="T4">);<text:line-break/> <text:s text:c="11"/>}), </text:span><text:span text:style-name="T17">20</text:span><text:span text:style-name="T4">, SoundEvents.</text:span><text:span text:style-name="T6">ITEM_ARMOR_EQUIP_DIAMOND</text:span><text:span text:style-name="T4">, () -&gt; Ingredient.</text:span><text:span text:style-name="T8">ofItems</text:span><text:span text:style-name="T4">(ModItems.</text:span><text:span text:style-name="T6">PINK_GARNET</text:span><text:span text:style-name="T4">),<text:line-break/> <text:s text:c="19"/>List.</text:span><text:span text:style-name="T8">of</text:span><text:span text:style-name="T4">(</text:span><text:span text:style-name="T5">new </text:span><text:span text:style-name="T4">ArmorMaterial.Layer(Identifier.</text:span><text:span text:style-name="T8">of</text:span><text:span text:style-name="T4">(TutorialMod.</text:span><text:span text:style-name="T6">MOD_ID</text:span><text:span text:style-name="T4">, </text:span><text:span text:style-name="T7">"pink_garnet"</text:span><text:span text:style-name="T4">))), </text:span><text:span text:style-name="T17">0</text:span><text:span text:style-name="T4">, </text:span><text:span text:style-name="T17">0</text:span><text:span text:style-name="T4">));<text:line-break/><text:line-break/><text:line-break/> <text:s text:c="3"/></text:span><text:span text:style-name="T11">//Helper method for registering armor materials<text:line-break/> <text:s text:c="3"/></text:span><text:span text:style-name="T5">public static </text:span><text:span text:style-name="T4">RegistryEntry&lt;ArmorMaterial&gt; </text:span><text:span text:style-name="T10">registerArmorMaterial</text:span><text:span text:style-name="T4">(String name, Supplier&lt;ArmorMaterial&gt; material){<text:line-break/> <text:s text:c="7"/></text:span><text:span text:style-name="T5">return </text:span><text:span text:style-name="T4">Registry.</text:span><text:span text:style-name="T8">registerReference</text:span><text:span text:style-name="T4">(Registries.</text:span><text:span text:style-name="T6">ARMOR_MATERIAL</text:span><text:span text:style-name="T4">, Identifier.</text:span><text:span text:style-name="T8">of</text:span><text:span text:style-name="T4">(TutorialMod.</text:span><text:span text:style-name="T6">MOD_ID</text:span><text:span text:style-name="T4">, name), material.get());<text:line-break/> <text:s text:c="3"/>}<text:line-break/>}</text:span></text:p>
          </table:table-cell>
        </table:table-row>
      </table:table>
      <text:p text:style-name="P87"/>
      <text:p text:style-name="P87">Register items and item groups</text:p>
      <text:p text:style-name="P87"/>
      <text:p text:style-name="P87"/>
      <text:p text:style-name="P87">Add armor models to assets.tutorialmod.models.armor</text:p>
      <text:p text:style-name="P87">Naming convention is important: &lt;armor_material&gt;_Layer_1.png &amp; layer 2 as well</text:p>
      <text:p text:style-name="P87">add to ModelProvider:</text:p>
      <table:table table:name="Table55" table:style-name="Table55">
        <table:table-column table:style-name="Table55.A"/>
        <table:table-row>
          <table:table-cell table:style-name="Table55.A1" office:value-type="string">
            <text:p text:style-name="P12" loext:marker-style-name="T4"><text:span text:style-name="T4">itemModelGenerator.registerArmor((ArmorItem) ModItems.</text:span><text:span text:style-name="T6">PINK_GARNET_HELMET</text:span><text:span text:style-name="T4">);<text:line-break/>itemModelGenerator.registerArmor((ArmorItem) ModItems.</text:span><text:span text:style-name="T6">PINK_GARNET_CHESTPLATE</text:span><text:span text:style-name="T4">);<text:line-break/>itemModelGenerator.registerArmor((ArmorItem) ModItems.</text:span><text:span text:style-name="T6">PINK_GARNET_LEGGINGS</text:span><text:span text:style-name="T4">);<text:line-break/>itemModelGenerator.registerArmor((ArmorItem) ModItems.</text:span><text:span text:style-name="T6">PINK_GARNET_BOOTS</text:span><text:span text:style-name="T4">);</text:span></text:p>
          </table:table-cell>
        </table:table-row>
      </table:table>
      <text:p text:style-name="P87"/>
      <text:p text:style-name="P87"/>
      <text:p text:style-name="P87"/>
      <text:p text:style-name="P87"/>
      <text:p text:style-name="P87"/>
      <text:p text:style-name="P87"><text:soft-page-break/></text:p>
      <text:p text:style-name="P89"><text:span text:style-name="T28">Make trimable in ItemTagProvider:</text:span></text:p>
      <table:table table:name="Table56" table:style-name="Table56">
        <table:table-column table:style-name="Table56.A"/>
        <table:table-row>
          <table:table-cell table:style-name="Table56.A1" office:value-type="string">
            <text:p text:style-name="P90" loext:marker-style-name="T4"><text:span text:style-name="T4">getOrCreateTagBuilder(ItemTags.</text:span><text:span text:style-name="T6">TRIMMABLE_ARMOR</text:span><text:span text:style-name="T4">)<text:line-break/> <text:s text:c="7"/>.add(ModItems.</text:span><text:span text:style-name="T6">PINK_GARNET_HELMET</text:span><text:span text:style-name="T4">)<text:line-break/> <text:s text:c="7"/>.add(ModItems.</text:span><text:span text:style-name="T6">PINK_GARNET_CHESTPLATE</text:span><text:span text:style-name="T4">)<text:line-break/> <text:s text:c="7"/>.add(ModItems.</text:span><text:span text:style-name="T6">PINK_GARNET_LEGGINGS</text:span><text:span text:style-name="T4">)<text:line-break/> <text:s text:c="7"/>.add(ModItems.</text:span><text:span text:style-name="T6">PINK_GARNET_BOOTS</text:span><text:span text:style-name="T4">);</text:span></text:p>
            <text:p text:style-name="P91" loext:marker-style-name="T4"/>
            <text:p text:style-name="P12" loext:marker-style-name="T4"><text:span text:style-name="T11">//Allows armor to be enchantable<text:line-break/></text:span><text:span text:style-name="T4">getOrCreateTagBuilder(ItemTags.</text:span><text:span text:style-name="T6">FOOT_ARMOR_ENCHANTABLE</text:span><text:span text:style-name="T4">).add(ModItems.</text:span><text:span text:style-name="T6">PINK_GARNET_BOOTS</text:span><text:span text:style-name="T4">);<text:line-break/>getOrCreateTagBuilder(ItemTags.</text:span><text:span text:style-name="T6">LEG_ARMOR_ENCHANTABLE</text:span><text:span text:style-name="T4">).add(ModItems.</text:span><text:span text:style-name="T6">PINK_GARNET_LEGGINGS</text:span><text:span text:style-name="T4">);<text:line-break/>getOrCreateTagBuilder(ItemTags.</text:span><text:span text:style-name="T6">CHEST_ARMOR_ENCHANTABLE</text:span><text:span text:style-name="T4">).add(ModItems.</text:span><text:span text:style-name="T6">PINK_GARNET_CHESTPLATE</text:span><text:span text:style-name="T4">);<text:line-break/>getOrCreateTagBuilder(ItemTags.</text:span><text:span text:style-name="T6">HEAD_ARMOR_ENCHANTABLE</text:span><text:span text:style-name="T4">).add(ModItems.</text:span><text:span text:style-name="T6">PINK_GARNET_HELMET</text:span><text:span text:style-name="T4">);</text:span></text:p>
          </table:table-cell>
        </table:table-row>
      </table:table>
      <text:p text:style-name="P87"/>
      <text:h text:style-name="P92" text:outline-level="2"/>
      <text:h text:style-name="P93" text:outline-level="2">18: Full Armor Effect <text:span text:style-name="T29">(Armor Bonus)</text:span></text:h>
      <text:p text:style-name="P87">Video: <text:a xlink:type="simple" xlink:href="https://www.youtube.com/watch?v=EYwyKCfl2ag" text:style-name="Internet_20_link" text:visited-style-name="Visited_20_Internet_20_Link"><text:span text:style-name="T30">Click Here</text:span></text:a> </text:p>
      <text:p text:style-name="P94">Added <text:span text:style-name="T31">status e</text:span>ffect<text:span text:style-name="T31">(s)</text:span> for wearing the whole set</text:p>
      <text:p text:style-name="P94"/>
      <text:p text:style-name="P95">item.custom.ModArmorItem.java</text:p>
      <table:table table:name="Table57" table:style-name="Table57">
        <table:table-column table:style-name="Table57.A"/>
        <table:table-row>
          <table:table-cell table:style-name="Table57.A1" office:value-type="string">
            <text:p text:style-name="P12" loext:marker-style-name="T4"><text:span text:style-name="T5">public class </text:span><text:span text:style-name="T4">ModArmorItem </text:span><text:span text:style-name="T5">extends </text:span><text:span text:style-name="T4">ArmorItem {<text:line-break/> <text:s text:c="3"/></text:span><text:span text:style-name="T11">//Maps a specific armor material to a list of status effects (only works with custom materials, not vanilla)<text:line-break/> <text:s text:c="3"/>//can add multiple materials by extending off of .put<text:line-break/> <text:s text:c="3"/></text:span><text:span text:style-name="T5">private static final </text:span><text:span text:style-name="T4">Map&lt;RegistryEntry&lt;ArmorMaterial&gt;, List&lt;StatusEffectInstance&gt;&gt; </text:span><text:span text:style-name="T6">MATERIAL_TO_EFFECT_MAP </text:span><text:span text:style-name="T4">=<text:line-break/> <text:s text:c="11"/>(</text:span><text:span text:style-name="T5">new </text:span><text:span text:style-name="T4">ImmutableMap.Builder&lt;RegistryEntry&lt;ArmorMaterial&gt;, List&lt;StatusEffectInstance&gt;&gt;())<text:line-break/> <text:s text:c="19"/>.put(ModArmorMaterials.</text:span><text:span text:style-name="T6">PINK_GARNET_ARMOR_MATERIAL</text:span><text:span text:style-name="T4">,<text:line-break/> <text:s text:c="27"/>List.</text:span><text:span text:style-name="T8">of</text:span><text:span text:style-name="T4">(</text:span><text:span text:style-name="T5">new </text:span><text:span text:style-name="T4">StatusEffectInstance(StatusEffects.</text:span><text:span text:style-name="T6">HASTE</text:span><text:span text:style-name="T4">, </text:span><text:span text:style-name="T17">400</text:span><text:span text:style-name="T4">, </text:span><text:span text:style-name="T17">1</text:span><text:span text:style-name="T4">, </text:span><text:span text:style-name="T5">false</text:span><text:span text:style-name="T4">, </text:span><text:span text:style-name="T5">false</text:span><text:span text:style-name="T4">),<text:line-break/> <text:s text:c="35"/></text:span><text:span text:style-name="T5">new </text:span><text:span text:style-name="T4">StatusEffectInstance(StatusEffects.</text:span><text:span text:style-name="T6">JUMP_BOOST</text:span><text:span text:style-name="T4">, </text:span><text:span text:style-name="T17">400</text:span><text:span text:style-name="T4">, </text:span><text:span text:style-name="T17">1</text:span><text:span text:style-name="T4">, </text:span><text:span text:style-name="T5">false</text:span><text:span text:style-name="T4">, </text:span><text:span text:style-name="T5">false</text:span><text:span text:style-name="T4">))).build();<text:line-break/><text:line-break/><text:line-break/> <text:s text:c="3"/></text:span><text:span text:style-name="T11">//Constructor<text:line-break/> <text:s text:c="3"/></text:span><text:span text:style-name="T5">public </text:span><text:span text:style-name="T10">ModArmorItem</text:span><text:span text:style-name="T4">(RegistryEntry&lt;ArmorMaterial&gt; material, Type type, Settings settings) {<text:line-break/> <text:s text:c="7"/></text:span><text:span text:style-name="T5">super</text:span><text:span text:style-name="T4">(material, type, settings);<text:line-break/> <text:s text:c="3"/>}<text:line-break/><text:line-break/><text:line-break/> <text:s text:c="3"/></text:span><text:span text:style-name="T11">//called every tick while this specific item stack is in your inventory<text:line-break/> <text:s text:c="3"/></text:span><text:span text:style-name="T9">@Override<text:line-break/> <text:s text:c="3"/></text:span><text:span text:style-name="T5">public void </text:span><text:span text:style-name="T10">inventoryTick</text:span><text:span text:style-name="T4">(ItemStack stack, World world, Entity entity, </text:span><text:span text:style-name="T5">int </text:span><text:span text:style-name="T4">slot, </text:span><text:span text:style-name="T5">boolean </text:span><text:span text:style-name="T4">selected) {<text:line-break/> <text:s text:c="7"/></text:span><text:span text:style-name="T5">if</text:span><text:span text:style-name="T4">(!world.</text:span><text:span text:style-name="T12">isClient</text:span><text:span text:style-name="T4">){ </text:span><text:span text:style-name="T11">//is server?<text:line-break/> <text:s text:c="11"/></text:span><text:span text:style-name="T5">if</text:span><text:span text:style-name="T4">(entity </text:span><text:span text:style-name="T5">instanceof </text:span><text:span text:style-name="T4">PlayerEntity player){ </text:span><text:span text:style-name="T11">//is entity a player?<text:line-break/> <text:s text:c="15"/></text:span><text:span text:style-name="T5">if</text:span><text:span text:style-name="T4">(hasFullSuitOfArmorOn(player)){ </text:span><text:span text:style-name="T11">//do they have a full suit of armor on?<text:line-break/> <text:s text:c="19"/></text:span><text:span text:style-name="T4">evaluateArmorEffects(player); </text:span><text:span text:style-name="T11">//evaluate armor effects<text:line-break/> <text:s text:c="15"/></text:span><text:span text:style-name="T4">}<text:line-break/> <text:s text:c="11"/>}<text:line-break/> <text:s text:c="7"/>}<text:line-break/> <text:s text:c="7"/></text:span><text:span text:style-name="T5">super</text:span><text:span text:style-name="T4">.inventoryTick(stack, world, entity, slot, selected);<text:line-break/> <text:s text:c="3"/>}<text:line-break/><text:line-break/><text:line-break/> <text:s text:c="3"/></text:span><text:span text:style-name="T11">//Cycle through each armor material and add all the status effects for each one as required<text:line-break/> <text:s text:c="3"/></text:span><text:span text:style-name="T5">private void </text:span><text:span text:style-name="T10">evaluateArmorEffects</text:span><text:span text:style-name="T4">(PlayerEntity player){<text:line-break/> <text:s text:c="7"/></text:span><text:span text:style-name="T5">for </text:span><text:span text:style-name="T4">(Map.Entry&lt;RegistryEntry&lt;ArmorMaterial&gt;, List&lt;StatusEffectInstance&gt;&gt; entry : </text:span><text:span text:style-name="T6">MATERIAL_TO_EFFECT_MAP</text:span><text:span text:style-name="T4">.entrySet()) {<text:line-break/> <text:s text:c="11"/>RegistryEntry&lt;ArmorMaterial&gt; mapArmorMaterial = entry.getKey();<text:line-break/> <text:s text:c="11"/>List&lt;StatusEffectInstance&gt; mapStatusEffects = entry.getValue();<text:line-break/><text:line-break/> <text:s text:c="11"/></text:span><text:span text:style-name="T5">if</text:span><text:span text:style-name="T4">(hasCorrectArmorOn(mapArmorMaterial, player)){<text:line-break/> <text:s text:c="15"/>addStatusEffectForMaterial(player, mapArmorMaterial, mapStatusEffects);<text:line-break/> <text:s text:c="11"/>}<text:line-break/> <text:s text:c="7"/>}<text:line-break/> <text:s text:c="3"/>}<text:line-break/><text:line-break/> <text:s text:c="3"/></text:span><text:span text:style-name="T5">private void </text:span><text:span text:style-name="T10">addStatusEffectForMaterial</text:span><text:span text:style-name="T4">(PlayerEntity player, RegistryEntry&lt;ArmorMaterial&gt; mapArmorMaterial, List&lt;StatusEffectInstance&gt; mapStatusEffect){<text:line-break/> <text:s text:c="7"/></text:span><text:span text:style-name="T5">boolean </text:span><text:span text:style-name="T4">hasPlayerEffect = mapStatusEffect.stream().allMatch(statusEffectInstance -&gt; </text:span><text:soft-page-break/><text:span text:style-name="T12">player</text:span><text:span text:style-name="T4">.hasStatusEffect(statusEffectInstance.getEffectType()));<text:line-break/><text:line-break/> <text:s text:c="7"/></text:span><text:span text:style-name="T5">if</text:span><text:span text:style-name="T4">(hasCorrectArmorOn(mapArmorMaterial, player) &amp;&amp; !hasPlayerEffect){<text:line-break/> <text:s text:c="11"/></text:span><text:span text:style-name="T5">for </text:span><text:span text:style-name="T4">(StatusEffectInstance instance : mapStatusEffect){<text:line-break/> <text:s text:c="15"/>player.addStatusEffect(</text:span><text:span text:style-name="T5">new </text:span><text:span text:style-name="T4">StatusEffectInstance(instance.getEffectType(),<text:line-break/> <text:s text:c="23"/>instance.getDuration(),instance.getAmplifier(), instance.isAmbient(), instance.shouldShowParticles()));<text:line-break/> <text:s text:c="11"/>}<text:line-break/> <text:s text:c="7"/>}<text:line-break/> <text:s text:c="3"/>}<text:line-break/><text:line-break/> <text:s text:c="3"/></text:span><text:span text:style-name="T11">//checks if the player is missing any armor<text:line-break/> <text:s text:c="3"/></text:span><text:span text:style-name="T5">private boolean </text:span><text:span text:style-name="T10">hasFullSuitOfArmorOn</text:span><text:span text:style-name="T4">(PlayerEntity player){<text:line-break/> <text:s text:c="7"/>ItemStack boots = player.getInventory().getArmorStack(</text:span><text:span text:style-name="T17">0</text:span><text:span text:style-name="T4">);<text:line-break/> <text:s text:c="7"/>ItemStack leggings = player.getInventory().getArmorStack(</text:span><text:span text:style-name="T17">1</text:span><text:span text:style-name="T4">);<text:line-break/> <text:s text:c="7"/>ItemStack breastplate = player.getInventory().getArmorStack(</text:span><text:span text:style-name="T17">2</text:span><text:span text:style-name="T4">);<text:line-break/> <text:s text:c="7"/>ItemStack helmet = player.getInventory().getArmorStack(</text:span><text:span text:style-name="T17">3</text:span><text:span text:style-name="T4">);<text:line-break/><text:line-break/> <text:s text:c="7"/></text:span><text:span text:style-name="T11">//only returns true if the player has all armor on<text:line-break/> <text:s text:c="7"/></text:span><text:span text:style-name="T5">return </text:span><text:span text:style-name="T4">!boots.isEmpty() &amp;&amp; !helmet.isEmpty() &amp;&amp; !breastplate.isEmpty() &amp;&amp; !leggings.isEmpty();<text:line-break/> <text:s text:c="3"/>}<text:line-break/><text:line-break/> <text:s text:c="3"/></text:span><text:span text:style-name="T11">//Checks if the player has the correct set of armor on<text:line-break/> <text:s text:c="3"/></text:span><text:span text:style-name="T5">private boolean </text:span><text:span text:style-name="T10">hasCorrectArmorOn</text:span><text:span text:style-name="T4">(RegistryEntry&lt;ArmorMaterial&gt; material, PlayerEntity player){<text:line-break/> <text:s text:c="7"/></text:span><text:span text:style-name="T5">for</text:span><text:span text:style-name="T4">(ItemStack armorStack:player.getInventory().</text:span><text:span text:style-name="T12">armor</text:span><text:span text:style-name="T4">){<text:line-break/> <text:s text:c="11"/></text:span><text:span text:style-name="T5">if</text:span><text:span text:style-name="T4">(!(armorStack.getItem() </text:span><text:span text:style-name="T5">instanceof </text:span><text:span text:style-name="T4">ArmorItem)){<text:line-break/> <text:s text:c="15"/></text:span><text:span text:style-name="T5">return false</text:span><text:span text:style-name="T4">; </text:span><text:span text:style-name="T11">//if there is no armor return false<text:line-break/> <text:s text:c="11"/></text:span><text:span text:style-name="T4">}<text:line-break/> <text:s text:c="7"/>}<text:line-break/> <text:s text:c="7"/></text:span><text:span text:style-name="T11">//get each armor item<text:line-break/> <text:s text:c="7"/></text:span><text:span text:style-name="T4">ArmorItem boots = ((ArmorItem) player.getInventory().getArmorStack(</text:span><text:span text:style-name="T17">0</text:span><text:span text:style-name="T4">).getItem());<text:line-break/> <text:s text:c="7"/>ArmorItem leggings = ((ArmorItem) player.getInventory().getArmorStack(</text:span><text:span text:style-name="T17">1</text:span><text:span text:style-name="T4">).getItem());<text:line-break/> <text:s text:c="7"/>ArmorItem breastplate = ((ArmorItem) player.getInventory().getArmorStack(</text:span><text:span text:style-name="T17">2</text:span><text:span text:style-name="T4">).getItem());<text:line-break/> <text:s text:c="7"/>ArmorItem helmet = ((ArmorItem) player.getInventory().getArmorStack(</text:span><text:span text:style-name="T17">3</text:span><text:span text:style-name="T4">).getItem());<text:line-break/><text:line-break/> <text:s text:c="7"/></text:span><text:span text:style-name="T11">//only return true if all armor pieces are made of the provided material<text:line-break/> <text:s text:c="7"/></text:span><text:span text:style-name="T5">return </text:span><text:span text:style-name="T4">helmet.getMaterial() == material &amp;&amp; breastplate.getMaterial() == material &amp;&amp; leggings.getMaterial() == material &amp;&amp; boots.getMaterial() == material;<text:line-break/> <text:s text:c="3"/>}<text:line-break/><text:line-break/>}</text:span></text:p>
          </table:table-cell>
        </table:table-row>
      </table:table>
      <text:p text:style-name="P95"/>
      <text:p text:style-name="P95">To make it useable, ensure atLeast one of the armor pieces in the armor set is registered as type ModArmorItem.</text:p>
      <text:p text:style-name="P95"/>
      <text:h text:style-name="P96" text:outline-level="2">19: Custom Horse Armor</text:h>
      <text:p text:style-name="P95">Video: <text:a xlink:type="simple" xlink:href="https://www.youtube.com/watch?v=I1ju3axZlAI" text:style-name="Internet_20_link" text:visited-style-name="Visited_20_Internet_20_Link">Click Here</text:a> </text:p>
      <text:p text:style-name="P97">register item as normal and model as generated. <text:line-break/>Only new thing is the add new directory and place the horse armor under:</text:p>
      <text:p text:style-name="P97">textures.entity.horse.armor.&lt;file&gt;.png</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CA"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 fo:font-size="12pt" fo:language="en" fo:country="CA"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7.09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irst_20_line_20_indent" style:display-name="First line indent" style:family="paragraph" style:parent-style-name="Text_20_body" style:class="text">
      <style:paragraph-properties fo:margin-left="0cm" fo:text-indent="0.499cm" style:auto-text-indent="false"/>
    </style:style>
    <style:style style:name="Hanging_20_indent" style:display-name="Hanging indent" style:family="paragraph" style:parent-style-name="Text_20_body" style:class="text">
      <style:paragraph-properties fo:margin-left="1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text-indent="0cm" style:auto-text-indent="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Numbering_20_1_20_Start" style:display-name="Numbering 1 Start" style:family="paragraph" style:parent-style-name="List" style:next-style-name="Numbering_20_1" style:class="list">
      <style:paragraph-properties fo:margin-left="0.635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top="0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top="0cm" fo:margin-bottom="0.212cm" style:contextual-spacing="false" fo:text-indent="0cm" style:auto-text-indent="false"/>
    </style:style>
    <style:style style:name="Numbering_20_2_20_Start" style:display-name="Numbering 2 Start" style:family="paragraph" style:parent-style-name="List" style:next-style-name="Numbering_20_2" style:class="list">
      <style:paragraph-properties fo:margin-left="1.27cm" fo:margin-top="0.423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top="0cm" fo:margin-bottom="0.212cm" style: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top="0cm" fo:margin-bottom="0.212cm" style:contextual-spacing="false" fo:text-indent="0cm" style:auto-text-indent="false"/>
    </style:style>
    <style:style style:name="Numbering_20_3_20_Start" style:display-name="Numbering 3 Start" style:family="paragraph" style:parent-style-name="List" style:next-style-name="Numbering_20_3" style:class="list">
      <style:paragraph-properties fo:margin-left="1.905cm" fo:margin-top="0.423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top="0cm" fo:margin-bottom="0.212cm" style:contextual-spacing="false" fo:text-indent="-0.635cm" style:auto-text-indent="false"/>
    </style:style>
    <style:style style:name="Numbering_20_3_20_End" style:display-name="Numbering 3 End" style:family="paragraph" style:parent-style-name="List" style:next-style-name="Numbering_20_3" style:class="list">
      <style:paragraph-properties fo:margin-left="1.905cm" fo:margin-top="0cm" fo:margin-bottom="0.423cm" style:contextual-spacing="false" fo:text-indent="-0.635cm" style:auto-text-indent="false"/>
    </style:style>
    <style:style style:name="Numbering_20_3_20_Cont." style:display-name="Numbering 3 Cont." style:family="paragraph" style:parent-style-name="List" style:class="list">
      <style:paragraph-properties fo:margin-left="1.905cm" fo:margin-top="0cm" fo:margin-bottom="0.212cm" style:contextual-spacing="false" fo:text-indent="0cm" style:auto-text-indent="false"/>
    </style:style>
    <style:style style:name="Numbering_20_4_20_Start" style:display-name="Numbering 4 Start" style:family="paragraph" style:parent-style-name="List" style:next-style-name="Numbering_20_4" style:class="list">
      <style:paragraph-properties fo:margin-left="2.54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top="0cm" fo:margin-bottom="0.212cm" style:contextual-spacing="false" fo:text-indent="-0.635cm" style:auto-text-indent="false"/>
    </style:style>
    <style:style style:name="Numbering_20_4_20_End" style:display-name="Numbering 4 End" style:family="paragraph" style:parent-style-name="List" style:next-style-name="Numbering_20_4" style:class="list">
      <style:paragraph-properties fo:margin-left="2.54cm" fo:margin-top="0cm" fo:margin-bottom="0.423cm" style:contextual-spacing="false" fo:text-indent="-0.635cm" style:auto-text-indent="false"/>
    </style:style>
    <style:style style:name="Numbering_20_4_20_Cont." style:display-name="Numbering 4 Cont." style:family="paragraph" style:parent-style-name="List" style:class="list">
      <style:paragraph-properties fo:margin-left="2.54cm" fo:margin-top="0cm" fo:margin-bottom="0.212cm" style:contextual-spacing="false" fo:text-indent="0cm" style:auto-text-indent="false"/>
    </style:style>
    <style:style style:name="Numbering_20_5_20_Start" style:display-name="Numbering 5 Start" style:family="paragraph" style:parent-style-name="List" style:next-style-name="Numbering_20_5" style:class="list">
      <style:paragraph-properties fo:margin-left="3.175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top="0cm" fo:margin-bottom="0.212cm" style:contextual-spacing="false" fo:text-indent="-0.635cm" style:auto-text-indent="false"/>
    </style:style>
    <style:style style:name="Numbering_20_5_20_End" style:display-name="Numbering 5 End" style:family="paragraph" style:parent-style-name="List" style:next-style-name="Numbering_20_5" style:class="list">
      <style:paragraph-properties fo:margin-left="3.175cm" fo:margin-top="0cm" fo:margin-bottom="0.423cm" style:contextual-spacing="false" fo:text-indent="-0.635cm" style:auto-text-indent="false"/>
    </style:style>
    <style:style style:name="Numbering_20_5_20_Cont." style:display-name="Numbering 5 Cont." style:family="paragraph" style:parent-style-name="List" style:class="list">
      <style:paragraph-properties fo:margin-left="3.175cm" fo:margin-top="0cm" fo:margin-bottom="0.212cm" style:contextual-spacing="false" fo:text-indent="0cm" style:auto-text-indent="false"/>
    </style:style>
    <style:style style:name="List_20_1_20_Start" style:display-name="List 1 Start" style:family="paragraph" style:parent-style-name="List" style:next-style-name="List_20_1" style:class="list">
      <style:paragraph-properties fo:margin-left="0.635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top="0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top="0cm" fo:margin-bottom="0.423cm" style:contextual-spacing="false" fo:text-indent="-0.635cm" style:auto-text-indent="false"/>
    </style:style>
    <style:style style:name="List_20_1_20_Cont." style:display-name="List 1 Cont." style:family="paragraph" style:parent-style-name="List" style:class="list">
      <style:paragraph-properties fo:margin-left="0.635cm" fo:margin-top="0cm" fo:margin-bottom="0.212cm" style:contextual-spacing="false" fo:text-indent="0cm" style:auto-text-indent="false"/>
    </style:style>
    <style:style style:name="List_20_2_20_Start" style:display-name="List 2 Start" style:family="paragraph" style:parent-style-name="List" style:next-style-name="List_20_2" style:class="list">
      <style:paragraph-properties fo:margin-left="1.27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List_20_2_20_End" style:display-name="List 2 End" style:family="paragraph" style:parent-style-name="List" style:next-style-name="List_20_2" style:class="list">
      <style:paragraph-properties fo:margin-left="1.27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top="0cm" fo:margin-bottom="0.212cm" style:contextual-spacing="false" fo:text-indent="0cm" style:auto-text-indent="false"/>
    </style:style>
    <style:style style:name="List_20_3_20_Start" style:display-name="List 3 Start" style:family="paragraph" style:parent-style-name="List" style:next-style-name="List_20_3" style:class="list">
      <style:paragraph-properties fo:margin-left="1.905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top="0cm" fo:margin-bottom="0.212cm" style:contextual-spacing="false" fo:text-indent="-0.635cm" style:auto-text-indent="false"/>
    </style:style>
    <style:style style:name="List_20_3_20_End" style:display-name="List 3 End" style:family="paragraph" style:parent-style-name="List" style:next-style-name="List_20_3" style:class="list">
      <style:paragraph-properties fo:margin-left="1.905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top="0cm" fo:margin-bottom="0.212cm" style:contextual-spacing="false" fo:text-indent="0cm" style:auto-text-indent="false"/>
    </style:style>
    <style:style style:name="List_20_4_20_Start" style:display-name="List 4 Start" style:family="paragraph" style:parent-style-name="List" style:next-style-name="List_20_4" style:class="list">
      <style:paragraph-properties fo:margin-left="2.54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top="0cm" fo:margin-bottom="0.212cm" style:contextual-spacing="false" fo:text-indent="-0.635cm" style:auto-text-indent="false"/>
    </style:style>
    <style:style style:name="List_20_4_20_End" style:display-name="List 4 End" style:family="paragraph" style:parent-style-name="List" style:next-style-name="List_20_4" style:class="list">
      <style:paragraph-properties fo:margin-left="2.54cm" fo:margin-top="0cm" fo:margin-bottom="0.423cm" style:contextual-spacing="false" fo:text-indent="-0.635cm" style:auto-text-indent="false"/>
    </style:style>
    <style:style style:name="List_20_4_20_Cont." style:display-name="List 4 Cont." style:family="paragraph" style:parent-style-name="List" style:class="list">
      <style:paragraph-properties fo:margin-left="2.54cm" fo:margin-top="0cm" fo:margin-bottom="0.212cm" style:contextual-spacing="false" fo:text-indent="0cm" style:auto-text-indent="false"/>
    </style:style>
    <style:style style:name="List_20_5_20_Start" style:display-name="List 5 Start" style:family="paragraph" style:parent-style-name="List" style:next-style-name="List_20_5" style:class="list">
      <style:paragraph-properties fo:margin-left="3.175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top="0cm" fo:margin-bottom="0.212cm" style:contextual-spacing="false" fo:text-indent="-0.635cm" style:auto-text-indent="false"/>
    </style:style>
    <style:style style:name="List_20_5_20_End" style:display-name="List 5 End" style:family="paragraph" style:parent-style-name="List" style:next-style-name="List_20_5" style:class="list">
      <style:paragraph-properties fo:margin-left="3.175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top="0cm" fo:margin-bottom="0.212cm" style:contextual-spacing="false" fo:text-indent="0cm" style:auto-text-indent="false"/>
    </style:style>
    <style:style style:name="Index_20_1" style:display-name="Index 1" style:family="paragraph" style:parent-style-name="Index" style:class="index">
      <style:paragraph-properties fo:margin-left="0cm" fo:text-indent="0cm" style:auto-text-indent="false"/>
    </style:style>
    <style:style style:name="Index_20_2" style:display-name="Index 2" style:family="paragraph" style:parent-style-name="Index" style:class="index">
      <style:paragraph-properties fo:margin-left="0.499cm" fo:text-indent="0cm" style:auto-text-indent="false"/>
    </style:style>
    <style:style style:name="Index_20_3" style:display-name="Index 3" style:family="paragraph" style:parent-style-name="Index" style:class="index">
      <style:paragraph-properties fo:margin-left="1cm" fo:text-indent="0cm" style:auto-text-indent="false"/>
    </style:style>
    <style:style style:name="Index_20_Separator" style:display-name="Index Separator" style:family="paragraph" style:parent-style-name="Index" style:class="index">
      <style:paragraph-properties fo:margin-left="0cm" fo:text-indent="0cm" style:auto-text-indent="false"/>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589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6.09cm" style:type="right" style:leader-style="dotted" style:leader-text="."/>
        </style:tab-stops>
      </style:paragraph-properties>
    </style:style>
    <style:style style:name="Contents_20_5" style:display-name="Contents 5" style:family="paragraph" style:parent-style-name="Index" style:class="index">
      <style:paragraph-properties fo:margin-left="2cm" fo:text-indent="0cm" style:auto-text-indent="false">
        <style:tab-stops>
          <style:tab-stop style:position="15.589cm" style:type="right" style:leader-style="dotted" style:leader-text="."/>
        </style:tab-stops>
      </style:paragraph-properties>
    </style:style>
    <style:style style:name="User_20_Index_20_Heading" style:display-name="User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text-indent="0cm" style:auto-text-indent="false">
        <style:tab-stops>
          <style:tab-stop style:position="17.09cm" style:type="right" style:leader-style="dotted" style:leader-text="."/>
        </style:tab-stops>
      </style:paragraph-properties>
    </style:style>
    <style:style style:name="User_20_Index_20_3" style:display-name="User Index 3" style:family="paragraph" style:parent-style-name="Index" style:class="index">
      <style:paragraph-properties fo:margin-left="1cm" fo:text-indent="0cm" style:auto-text-indent="false">
        <style:tab-stops>
          <style:tab-stop style:position="16.589cm" style:type="right" style:leader-style="dotted" style:leader-text="."/>
        </style:tab-stops>
      </style:paragraph-properties>
    </style:style>
    <style:style style:name="User_20_Index_20_4" style:display-name="User Index 4" style:family="paragraph" style:parent-style-name="Index" style:class="index">
      <style:paragraph-properties fo:margin-left="1.499cm" fo:text-indent="0cm" style:auto-text-indent="false">
        <style:tab-stops>
          <style:tab-stop style:position="16.09cm" style:type="right" style:leader-style="dotted" style:leader-text="."/>
        </style:tab-stops>
      </style:paragraph-properties>
    </style:style>
    <style:style style:name="User_20_Index_20_5" style:display-name="User Index 5" style:family="paragraph" style:parent-style-name="Index" style:class="index">
      <style:paragraph-properties fo:margin-left="2cm" fo:text-indent="0cm" style:auto-text-indent="false">
        <style:tab-stops>
          <style:tab-stop style:position="15.589cm" style:type="right" style:leader-style="dotted" style:leader-text="."/>
        </style:tab-stops>
      </style:paragraph-properties>
    </style:style>
    <style:style style:name="Contents_20_6" style:display-name="Contents 6" style:family="paragraph" style:parent-style-name="Index" style:class="index">
      <style:paragraph-properties fo:margin-left="2.499cm" fo:text-indent="0cm" style:auto-text-indent="false">
        <style:tab-stops>
          <style:tab-stop style:position="15.09cm" style:type="right" style:leader-style="dotted" style:leader-text="."/>
        </style:tab-stops>
      </style:paragraph-properties>
    </style:style>
    <style:style style:name="Contents_20_7" style:display-name="Contents 7" style:family="paragraph" style:parent-style-name="Index" style:class="index">
      <style:paragraph-properties fo:margin-left="3cm" fo:text-indent="0cm" style:auto-text-indent="false">
        <style:tab-stops>
          <style:tab-stop style:position="14.589cm" style:type="right" style:leader-style="dotted" style:leader-text="."/>
        </style:tab-stops>
      </style:paragraph-properties>
    </style:style>
    <style:style style:name="Contents_20_8" style:display-name="Contents 8" style:family="paragraph" style:parent-style-name="Index" style:class="index">
      <style:paragraph-properties fo:margin-left="3.5cm" fo:text-indent="0cm" style:auto-text-indent="false">
        <style:tab-stops>
          <style:tab-stop style:position="14.09cm" style:type="right" style:leader-style="dotted" style:leader-text="."/>
        </style:tab-stops>
      </style:paragraph-properties>
    </style:style>
    <style:style style:name="Contents_20_9" style:display-name="Contents 9" style:family="paragraph" style:parent-style-name="Index" style:class="index">
      <style:paragraph-properties fo:margin-left="4.001cm" fo:text-indent="0cm" style:auto-text-indent="false">
        <style:tab-stops>
          <style:tab-stop style:position="13.589cm" style:type="right" style:leader-style="dotted" style:leader-text="."/>
        </style:tab-stops>
      </style:paragraph-properties>
    </style:style>
    <style:style style:name="Contents_20_10" style:display-name="Contents 10" style:family="paragraph" style:parent-style-name="Index" style:class="index">
      <style:paragraph-properties fo:margin-left="4.5cm" fo:text-indent="0cm" style:auto-text-indent="false">
        <style:tab-stops>
          <style:tab-stop style:position="13.09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Object_20_index_20_heading" style:display-name="Object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User_20_Index_20_6" style:display-name="User Index 6" style:family="paragraph" style:parent-style-name="Index" style:class="index">
      <style:paragraph-properties fo:margin-left="2.499cm" fo:text-indent="0cm" style:auto-text-indent="false">
        <style:tab-stops>
          <style:tab-stop style:position="15.09cm" style:type="right" style:leader-style="dotted" style:leader-text="."/>
        </style:tab-stops>
      </style:paragraph-properties>
    </style:style>
    <style:style style:name="User_20_Index_20_7" style:display-name="User Index 7" style:family="paragraph" style:parent-style-name="Index" style:class="index">
      <style:paragraph-properties fo:margin-left="3cm" fo:text-indent="0cm" style:auto-text-indent="false">
        <style:tab-stops>
          <style:tab-stop style:position="14.589cm" style:type="right" style:leader-style="dotted" style:leader-text="."/>
        </style:tab-stops>
      </style:paragraph-properties>
    </style:style>
    <style:style style:name="User_20_Index_20_8" style:display-name="User Index 8" style:family="paragraph" style:parent-style-name="Index" style:class="index">
      <style:paragraph-properties fo:margin-left="3.5cm" fo:text-indent="0cm" style:auto-text-indent="false">
        <style:tab-stops>
          <style:tab-stop style:position="14.09cm" style:type="right" style:leader-style="dotted" style:leader-text="."/>
        </style:tab-stops>
      </style:paragraph-properties>
    </style:style>
    <style:style style:name="User_20_Index_20_9" style:display-name="User Index 9" style:family="paragraph" style:parent-style-name="Index" style:class="index">
      <style:paragraph-properties fo:margin-left="4.001cm" fo:text-indent="0cm" style:auto-text-indent="false">
        <style:tab-stops>
          <style:tab-stop style:position="13.589cm" style:type="right" style:leader-style="dotted" style:leader-text="."/>
        </style:tab-stops>
      </style:paragraph-properties>
    </style:style>
    <style:style style:name="User_20_Index_20_10" style:display-name="User Index 10" style:family="paragraph" style:parent-style-name="Index" style:class="index">
      <style:paragraph-properties fo:margin-left="4.5cm" fo:text-indent="0cm" style:auto-text-indent="false">
        <style:tab-stops>
          <style:tab-stop style:position="13.09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795cm" style:type="center"/>
          <style:tab-stop style:position="17.59cm"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95cm" style:type="center"/>
          <style:tab-stop style:position="17.59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Sender" style:family="paragraph" style:parent-style-name="Standard" style:class="extra">
      <style:paragraph-properties fo:margin-top="0cm" fo:margin-bottom="0.106cm" style:contextual-spacing="false" text:number-lines="false" text:line-number="0"/>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Drawing" style:family="paragraph" style:parent-style-name="Caption" style:class="extra"/>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style:style>
    <style:style style:name="List_20_Heading" style:display-name="List Heading" style:family="paragraph" style:parent-style-name="Standard" style:next-style-name="List_20_Contents" style:class="html">
      <style:paragraph-properties fo:margin-left="0cm"/>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laceholder" style:family="text">
      <style:text-properties fo:font-variant="small-caps" fo:color="#008080" loext:opacity="10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ormula" style:family="graphic">
      <style:graphic-properties text:anchor-type="as-char" svg:y="0cm" fo:margin-left="0cm" fo:margin-right="0cm" style:vertical-pos="middle" style:vertical-rel="text" fo:background-color="transparent" draw:fill="none"/>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Ocean">
        <loext:color loext:name="dark1" loext:color="#000000"/>
        <loext:color loext:name="light1" loext:color="#ffffff"/>
        <loext:color loext:name="dark2" loext:color="#2a6099"/>
        <loext:color loext:name="light2" loext:color="#cccccc"/>
        <loext:color loext:name="accent1" loext:color="#800080"/>
        <loext:color loext:name="accent2" loext:color="#55308d"/>
        <loext:color loext:name="accent3" loext:color="#2a6099"/>
        <loext:color loext:name="accent4" loext:color="#158466"/>
        <loext:color loext:name="accent5" loext:color="#00a933"/>
        <loext:color loext:name="accent6" loext:color="#81d41a"/>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8-31T23:33:32.667576700</meta:creation-date>
    <meta:generator>LibreOffice/25.8.1.1$Windows_X86_64 LibreOffice_project/54047653041915e595ad4e45cccea684809c77b5</meta:generator>
    <dc:date>2025-09-06T00:09:39.326127300</dc:date>
    <meta:editing-duration>P1DT6H13M12S</meta:editing-duration>
    <meta:editing-cycles>33</meta:editing-cycles>
    <meta:document-statistic meta:table-count="57" meta:image-count="3" meta:object-count="0" meta:page-count="38" meta:paragraph-count="273" meta:word-count="4172" meta:character-count="48948" meta:non-whitespace-character-count="40241"/>
  </office:meta>
</office:document-meta>
</file>